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text-properties style:font-name="Heiti TC Light" fo:font-size="12.0pt" fo:background-color="#ececec"/>
    </style:style>
    <style:style style:name="P6" style:family="paragraph" style:parent-style-name="Standard">
      <style:text-properties style:font-name="Heiti TC Light" fo:font-size="12.0pt" fo:background-color="#e0e0e0"/>
    </style:style>
    <style:style style:name="P7" style:family="paragraph" style:parent-style-name="Standard">
      <style:paragraph-properties fo:margin-bottom="0.1667in"/>
      <style:text-properties style:font-name="Times" fo:font-size="12.0pt"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
      <text:p text:style-name="P2">陳真   |  2021.04.14 19:55   |   <text:a xlink:type="simple" xlink:href="http://palinfo.habago.org/Entry?Command=Information_PrintForum#FORUM40558"><text:span text:style-name="T1">#</text:span></text:a></text:p>
      <text:p text:style-name="P3">這個世界很荒謬，島內島外都一樣，壞事做絕的，滿口民主自由與人權，正直良善的一方，對人類文明與和平、生命安全與各項福祉做出最大貢獻，而且從未發過一炮一彈、從未侵略他國一寸領土的至善祖國，卻被抹黑成人類公敵。 <text:line-break/><text:line-break/>羅素在半個多世紀前就常指出類似問題，加害者滿口漂亮話，受害者卻飽受誣衊與摧殘。他常感嘆，這世界的根本問題就在於腦殘者的理性不足卻又自以為很懂，為虎作倀；而聰明者卻總是瞻前顧後、猶疑不前，考慮一堆而怯於發聲或採取行動。 <text:line-break/><text:line-break/>羅素因為反戰 (第一次世界大戰)，被劍橋解聘教職，被扣上 "不愛英國" 的反動罪名，一時之間，人人喊打。但他不屈不撓，繼續鼓吹人們拒服兵役，拒絕從軍，拒絕參戰。後來還寫了篇文章批評美軍，被英國抓去坐了半年牢，罪名是「侮辱一個偉大國家的軍隊，傷害英美兩國的關係」。 <text:line-break/><text:line-break/>越戰期間，羅素和沙特等人成立民間戰犯法庭，審判美國在越戰中令人髮指的屠殺平民罪行；當他九十歲時，依然還跑到英國的飛彈基地前靜坐抗議而再度入獄。 <text:line-break/><text:line-break/>羅素有句名言，他說，他的生命被三種激情所引導，一是對愛的渴望，二是對知識的熱情，三是無法忍受他人受苦之心。 <text:line-break/><text:line-break/>羅素真的很有遠見，他在恰恰100年前(1920年) 受邀訪問中國，在北大教了一年書，對當時飽受列強欺凌的中國之方方面面非常推崇。這方面的文章我寫過很多，有興趣者自行在巴勒網搜尋。 <text:line-break/><text:line-break/>一百年後的今天，羅素要是還能活著，應該會感到無比安慰。他將親眼見到他一百年前所高度推崇並寄予厚望的中國崛起，見到中國對於世界文明與發展及整個人類福祉前所未見的巨大貢獻。 <text:line-break/><text:line-break/>相較於以美國為首的西方國家之無恥謊言洗腦及罄竹難書的血腥暴行之變本加厲，羅素要是還活著，不知道會做出什麼樣的反抗舉動來。 <text:line-break/><text:line-break/>Noam Chomsky 生平最仰慕羅素，以之為師，連辦公室都貼著他的照片。在社會參與上，讀書人很難與羅素等人之舉世聲望相提並論。但是。不管再怎麼樣不濟，總不該當走狗吧；偏偏讀書人卻往往搶著當主流權勢者為非作歹的走狗，眛著良心以求個人私利。台灣更是個卑鄙人性的縮影，你看，整個醫界、學界與文化界等等，一片綠油油，仇中反華，泯滅良知。 <text:line-break/><text:line-break/>我有一大堆出國後認識的學界朋友，現在大多就是在當走狗，而且當得很積極，好像當個狗官此生就滿足了似的，真的很沒出息。 <text:line-break/><text:line-break/>這些人，大部份原本都是藍的，或是過去舊黨國年代連屁都不敢放一個的膽小綠。可是，當綠色邪惡勢力坐大後，他們居然也就統統變成了深綠，每天講一些他們過去根本完全不熟悉甚至十分唾棄的台獨鬼話。有的連鄭南榕是誰也根本從未聽過，現在居然也能講得好像自己過去就是黨外人士似的，真是讓人很無言。 <text:line-break/><text:line-break/>我完全能想像，哪天兩岸統一了，市面上這些綠油油的所謂知識份子，大概又要爭相講起祖國的語言了，然後會講得好像他們始終就是為兩岸統一在奮鬥似的。 <text:line-break/><text:line-break/>===================== <text:line-break/><text:line-break/>日本決定排放核污水入海，美國稱讚「決策透明、符合核安」！中國官媒痛斥：日本敢這樣幹，就是因為美國縱容 <text:line-break/><text:line-break/>風傳媒 <text:line-break/><text:line-break/>李忠謙 <text:line-break/><text:line-break/>2021年4月14日 <text:line-break/><text:line-break/>日本政府13日決定將福島第一核電廠的「核污水」經處理稀釋後排放入海，引發鄰國高度關注，中韓政府也都嚴正譴責。不過美國國務院在官網發表聲明，稱讚日方做法「符合核安」，美國國務卿布林肯也在推特感謝日本「決策透明」。中國官媒《環球時報》14日開砲，認為「日本之所以敢這樣幹，根本原因是得到了美國的縱容」。 <text:line-break/><text:line-break/>菅義偉內閣13日決議將福島核電廠的「處理水」排入大海後，總理大臣官邸外隨即出現大批抗議民眾。（美聯社） <text:line-break/><text:line-break/>不過美國政府對於日本的決定第一時間就表達支持，並且稱讚日本政府「決策過程透明」、「看來符合國際可接受的核能安全標準」，布林肯（Antony Blinken）也在推特對日本政府表達感謝。美方更期盼日方持續與國際原子能總署（IAEA）協商，在後續監測時也能持續保持溝通。中國官媒《環時》14日批評美日政府在排放核污水一事「唱雙簧」，並且痛責日本決定「可恥」。 <text:line-break/><text:line-break/><text:line-break/>《環時》進一步批評：「日本之所以敢這樣幹，根本原因是得到了美國的縱容。美國國務卿布林肯北京時間星期二上午竟然發推特公開『感謝』日本處理核廢水的『透明努力』，這一感謝過於神奇，堪稱『喪事喜辦』的絕版」、「美國持這一態度，顯然與日本離它地理遙遠有關。 <text:line-break/>如果這些核廢水在美國附近的海域排放，華盛頓一準會是另一態度。不過，美方可能失算，福島沿岸擁有世界上最強的洋流，核廢水中的放射性物質終將擴散至全球海域，獨善其身只能是美國的幻想和短視。」 <text:line-break/><text:line-break/>「可以理解的是，日本福島事故已經發生，核廢水總要用某個辦法處理。但是現在，日本還沒有窮盡所有能夠使用的手段，對污染風險的研究遠遠不夠，與周邊國家的溝通也不充分，而是把重點放在了獲得美國的支持上」、「到日本排放那些廢水可能還有兩年時間，中國需要加緊研究對策，盡最大努力保護我國沿海、特別是漁業的安全，為受影響的生產者對日索賠創造條件，幫助他們爭取獲得與日本漁民同樣的補償權利。決不能出現日本排廢水，主要由周邊國家民眾埋單的情況。」 <text:line-break/><text:line-break/>================ <text:line-break/><text:line-break/>福島125萬噸核污水怎麼辦？日本政府正式決定「稀釋後全部排入大海」，最快2041年可望排完 <text:line-break/><text:line-break/>李忠謙  <text:line-break/><text:line-break/>2021-04-13  <text:line-break/><text:line-break/>南韓民眾在日本駐首爾大使館外抗議，反對日本政府將核污水排放入海的決定。（美聯社） <text:line-break/><text:line-break/><text:line-break/>2011年3月11日，日本東部外海發生芮氏規模9的強烈地震，伴隨而來的大型海嘯使福島第一核電廠嚴重受損，造成該廠三個反應爐的爐心發生融毀事故。日本政府與東京電力公司為冷卻反應爐，持續使用大量冷水降溫，也因此產生了大量被高濃度放射性物質污染的水。而且即便經過東電的除污，水中仍有放射性物質「氚」無法去除。 <text:line-break/><text:line-break/>據《日本經濟新聞》報導，截至2021年3月為止，至少已有125萬噸之多。關於如何處理這些含有「氚」核污水的討論已持續數年，在三一一東日本大地震十周年的不久之後，菅義偉政府終於決定將其全部排放入海，整個排放作業將持續到2041甚至2051年以後。</text:p>
      <text:p text:style-name="P2">怡靜   |  2021.04.14 12:10   |   <text:a xlink:type="simple" xlink:href="http://palinfo.habago.org/Entry?Command=Information_PrintForum#FORUM40557"><text:span text:style-name="T1">#</text:span></text:a></text:p>
      <text:p text:style-name="P3">美日還真是狼狽為奸啊!美國一方面贊成日本鬼子傾倒核廢水，一方面自己卻是禁日本核食。 <text:line-break/>看看美國食品藥物管理局(FDA)2021年3月4日發布的警告。 <text:line-break/><text:line-break/><text:a xlink:type="simple" xlink:href="https://www.accessdata.fda.gov/cms_ia/importalert_621.html"><text:span text:style-name="T2">https://www.accessdata.fda.gov/cms_ia/importalert_621.html</text:span></text:a><text:s/><text:line-break/><text:line-break/>網頁捲到最下方列出日本那些縣的那些產品有核污染，可想而之福島縣是被禁產品最多的。 <text:line-break/>太多了，我不翻譯了。(¬▂¬)</text:p>
      <text:p text:style-name="P2">鄭豐遠   |  2021.04.14 10:59   |   <text:a xlink:type="simple" xlink:href="http://palinfo.habago.org/Entry?Command=Information_PrintForum#FORUM40556"><text:span text:style-name="T1">#</text:span></text:a></text:p>
      <text:p text:style-name="P4">日本人真的是突破我三觀的下限，所謂民主制度真的是人類歷史上的恥辱，選出這些毫無能力，毫無責任感和羞恥心的人渣，從而滿足背後那些充滿偏執和私欲的各式妖魔鬼怪。再不阻止，全人類的未來就要喪送在他們的手裡。</text:p>
      <text:p text:style-name="P2">鄭豐遠   |  2021.04.14 10:44   |   <text:a xlink:type="simple" xlink:href="http://palinfo.habago.org/Entry?Command=Information_PrintForum#FORUM40555"><text:span text:style-name="T1">#</text:span></text:a></text:p>
      <text:p text:style-name="P3">他媽的日本鬼子是瘋了嗎? 明明有技術有能力處理和儲存這些毒廢水的，非要毒害全人類不可，傷害所有人世世代代的子子孫孫。是不是等到傷害已經造成，幾十年後日本人又會說，這些惡事都是過去的日本人幹的，和我們現在的日本人無關? 媽的，日本鬼子實在該學些教訓，否則永遠學不會做人，永遠都是這麼缺德無恥。 <text:line-break/><text:line-break/>更可惡的就是這幫洋鬼子，整天雞雞歪歪在氣候和環境問題指責中國，現在日本鬼子要幹這傷天害理的事，竟然還舉雙手贊成 (我們的瑞典環保小公主這時候在哪裡呢? 快現身啊，地球需要妳)。 <text:line-break/><text:line-break/>媽的，這些鬼子真的是地球的毒瘤，人類真的被是這些混蛋鬼子害得夠慘。 <text:line-break/><text:line-break/>這世界真的是很荒唐，想來就覺得無力。</text:p>
      <text:p text:style-name="P2">陳真   |  2021.04.14 09:31   |   <text:a xlink:type="simple" xlink:href="http://palinfo.habago.org/Entry?Command=Information_PrintForum#FORUM40554"><text:span text:style-name="T1">#</text:span></text:a></text:p>
      <text:p text:style-name="P4">蘇澳漁民怒吼 政府要硬起來 <text:line-break/><text:line-break/><text:line-break/>胡健森、謝佳潾／連線報導 <text:line-break/><text:line-break/>2021年4月14日 <text:line-break/><text:line-break/>日本政府決定2年後將福島核廢水稀釋後排入海中，各國強烈反對，靠海養家活口維持生計的漁民更是急得跳腳，台灣捕撈的主要魚種鮪魚、旗魚、鬼頭刀恐遭受汙染。東港區漁會總幹事林漢丑痛批，台灣漁業也逃不了受創，政府應該要強烈抗議；宜蘭蘇澳區漁會常務監事林月英說，台灣駐日代表、政府都悶不吭聲，不禁讓人懷疑是贊成日本做法。 <text:line-break/><text:line-break/>林漢丑指出，排放核廢水入海是很嚴重的事，影響的是不分國界靠海吃飯的百姓，日本宣布要排放核廢水，他才知道台灣政府曾與日本簽訂「台日核能管制資訊交流備忘錄」，漁會不曾接獲相關訊息或指示，今天事情發生了，也不見政府有積極作為。 <text:line-break/><text:line-break/>他強調，排放核廢水會嚴重影響海洋生態，幾乎所有魚種都無一倖免，看到日本漁民抗議成這樣，就能知道嚴重性，漁民不會平白無故惹事抗議，一定是生計受到要脅才會如此，日本漁業若受重創，台灣漁業也逃不了，到時候大家都沒魚可抓。 <text:line-break/><text:line-break/>林月英指出，日本鄰近的國家都紛紛高喊反對，只有台灣政府不出聲，政府根本沒關心小老百姓、漁民生計。</text:p>
      <text:p text:style-name="P2">陳真   |  2021.04.14 09:26   |   <text:a xlink:type="simple" xlink:href="http://palinfo.habago.org/Entry?Command=Information_PrintForum#FORUM40553"><text:span text:style-name="T1">#</text:span></text:a></text:p>
      <text:p text:style-name="P3">日本副首相兼財務大臣麻生太郎說核廢水的輻射劑量低，喝了也不會怎麼樣。這就如同一些混蛋說萊毒只有一點點，吃了也不會怎樣。講這種鳥話的意思是，我就是要硬幹，不然你要怎樣？ <text:line-break/><text:line-break/>如果核廢水喝了沒事，那就裝個管子直接通到日本狗官們的家，免費讓他們每天喝啊，還能泡澡啊，何必污染鄰國海洋？狗官們喝了強身，說不定變成核蛋超人。 <text:line-break/><text:line-break/>日本核廢水將持續傾倒十年，正常人一定會反對這種行為，美國卻大表讚賞。 <text:line-break/><text:line-break/>一些混蛋很喜歡用 "喝一點點、吃一點點也不會怎樣" 來痛罵反對者。問題是，每天吃一點點，喝一點點，吃喝一輩子，會不會怎麼樣？而且，這不只是會不會怎麼樣的問題，我每天撒幾滴屎尿到你吃喝的飯菜或湯裏，不多，幾滴而已，保證稀釋得很徹底，保證不會馬上死人，你要不要？ <text:line-break/><text:line-break/>每當一種惡行進行時，所謂 "科學" 就會跑出來，一些專門鬼扯蛋的混蛋們就會開始說這樣那樣也不會怎樣，但是你要他自己示範一下給大家看，看會不會怎樣，他就會說他有三高，說他還有事要忙，保持連絡，或說他家中上有老母下有幼兒，一時不方便。</text:p>
      <text:p text:style-name="P2">Akan   |  2021.04.14 08:26   |   <text:a xlink:type="simple" xlink:href="http://palinfo.habago.org/Entry?Command=Information_PrintForum#FORUM40552"><text:span text:style-name="T1">#</text:span></text:a></text:p>
      <text:p text:style-name="P4">比較起來，日本的作法的確比美國以前好一點，倒不是認為正當，只是比較兩個作法。但今天或說現在，誰會去用同等力度批評美國傾倒在太平洋的那些放射性廢料呢？美國甚至可以不要臉地承認，贊同日本的作法是因為比以前美國的方法好。能怎麼辦？ <text:line-break/><text:line-break/>去年環球網有針對這件事做過報導，我直接貼過來(懶得找網頁了) <text:line-break/><text:line-break/>最後一段說，”日本政府要向海洋排放核廢水，首先需要獲得一個受到別國認可的權威國際認證。不經過程序就向海洋排污，就是違反國際法，其他任何國家都可起訴日本或者索賠。“ <text:line-break/><text:line-break/>獲得一個受到別國認可的權威國際認證---這對美國而言，應該是很容易操作的。 <text:line-break/><text:line-break/><text:line-break/>節錄自環球網 (10/20/2020) <text:line-break/><text:line-break/>在16日的記者會上，日本官方長官加藤勝信宣佈，日本內閣會議將在10月底前正式決定，把福島核廢水排入大海。130多萬噸核廢水，2022年起向太平洋排放，持續長達30年...... <text:line-break/><text:line-break/>有媒體說，這將導致整個太平洋甚至全球性的災難。 <text:line-break/><text:line-break/>不僅危害巨大，這個事情還揭開過去近十年中日本政府處理福島核危機過程中的一堆爛賬。這次，在核廢水問題上撒謊成性的日本政府聲稱“別無選擇”，說它已經努力拿出“傷害性最小”的方案。而這個方案，就是拉全世界下水！ <text:line-break/><text:line-break/>核廢水問題始自2011年3月。東日本大地震及其引發的海嘯導致福島核電站洩露，而且冷卻系統受損。為控制反應堆溫度，核電站所屬的東電公司每天要向其中註入大量的冷卻水。 <text:line-break/><text:line-break/>最初幾年，每天產生核廢水四五百噸，即便去年開始降到170噸左右，到今年9月累積的總量也達到了123萬噸。這些放射性污水被儲存在核電站廠區的存儲罐內，同時進行淨化處理。但最近，東電公司拉響“警報”：核廢水罐已經多達1044個，廠區可用儲存空間2022年夏天就將用盡。 <text:line-break/><text:line-break/>日本政府這時提出準備向海洋排放，可謂“時機”正好：我真的是形勢所迫，才用此下策。但日媒的梳理表明，排水入海方案其實早已確定，日本政府也早想這麼幹，只是阻力太大。 <text:line-break/><text:line-break/>共同社說，有關福島核廢水處理方案的討論2013年就開始了。 7年間，至少出過5種方案，包括埋入地下、蒸發後排入大氣等。但到了今年2月，日本政府的決定已然明顯：排入海洋。福島核廢水危害有多可怕？日本政府至今仍在欺騙世界。 <text:line-break/><text:line-break/>決定“排水入海”，日本政府首先強調，相關放射性污水已經過處理，達到所謂排放標準。但對是否達標，早在2018年，日本政府就翻過車了。 <text:line-break/><text:line-break/>2018年，一些專家研究2017年的福島核廢水時發現，處理過的污染水中不僅有氚，還有碳14、鈷60和鍶90等大量放射性物質殘留。當時就有不少人批評日本政府和東電公司公然欺騙國際社會。對日本直接把核廢水排入大海，不少專業機構都已提出警告。 <text:line-break/><text:line-break/>來自德國的一家頂級海洋科學研究機構，曾對核廢水擴散情形進行計算機模，結果顯示：57天內，輻射就將擴散至大平洋大半區域；半年後高劑量輻射大規模擴散；只需3年，美國和加拿大就將遭到污染。 <text:line-break/><text:line-break/>其他權威海洋研究機構，比如美國國家海洋和大氣管理局等，也曾預測福島核污染擴散情形。結論大體一致：在洋流作用下，放射性物質的污染將擴散到整個太平洋甚至全球海洋環境。 <text:line-break/>換句話說，日本政府真那樣做，影響的將是整個人類。 <text:line-break/><text:line-break/>有專家說，在核廢水這件事上，日本政府撒謊成性，徹底丟了科學、政治和外交信用。更惡劣的地方在於，日本政府明知道核輻射擴散的嚴重後果，仍然投機鑽營尋找藉口要將核廢水排入大海。這種明知故犯，已稱得上是對全球海洋和整個人類的犯罪。 <text:line-break/><text:line-break/>除了排入海洋，日本政府真的“別無選擇”了嗎？當然不是！日本政府還有很大作為空間。 <text:line-break/><text:line-break/>目前，福島核電站周邊仍有大量可利用的土地。因為核輻射量很高，本來就不適合人居住。閒置也是閒置，滿可用作新的核廢水存儲點。有專家替日本政府算了筆賬：目前已經知道10年間核廢水增長量，那麼按照核電站大概三四十年的解體時間，未來核廢水總量可以預知，這個過程的風險是可控的。 <text:line-break/><text:line-break/>這樣也是“以空間換時間”，爭取更優解決方式。 <text:line-break/><text:line-break/>在此期間，一是核廢水放射性將會逐漸衰減，比如氚的半衰期大概13年，再過幾十年，這批核廢水的輻射性將成倍降低。二是日本政府可以利用這段時間，或者自己努力或者藉助國際合作，加速研發新的核污染處理辦法。 <text:line-break/><text:line-break/>據說，多家核能公司曾向日本相關部門提交除氚技術的建議書，開支預計達20億至1800億美元。結果呢？ “這些方案都沒能進入詳細技術評估階段”，就被認為不可行，駁回了。 <text:line-break/><text:line-break/>想想也是，為了經濟考量，連30多年來最嚴重核災難都能故意降級通報；為了淡化輻射恐懼，連民眾可承受的輻射暴露水平都能故意提高......還有什麼做不出來的呢？ <text:line-break/><text:line-break/>但如果日本一意孤行，其他國家怎樣阻止它呢？ <text:line-break/><text:line-break/>一位國際法問題學者說，日本政府要向海洋排放核廢水，首先需要獲得一個受到別國認可的權威國際認證。不經過程序就向海洋排污，就是違反國際法，其他任何國家都可起訴日本或者索賠。福島核事故本身已是人間災難，日本應該把精力放在尋求國際合作處理危機，而非機關算盡，老惦記著把禍甩出去，這樣反會製造更大規模災難。</text:p>
      <text:p text:style-name="P2">孫從輔   |  2021.04.14 06:41   |   <text:a xlink:type="simple" xlink:href="http://palinfo.habago.org/Entry?Command=Information_PrintForum#FORUM40551"><text:span text:style-name="T1">#</text:span></text:a></text:p>
      <text:p text:style-name="P3">日本倒核災廢水這事，不應該從技術細節去計較其安全性。打個粗俗比方，就像有一個人打算在公眾游泳池裡尿尿，難道要以尿尿稀釋的程度來討論他這樣做是否正當嗎？ <text:line-break/><text:line-break/>應該先把幾個原則問題搞清楚： <text:line-break/><text:line-break/>1. 如果這次日本可以這樣做，以後是否任何國家的任何汙染事件，都可徑行用海洋稀釋的方法解決問題？ <text:line-break/><text:line-break/>2. 日本說要倒廢水是因為儲水槽滿了，請問多建幾個儲水槽對日本來說有任何技術上的困難嗎？ 說到底還是成本問題，日本藉著把風險轉嫁給全世界來替自己省下這筆錢。這樣正當性何在？ <text:line-break/><text:line-break/>3. 如陳真醫生所說，背後是否有國際政治因素？誰獲利誰受害？有沒有交換條件？沒搞清楚前，以日本、美國過往的紀錄來看，就有充分理由質疑其正當性。</text:p>
      <text:p text:style-name="P2">Akan   |  2021.04.14 05:58   |   <text:a xlink:type="simple" xlink:href="http://palinfo.habago.org/Entry?Command=Information_PrintForum#FORUM40550"><text:span text:style-name="T1">#</text:span></text:a></text:p>
      <text:p text:style-name="P4">不知道是否有人對金融比較內行？據楊世光的說法，美國贊同日本排廢水，其中有藉日幣貶值來強化美元的操作，所以日本甘願貶值...因為現在一堆國家拋售美債、增加黃金儲蓄。另外是----英國記者喬恩·米切爾對1.2萬多頁的美國政府文件進行梳理，並對當地居民、退伍美國士兵及研究人員進行採訪之後，於10月12日出版新書《毒害太平洋》，書中詳細記述了美軍數十年來在太平洋製造嚴重污染，侵犯當地居民權利，侵佔土地，破壞整個太平洋生態系統的事實。<text:a xlink:type="simple" xlink:href="https://www.sohu.com/a/425390645_260616?fbclid=IwAR3JL8hC00Iqpk_qdBc7F5SackEwszE6X_r9SFFxDXss1Tz6LCFAAQlfbVc"><text:span text:style-name="T2">https://www.sohu.com/a/425390645_260616?fbclid=IwAR3JL8hC00Iqpk_qdBc7F5SackEwszE6X_r9SFFxDXss1Tz6LCFAAQlfbVc</text:span></text:a><text:s/><text:line-break/><text:line-break/>我兒子從11歲開始非常喜歡二戰的歷史，也看很多戰爭紀錄片，我告訴他日本要排核廢水這件事，他說，有稀釋就還好，哪像美國以前是沒經過處理就直接往海裡丟。</text:p>
      <text:p text:style-name="P2">陳真   |  2021.04.14 02:33   |   <text:a xlink:type="simple" xlink:href="http://palinfo.habago.org/Entry?Command=Information_PrintForum#FORUM40549"><text:span text:style-name="T1">#</text:span></text:a></text:p>
      <text:p text:style-name="P3">上星期去高雄電影圖書館看阿莫多瓦的電影。開演前，我一如往常坐在一樓的沙發上閉目養神，結果大白天卻遭到十幾隻蚊子的圍攻，我真不敢相信自己的眼睛，一下子全身咬了十幾個包，非常離譜。我趕緊換座位，換到比較明亮處，卻發現整間電影圖書館到處是蚊子。 <text:line-break/><text:line-break/>這是以前不曾有過的現象，至少我不曾遇過。於是我起身想去找工作人員，結果看到一名警衛，拿著電蚊拍，一路就這樣啪啪啪...像放鞭炮一樣，橫掃整個屋子，從一樓打到地下室，打死了少說也有上百隻蚊子。 <text:line-break/><text:line-break/>以前家裏不曾有蚊子，最近幾個月卻有幾次睡覺時被蚊子叮得滿頭包。我在想，今年高雄是不是又要登革熱大流行了？以前台南和高雄，動輒一萬多個登革熱病例，韓國瑜時代不過才發生15個病例時，媒體及綠色走狗與人渣黨們卻每天拼命造謠抹黑。我對這些人渣的品性以及人們之腦殘，實在已經不知道要怎麼說了。真的很可悲，很可恨，很無恥。 <text:line-break/><text:line-break/>韓國瑜當市長跟人渣黨執政，真的是天差地遠。這一年多來的高雄，每天就像生活在毒氣室，空氣髒到爆，水質更是不知為何突然變得很髒且有怪味 (最近才知道原來是豬隻的屎尿水)，經常得更換濾水器；工廠大爆炸都不知道爆幾次了；三天兩頭就爆發街頭槍戰，我手上還有一支現場實拍影片，是發生在家門口的槍戰實錄，連開十幾槍，十分驚悚，如果有人想拍警匪片，我這段影片你直接就可以拿去用，無須剪接後製，保證精采。 <text:line-break/><text:line-break/>工安更是完全當兒戲，草菅人命，非常荒唐可惡，都不知道已經死了多少人；光是我家隔街蓋大樓就死了兩三個工人；交通更是好像回到一種無政府狀態；特別是南高雄，不信你晚上出一趟門體會一下就能明白，就像什麼犯罪城那種感覺，黑道般的飆車與蛇行及逼車四處可見，極度混亂，為所欲為，完全就是一種無政府狀態。這到底是一個什麼樣的城市？陳G邁當個鳥市長，是它媽的死了嗎？真是惡劣透了頂。 <text:line-break/><text:line-break/>你去哪找一個像韓國瑜那樣的好市長？心懷百姓民生，勤於任事，乾淨清廉，卻被人渣黨抹黑造謠得臭不可聞，徹底毀滅人格，然後把他趕下台，換上一個絲毫無心無能於市政的陳G邁，整個高雄瞬間又變得烏煙瘴氣，動不動就是各種重大犯罪或槍戰或重大工安事件與還境、空氣與水污染。這兩天他居然還在睜眼說瞎話說高雄防治空污成效已經達標。 <text:line-break/><text:line-break/>我想說的不是一個城市的腐敗，而是很感嘆台灣這樣一種所謂民主政治，齷齪骯髒腐敗到了一種非常不可思議的極致，撈錢撈到全然沒有一點分寸沒有一點人性與羞恥的地步，什麼治水與交通的什麼前瞻計畫，什麼幾百項的台鐵改革計畫已大多完成，這個人渣黨真的是毫無羞恥心可言，每天一張口就是說謊，完全沒有一句話可信，無時無刻盤算的就是如何撈錢與奪權以及如何充當美日走狗；吃毒豬，吃核食，幾千億買軍火，飛彈密度舉世數一數二；動輒幾千億或上兆地亂花，上下其手，中飽私囊。它媽的哪個工程或政府標案是乾淨的？一群綠色人渣拼命撈，拼命吃，只要是自己人都有得吃，反正國庫多得是錢。 <text:line-break/><text:line-break/>台灣人這樣還能忍受，而且愛戴有加，你還能說什麼？人渣黨只要控制好媒體，他再怎麼污穢齷齪再怎麼骯髒下流，腦殘們照樣熱烈支持。這種臭不可聞、吸血吸到飽的寄生蟲政治，真的是受夠了。 <text:line-break/><text:line-break/>但我不認為台灣的困境能夠在一種所謂內政的層次上化解，兩岸不統一，我們必然還是得繼續在這樣一種以抹黑造謠壟斷媒體與控制教育的寄生蟲政治底下，每天飽受折磨。事實證明，連韓國瑜那樣一種幾乎可以說是島內人氣王、島嶼救世主的政治偶像人物，都能夠被打成過街老鼠；只要媒體不解放，任誰出來選舉都一樣，也許贏得了一時，但贏不了多久。台灣不解放，我們就勢必得在這樣一種骯髒透頂的腐敗政治底下忍受滿朝人渣狗官與走狗之貪婪跋扈為所欲為。 <text:line-break/><text:line-break/>當對岸同胞每天欣欣向榮，戮力上進，生活各項進展不斷往前飛奔，而我們卻永遠都在搞自欺欺人的選舉，每天都在各種抹黑與謠言底下忍受腐敗入骨的寄生蟲政治，吸血吸到飽，完全無法無天：空氣會致癌，水不能喝，肉不能吃，魚蝦恐怕也快要不能吃了，農藥氾濫，食安零分，社福縮水，退休金不保，窮人窮到爆，自殺率飆升，工安如兒戲，馬路如虎口，交通混亂如地獄，一年死幾千人，數十萬人輕重傷，媒體天天造謠抹黑仇中反華愚化人民，漢奸教育毒害下一代，讓年輕人認賊作父，仇視自己的對岸親人骨肉，然後台灣人民卻好得意好興奮好驕傲，說自己享受了美妙的民主自由，全世界都好羨慕，說台灣是世界的模範與榜樣，事實上是美日的提款機與有毒食物的傾銷站，更是美日用來攻擊中國的一顆人肉炸彈。 <text:line-break/><text:line-break/>陳真 <text:line-break/><text:line-break/>2021. 04. 14. <text:line-break/><text:line-break/>=================== <text:line-break/><text:line-break/>高雄人喝豬屎水？環團曝取自「屎尿河」　台水：符用水標準 <text:line-break/><text:line-break/>2021/04/09  <text:line-break/><text:line-break/>記者林昱孜／高雄報導 <text:line-break/><text:line-break/>高雄人喝的水是來自屏東的養豬廢水？被環保團體認為是「屎尿河」的屏東東港溪，因南台灣水情嚴峻的關係，原本引用至鳳山水庫的水源，提升了約3萬噸。 <text:line-break/><text:line-break/>地球公民基金會執行長李根政指出，幾十萬頭的養豬廢水排入東港溪，屬於重、中度汙染河段，原本做為工業用水，但現在卻供高雄人飲用，根本就是治標不治本的作法。 <text:line-break/><text:line-break/>對此，高雄水公司七區管理處表示，現在是非常時期，但經過淨化的水質符合用水標準，民眾可以安心使用。 <text:line-break/><text:line-break/>================= <text:line-break/><text:line-break/>高雄槍響4人中彈　尋仇狂開10多槍歹徒在逃 <text:line-break/><text:line-break/>高雄市仁武區大景二街一處權利車廠，今凌晨3時10分許發生槍擊案！現場約有6輛轎車包圍該處後，其中1車倒車衝撞鐵門，另1車有2名男乘客朝車廠掃射10槍，造成屋內4名男子中彈，4人自行開車就醫，無生命危險，歹徒則逃逸。警方表示衝突起因於男女感情糾紛引發的雙方互嗆，已鎖定6台車的車號追緝中。 <text:line-break/><text:line-break/>=============== <text:line-break/>高雄深夜驚傳槍手掃射！4車衝撞鐵皮屋　子彈亂打4人傷 <text:line-break/><text:line-break/>記者吳奕靖／高雄報導 <text:line-break/><text:line-break/>高雄市暗夜不平靜！仁武一處鐵皮屋半夜遭到4部轎車衝撞鐵門之後，隨即被人開槍掃射十多槍，當場4人中彈送醫，目前警方已經到場了解。 <text:line-break/><text:line-break/>======================= <text:line-break/>高雄岡山掩埋場火警！　「臭味狂竄市區」居民暴怒：都快窒息了 <text:line-break/><text:line-break/>ETtoday <text:line-break/>地方中心／高雄報導 <text:line-break/><text:line-break/>高雄市岡山區一處掩埋場晚間發生火警，燃燒異味一度擴散到仁武區鳳仁路附近，警消獲報火速前往滅火。高雄市環保局在臉書上發文說，目前高雄市空品測站PM2.5測值為綠色良好至黃色普通等級，請市民朋友安心。消息一出，不少高雄市民留言狂罵，「空氣中充滿燒焦塑焦味，都快窒息了，說什麼請市民安心」、「在家都快吐了，嗆鼻」。 <text:line-break/><text:line-break/>======================== <text:line-break/>可寧衛廢棄物處理場火警高雄臭翻！ 環保局開罰5百萬 <text:line-break/><text:line-break/>宋佳娟 張立陵 <text:line-break/><text:line-break/>2021年4月13日  <text:line-break/><text:line-break/>高雄岡山區一家上市公司，「可寧衛」廢棄物處理場，12日晚上7點多發生火警。只是高雄吹西北風，燃燒臭味一路飄到楠梓、三民和鳳山等地區，不少市民抱怨聞到燃燒塑膠的味道，還有人說很像「戴奧辛」。環保局現場進行監測，沒有測到有害物質，但影響範圍太大，將會開罰業者500萬元。 <text:line-break/><text:line-break/>大街上霧茫茫一片，就快要看不清道路，就像電影場景一樣，而且在空氣中，還瀰漫著一股臭味。 <text:line-break/><text:line-break/>高雄市民：「有那種燒塑膠的味道，戴奧辛的味道，我在家裡聞到，把門窗都關起來。」 <text:line-break/><text:line-break/>高雄市民：「有種燒塑膠的味道，一直都有，沒有欸就是我房間蠻重的，因為我窗戶開著。」 <text:line-break/><text:line-break/>根本不用出門，在家裡打開窗戶，馬上就聞到刺鼻的臭味，民眾只能戴上口罩再出門。還有人被煙霧瀰漫的情況嚇到，趕緊通報119。 <text:line-break/><text:line-break/>=============== <text:line-break/>岡山掩埋場火警臭味傳到南高雄 環保局初估非有害物質 <text:line-break/><text:line-break/>記者陳玫伶、王昭月、王慧瑛／高雄即時報導 <text:line-break/><text:line-break/>2021年4月13日  <text:line-break/><text:line-break/>高雄市岡山區山隙路大寧股份有限公司一處廢棄物掩埋場昨天晚間7時許疑似天氣太熱自燃，燃燒的刺鼻異味一路往南擴散，連楠梓區、鳳山區、前鎮區民眾都紛紛表示有感，高雄市環保局表示，目前派員前往監控空品，確認沒有測得有毒異常物質，初估今天凌晨2時許可完全撲滅火勢。    <text:line-break/><text:line-break/>=========== <text:line-break/><text:line-break/>高雄港驚傳槍響　運輸公司調度員持槍轟頭亡  <text:line-break/><text:line-break/>林保宏 報導  <text:line-break/>2021/04/13  <text:line-break/><text:line-break/>今（13）日上午6點多，高雄港驚傳槍響。一名郭姓男子在68號碼頭，朝自己的太陽穴開槍，郭男當場死亡；事後警方獲報前往處理，初步調查得知他是某運輸公司的調度員，案發現場的桌上留著一行字，另外還有金牛座改造手槍一把、子彈九發，已擊發的彈殼一顆，詳細原因仍有待進一步調查釐清。  <text:line-break/><text:line-break/>郭男在高雄港區工作30年，生活非常單純，也無任何黑道背景，同事得知他的死訊也驚訝不已；究竟他的死因，以及改造槍枝來源為何，警方列為追查的重點。</text:p>
      <text:p text:style-name="P2">陳真   |  2021.04.14 00:51   |   <text:a xlink:type="simple" xlink:href="http://palinfo.habago.org/Entry?Command=Information_PrintForum#FORUM40548"><text:span text:style-name="T1">#</text:span></text:a></text:p>
      <text:p text:style-name="P4">日本鬼子喪心病狂，竟然要把核廢水直接倒入太平洋，更奇怪的是，美國立即讚揚了這個喪盡天良的作法。祖國能坐視這事不管？豬肉不能吃，以後連海產也全都不能吃了嗎？西方和日本這些國家，每天一肚子壞水。我不相信這裏頭沒有政治動機，否則美日不會密切聯手幹這樣的事。 <text:line-break/><text:line-break/>陳真 <text:line-break/><text:line-break/>2021. 04. 14. <text:line-break/><text:line-break/>============== <text:line-break/>驚！日本拍板福島核廢水排入海 周邊國家都怒了 <text:line-break/><text:line-break/>中廣新聞網 <text:line-break/><text:line-break/>2021年4月13日 <text:line-break/><text:line-break/>日本內閣會議今天（13號）確定，要把福島核一廠的輻射廢水，在稀釋後排入海中，目標是2年後開始排放。消息傳出後，環保團體嚴重抗議，我原能會也表示會密切關注。（葉柏毅報導） <text:line-break/><text:line-break/>環保團體「綠色和平」痛批，日本政府這項政策已經嚴重違反人權、國際法律與國際共識。綠色和平將串聯相關地區居民，向日本政府施壓，要日本政府停止將核廢水排入海中。 <text:line-break/><text:line-break/>============== <text:line-break/><text:line-break/>【日核廢水排海】支持日本排核廢水入海　美國：符合國際核安標準 <text:line-break/><text:line-break/>文｜謝文哲 <text:line-break/><text:line-break/>Mirror Media <text:line-break/><text:line-break/>美國國務院發言人普萊斯發聲明支持日本排放核廢水入海。（翻攝eAsiaMediaHub推特） <text:line-break/><text:line-break/>日本政府今日（13日）上午召開內閣會議，正式敲定將福島核一廠核含氚核廢水排入太平洋，計劃在2年後開始施行，預計將耗時30年。對此，美國國務院回應稱支持日本政府的決議，並表示該做法符合全球公認的核安全標準。 <text:line-break/><text:line-break/>聲明寫道：「美國瞭解，日本政府研究了與福島第一核電站現場儲存的處理水管理相關的幾種方案。面對這一獨特和具有挑戰性的局勢，日本權衡了各種選擇和影響，對其決定保持公開透明，採取了一種符合國際公認的核安全標準辦法。」發言人補充，美國期待與日本政府持續協調、溝通，監測此方法的有效性。 <text:line-break/><text:line-break/>================== <text:line-break/><text:line-break/>美國支持日本稀釋核廢水排入海 <text:line-break/><text:line-break/>2021-04-13 <text:line-break/><text:line-break/>聯合報 / 特派記者呂佳蓉／北京即時報導 <text:line-break/><text:line-break/>日本今天正式決定福島核廢水2年後將稀釋排入海中，美國國務院表示支持。 <text:line-break/><text:line-break/>大陸外交部今舉行例行記者會，媒體關注陸方如何回應福島核廢水將排入海中。趙立堅強調，日方在沒有窮盡安全處置手段的情況下，不顧國內外質疑和反對，未經與周邊國家和國際社會充分協商，單方面決定以排海方式處置福島核電站事故核廢水，做法極其不負責任，將嚴重損害國際公共健康安全和周邊國家人民切身利益。 <text:line-break/><text:line-break/>趙立堅指出，福島第一核電站發生了最高等級的核事故，其產生的廢水同正常運行的核電站廢水完全是兩碼事，不然這些年日方也就沒有必要用罐子把這些水嚴密封裝起來。 <text:line-break/><text:line-break/>趙立堅接著以多方專家對福島核廢水排入海洋表達疑慮。他說，國際原子能機構專家組評估報告指出，如果福島核電站含氚廢水排入海洋，將對周邊國家海洋環境和公眾健康造成影響，同時現有經過處理的廢水中仍含有其他放射性核素，需進一步淨化處理。 <text:line-break/><text:line-break/>趙立堅指出，聯合國原子能輻射效應科學委員會報告也認為，福島核電站事故核廢水對海洋生態環境的影響需持續跟蹤觀察。德國海洋科學研究機構指出，福島沿岸擁有世界上最強的洋流，從排放之日起57天內，放射性物質將擴散至太平洋大半區域，10年後蔓延全球海域。除此之外，綠色和平組織核專家指出，日核廢水所含碳14在數千年內都存在危險，並可能造成基因損害。 <text:line-break/><text:line-break/>趙立堅強調，對於這些權威機構和專家的意見，日方應予以誠實回應，而不能充耳不聞，更不能罔顧國際公共利益，將福島核廢水往海裡一倒了之。</text:p>
      <text:p text:style-name="P2">陳真   |  2021.04.13 19:36   |   <text:a xlink:type="simple" xlink:href="http://palinfo.habago.org/Entry?Command=Information_PrintForum#FORUM40547"><text:span text:style-name="T1">#</text:span></text:a></text:p>
      <text:p text:style-name="P3">我對兩岸統派的某種反感(八) <text:line-break/><text:line-break/>陳真 <text:line-break/><text:line-break/>2021. 04. 13. <text:line-break/><text:line-break/>   <text:line-break/>1998 年，我開始批評民進黨，結果，我出錢出力甚多、貢獻許多黨外文物、甚至準備日後來此任教的林義雄「慈林文教基金會」，一些不知道從哪冒出來的成員，竟然在「慈林」的網站上對我百般抹黑。我於是寫了一封越洋掛號信給林義雄，他立即回覆了一封道歉函。 <text:line-break/><text:line-break/>許多時候，人心真的很可怕。當你跟他表面上意見一樣時，他就說你是人格者，對你推崇備至。可是，一旦你批評了他的顏色，對方便馬上群起圍攻，辱罵抹黑。 <text:line-break/><text:line-break/>在這一點上，藍綠為惡程度略有差別，藍的一方較客氣一些，但基本上仍是同一種生物，對於善惡是非沒興趣，而只是想不分青紅皂白打擊非我族類。 <text:line-break/><text:line-break/>因此，當人們表面上好像認同你的言論時，你可別當真以為遇到同志。非也。大多時候，他只是看表面立場，而非看內在是非。 <text:line-break/><text:line-break/>比方說，那些很喜歡把過去蔣家年代講得多麼溫馨美好的人，何不想想那成千上萬的「匪諜」亡魂以及數十萬被毀、被糟蹋的家庭。如果那個年代如此美好，人們怎麼會前仆後繼以生命相抗？ <text:line-break/><text:line-break/>人渣黨這群以黑金老賊李登輝為首的黨國餘孽或是投機份子，竄改歷史，搖身一變，變成民主鬥士，甚至以歷史裁判者自居，掛正義羊頭，賣政治狗肉，進行以政治鬥爭與資源掠奪為目的的所謂「轉型正義」，極其可恥可恨。天底下哪有由罪犯來充當審判官之理？但這並不意味著我們不需要追究過往是非對錯。 <text:line-break/><text:line-break/>在《與前輩一席談》的系列文章中，我所提到的那位黨外老前輩，就是想要致力於這方面的工作，因為他似乎很清楚地知道許多骯髒內幕，指證歷歷，駭人聽聞。簡單這麼說，他似乎很清楚地「知道」(而非僅僅只是猜測) 無數我們原先所以為的黨外老前輩及美麗島事件辯護律師們，其實很多是舊國民黨時期的特務。 <text:line-break/><text:line-break/>他說，不管藍綠如何政權交替，過往歷史文件卻始終不肯公開，甚至被銷毀。為什麼呢？因為事實上諸多歷史惡行，藍綠當權者統統有份，一身清白者沒幾個。他說，他曾找上這些人，希望說服大家勇於坦承自己過去的敗行劣跡，尋求人民的原諒，讓公義真正獲得伸張。 <text:line-break/><text:line-break/>我覺得前輩很單純，惡人宵小怎麼可能自揭瘡疤？依我看，除非兩岸統一，由中共統治，很多歷史真相之細節才有可能曝光。 <text:line-break/><text:line-break/>不過，這還是比較深一層、關於特定個人或個案的是非，至於基本歷史是非則始終十分清楚。問題是，人們已經被洗腦、被訓練成兩種或三種顏色的腦袋，只問紅藍綠，不管黑白。 <text:line-break/><text:line-break/>我在將近四十年前的第一張黨外名片上，印上林義雄在《從蘭陽到霧峰》所寫的一段序言。他說：「我相信政治是一種科學，對就是對，錯就是錯，我願抱著是非分明的態度，投身政治。」高中時，頭一次讀到這些話，熱血沸騰，熱淚盈眶。四十年過去了，人事已非，不堪回首，惟有滿腔鮮血仍是熱的。</text:p>
      <text:p text:style-name="P2">陳真   |  2021.04.13 06:51   |   <text:a xlink:type="simple" xlink:href="http://palinfo.habago.org/Entry?Command=Information_PrintForum#FORUM40546"><text:span text:style-name="T1">#</text:span></text:a></text:p>
      <text:p text:style-name="P3">是非善惡就跟知識一樣，必然具有某種一致性，不會因為顏色或權力而異。但是，有權力者，或是腦袋進水者，卻總是希望是非善惡或事實真相能夠有利於一己之顏色，或有助於一己權力之歸屬。可是，這是辦不到的，除非橫柴入灶，硬要瞎掰，自欺欺人。在這一點上，紅藍綠都一樣。因此，不以顏色為依歸者註定得孤獨以終。 <text:line-break/><text:line-break/>1997年出國前夕，我去找林義雄道別。席間談到，擔任民意代表往往必須面對許多權力誘惑與各種利誘。林義雄說，權力世界中，無所不在、點點滴滴的各種邪惡滲透，很容易就會腐蝕一個人的品性。 <text:line-break/><text:line-break/>林義雄講得沒錯，所謂墮落，往往就是這樣：今天一點點，明天一點點，慢慢就習慣了。 <text:line-break/><text:line-break/>不過，這是意志脆弱者的困境。對一個強者來說，誘惑根本不存在。個性脆弱者卻不然，除了利誘，還有從眾性，害怕失去掌聲，害怕群眾離他而去，害怕孤獨。很多人就是這樣被綁架的。他明知是非，卻不敢說，因為他只要每說一句良心話，就很可能得罪一批人，每說一句事實，就很可能又惹毛另一批人。於是，他慢慢就什麼老實話也不敢說，只想一味討好群眾，討好所謂支持者。 <text:line-break/><text:line-break/>所謂民主投票決定權力歸屬，內在概念上就有問題，更不用說外在各種壟斷因素，例如媒體。基本上，民主就是自欺欺人。今天各大學或中研院若開放民主選舉領導人，進行全民普選，不設專業門檻，而且票票等值，我看，館長或什麼3Q哥、雞排妹很可能會當選。 <text:line-break/><text:line-break/>取得權力很重要，但是真相更重要，因為它是評價善惡的來源。權力是一種動力，善惡卻是一種方向。機器會動沒有用，走對方向才是根本。 <text:line-break/><text:line-break/>權力與真理各自吸引著不一樣的人，有些人為善惡是非為真理奮不顧身，但有另一些人則很 "務實"，著眼於權力之掠奪。在所謂民主投票體制下，真理往往是獲得權力的大敵。你要奪權，或多或少就得說謊，就得扭曲，就得簡化與渲染，好騙得往往只有 "13歲" 之腦殘群眾的選票。 <text:line-break/><text:line-break/>只有在極少數的罕見情況下，或是在另一種專家體制而非民主投票體制下，權力與真理才有可能並存不悖。反之，如果我們硬要如此抬舉所謂普遍民意，事實上就等於走向一種反智社會。 <text:line-break/><text:line-break/>略懂政治實況的人一定知道，政治人物人前人後講的話做的事完全不一樣。你不能光是責怪他們不誠實，因為權力結構逼得他也只好如此，否則馬上就會被群眾拋棄或唾棄。 <text:line-break/><text:line-break/>你看那些綠營的人，他媽的哪有誰反中？那全是檯面作為，騙選票。這些人又不是腦殘，他哪會反中？他只是在一種既定的殖民體制下，若要掠奪權力，就得如此演出，就得如此進行市場區隔，以便討好各自的群眾。 <text:line-break/><text:line-break/>這樣一種反智、反淘汰的社會，良善之士通常很難取得權力，因為他必須出賣真理，出賣良知，做為獲得權力的代價。 <text:line-break/><text:line-break/>藍綠都不是我的敵人，蒙昧反智才是。林義雄曾引詩說明己志，說自己 "選擇了一條人煙稀少的路"，"從而讓一切顯得如此不同"。我倒是覺得自己似乎出於天性，被迫走上一條更加人跡罕至的路。套句梵谷的話，我要是能夠有所選擇，絕不會做這樣的選擇。 <text:line-break/><text:line-break/>為了儘可能不得罪人，只能自言自語。生前凡事未了，卻老想著死後，老想著神，希望神能紀念這一切。</text:p>
      <text:p text:style-name="P2">懷軒   |  2021.04.13 03:01   |   <text:a xlink:type="simple" xlink:href="http://palinfo.habago.org/Entry?Command=Information_PrintForum#FORUM40545"><text:span text:style-name="T1">#</text:span></text:a></text:p>
      <text:p text:style-name="P4">我今天還看到一篇說媽祖根本不是中國信仰，媽祖其實是聖母瑪麗亞，是從歐洲傳入的。「默娘」就是Maria用福廣語言發音的，因為歐洲的聖母瑪麗亞信仰有遶境的活動，所以台灣的媽祖才有遶境的習俗⋯⋯，然後唐山過台灣的台灣人是福爾摩沙人，台灣人不是漢人更不用說是中國人⋯等等。看了真是很無言。網路興起後人們對知識或歷史反而更沒重量，隨人說隨人講隨人信隨人糟蹋，現在人已經不是蒼白可以形容。 <text:line-break/>這種極端腦殘的內容我就不貼過來污染巴勒網的版面了。</text:p>
      <text:p text:style-name="P2">陳真   |  2021.04.12 12:29   |   <text:a xlink:type="simple" xlink:href="http://palinfo.habago.org/Entry?Command=Information_PrintForum#FORUM40544"><text:span text:style-name="T1">#</text:span></text:a></text:p>
      <text:p text:style-name="P3">我有理性潔癖，看到鬼扯蛋就很受不了，不要信口開河很難嗎？李登輝因為有日本名字，所以就獲得蔣經國的青睞？因為留美就被蔣經國看上？真是受不了，網路世界是不是都是這類鬼扯瞎掰？人們的理性程度之低落，實在是匪夷所思。</text:p>
      <text:p text:style-name="P2">陳真   |  2021.04.12 11:16   |   <text:a xlink:type="simple" xlink:href="http://palinfo.habago.org/Entry?Command=Information_PrintForum#FORUM40543"><text:span text:style-name="T1">#</text:span></text:a></text:p>
      <text:p text:style-name="P4">如果要這樣子理解歷史，我們將可以任意扭曲任何事實，沒有什麼辦不到的事了；只要隨便找個事情，或找出一句話，然後就建立起一個因果關係，做出一個宏大推論，這叫做一推三千里，推太遠了。 <text:line-break/><text:line-break/>事實剛好相反。依你的邏輯，如果1981年見到李光耀跟台灣路邊農民用台語說上幾句話，蔣經國因此有何改變的話，那就是在兩年後，亦即1983年，蔣經國加大消滅所謂方言的力道，下令草擬 "語文法"，禁止三人或三人以上在公眾場合講台語等任何方言。本省阿嬤如果帶兩個孫子出門，最好就裝啞巴，否則一罪一罰，每次罰款一萬，並可連續開罰，看你家多有錢，保證罰到你破產，罰到你閉嘴當啞巴或是改說國語為止。 <text:line-break/><text:line-break/>這些事，我在 "我對兩岸統派的某種反感(四)" 裏頭就已經講過，請看： <text:line-break/><text:line-break/><text:a xlink:type="simple" xlink:href="https://bit.ly/325rLO3"><text:span text:style-name="T2">https://bit.ly/325rLO3</text:span></text:a><text:s/><text:line-break/><text:line-break/>八零年代末的各種 "還我母語運動" 就是一種反彈。當你鎮壓力量越大時，反彈力量也越強。直到1987年，蔣經國與人聊天時，講了一句 "我也是台灣人"，然後很多人就感動得不得了。事實上，那是內外壓力下不得不然的表態。一方面美國對蔣家所代表的中國勢力逐漸不再支持，一方面本土勢力崛起，並獲得美方青睞，開始對台灣進行第一波政治轉型： <text:line-break/><text:line-break/>一方面透過分散大陸各地的數千名情治人員及收買而來的走狗，在大陸挑起六四天安門暴亂 (一如近幾年在香港之所為)，另一方面則在台灣驅逐外省政治勢力，透過李登輝，成功地把外省政治勢力給邊緣化。國民黨分裂成主流與非主流，主流就是台派，非主流就是外省掛。國民黨主流勢力所一手策動的所謂 "野百合"，也正是在那樣一種政治背景與權力結構轉換下的政治鬥爭產物，而不是什麼碗糕學運，就如同民進黨所一手動員的太陽花不是什麼碗糕學運一樣，而是一種政治鬥爭工具。 <text:line-break/><text:line-break/>1996年是第二波政治結構"轉型"，台獨勢力正式登場。李登輝長年以來自稱是統派的忠貞信徒，在他高喊了幾百次的 "中國統一" 之後，突然瞬間搖身一變，變成台獨教父，翻臉比翻書還快，還洋洋得意自己過去如何忍辱負重假裝統派，並且透過全面性的引進地方黑金勢力，擴大台獨的基本盤與權力分贓結構。 <text:line-break/><text:line-break/>直到今天，成為盤踞台灣社會的一個惡性毒瘤，一團癌細胞，做為美國用來打擊祖國的一個走狗傀儡漢奸政權。美國並給予人渣走狗們各種犒賞；只要忠心耿耿，便任其吃香喝辣貪污舞弊，掏空台灣；稍有不聽話膽敢自己亂搞事，就會落得像阿扁那樣的下場。 <text:line-break/><text:line-break/>你看，阿扁喊冤求饒，從來不是針對台灣司法當局，而是自稱 "美國在台軍政府執行者" 的身份，越洋以訴狀向美國政府進行司法求情。你說這個叫做 "台灣獨立"？給人當走狗當得如此不堪，將來就是做為美國人攻擊祖國的人肉炸彈，這也叫做獨立？ <text:line-break/><text:line-break/>在這一點上，阿扁確實很無辜，因為他並沒有特別貪婪，比他大貪特貪的人渣們多得是，卻個個至今大權在握。為什麼呢？因為他們當美國走狗當得很乖很聽話很積極。美國要我們買幾千億武器，我們就買；美國人要我們吃毒豬，我們就吃；美國人一魚多吃，吃完核電廠幾千億，再改吃綠能，我們就乖乖讓他一路吃到飽，然後人渣們總是能夠分到一點肉。 <text:line-break/><text:line-break/>美國要我們怎麼打擊對岸，我們就怎麼打擊；要我們怎麼配合反中，我們就拼命配合；要我們捐出巨款和幾億顆子彈，分攤美國到處侵略屠殺的軍費開銷，我們就趕緊掏腰包；美國要我們給口罩，我們就趕緊給；美國要我們幹什麼，我們就趕緊幹什麼...你在世界上去哪找到如此聽話如此願意聽命自殘的美國走狗？你說這叫做台灣獨立？ <text:line-break/><text:line-break/>我對蔣經國並無惡感，但總不能那樣子理解歷史吧，太幼稚了。拜託各位留言有點基本水平，不要凡事就是隨便鬼扯蛋，任意信口開河，我沒那個力氣給大家一一澄清。網路低能惡習，請別帶進此處。</text:p>
      <text:p text:style-name="P2">人民   |  2021.04.12 11:11   |   <text:a xlink:type="simple" xlink:href="http://palinfo.habago.org/Entry?Command=Information_PrintForum#FORUM40542"><text:span text:style-name="T1">#</text:span></text:a></text:p>
      <text:p text:style-name="P3">很多統派聲稱，太子堅持統一，絕不搞割據。 <text:line-break/>這一點，非常值得商榷。 <text:line-break/><text:line-break/><text:a xlink:type="simple" xlink:href="https://youtu.be/JiHiUGf4AD8"><text:span text:style-name="T2">https://youtu.be/JiHiUGf4AD8</text:span></text:a><text:s/><text:line-break/><text:line-break/>在1981的國慶大典中，可看出太子的身體狀況已經出問題。 <text:line-break/>影片59:41開始，太子走路差點摔倒。 <text:line-break/>類似的狀況很多。在忠烈祠祭典中，也站不穩。 <text:line-break/><text:line-break/>從1981或甚至更早，太子的健康已非常差，可謂風中殘燭。 <text:line-break/>在最後的歲月中，當然無力也無心和老共談什麼判。 <text:line-break/>把政權交給一個親美親日的本省人，可謂是最妥當的選擇。 <text:line-break/><text:line-break/>李登輝除了坐板凳1/2外，到底有何本領，獲得太子提拔？ <text:line-break/><text:line-break/>首先，李是皇民，昔名岩里政男。這一點想必太子非常看重。謝東閔、林洋港等本省人都無此資歷。這可確保李將持續親日。 <text:line-break/>其次，李兩次留學美國，這也是謝、林等人所無的資歷。當時，留美者親美，可説毫無例外。</text:p>
      <text:p text:style-name="P2">人民   |  2021.04.12 04:08   |   <text:a xlink:type="simple" xlink:href="http://palinfo.habago.org/Entry?Command=Information_PrintForum#FORUM40541"><text:span text:style-name="T1">#</text:span></text:a></text:p>
      <text:p text:style-name="P3">1981年2月,李光耀訪台,並由蔣經國陪同參訪金門。李此行應該是帶著鄧小平的口信,詢問蔣是否願意與鄧會談。但從當年10月蔣的國慶講話可知,蔣絕無與鄧會談的可能。 <text:line-break/>參訪金門,由蔣對隨從講的話,可以看出蔣對台語的態度,發生了變化。 <text:line-break/><text:line-break/><text:a xlink:type="simple" xlink:href="https://bit.ly/3tcYVat"><text:span text:style-name="T2">https://bit.ly/3tcYVat</text:span></text:a><text:s/><text:line-break/><text:line-break/>“一個外國元首可以跟我國的農民溝通，我身為總統卻聽不懂老百姓說什麼，真是丟臉。” <text:line-break/><text:line-break/>從這些跡象顯示,蔣對中共的改革開放並無好感,並且對台語開始認同。後來選李登輝當接班人也就不足為奇。 <text:line-break/><text:line-break/>這也反證了,在這之前的30年,蔣並未想過自己也是台灣人,也應該會說台語。或許1979年的美匪建交,是蔣改變想法的臨門一腳。</text:p>
      <text:p text:style-name="P2">陳真   |  2021.04.12 02:48   |   <text:a xlink:type="simple" xlink:href="http://palinfo.habago.org/Entry?Command=Information_PrintForum#FORUM40540"><text:span text:style-name="T1">#</text:span></text:a></text:p>
      <text:p text:style-name="P4">我對兩岸統派的某種反感(七) <text:line-break/><text:line-break/>陳真 <text:line-break/><text:line-break/>2021. 04. 12. <text:line-break/><text:line-break/><text:line-break/>大家應該從電視新聞上看過大批警察全副武裝出動攻堅直搗匪窟的實況吧？就算沒在電視上看過，至少也曾在電影中看過吧？可是，所謂「大批」警力是有多大批呢？就這年頭來講，十幾二十個或大不了幾十個警察，應該就算是大案子了吧？不過，在八零年代之前來說，這只能算是基本消費。 <text:line-break/><text:line-break/>以我自身為例，1989年的四月四日兒童節，我發起一個台灣史無前例的「爭取兒童福利」遊行，擔任總指揮，從高雄市文化中心，一路走到高雄市政府。訴求有二，一是大幅增加中央與地方兒童福利預算。二是開辦全台五歲以下重症兒童免費醫療保險。那個年代，一整年的兒福預算，恐怕都還不夠跟美國買一架中古戰鬥機的幾個輪胎。 <text:line-break/><text:line-break/>我的第一個訴求後來成功了，兒福預算一口氣增編了十幾倍。至於第二個訴求則只在部份縣市成功。那時候還沒有全民健保，只有勞保與公保等，至於兒童與許多疾病例如精神病患，萬一需要看醫生沒錢，就只能自生自滅，導致一年有五千名兒童因為經濟因素而放棄治療，或死或殘。 <text:line-break/><text:line-break/>這麼卑微的兩個訴求，你知道遊行那一天，高雄市政府及情治單位出動多少荷槍實彈的軍警嗎？兩百多個！這兩百多名全副武裝的軍警與便衣就這樣一路或走路或開車，沿路部哨，跟隨著我們的遊行隊伍，彷彿隨時要把我們給集體殲滅似的。而且，這都還不包括沿路許多假裝路人的特務，嚴密監控，個個手裏拿著對講機，用報紙捲起來掩飾。沿路路口許多高樓的制高點或天橋，更是架滿情治單位攝影機，一路蒐證。 <text:line-break/><text:line-break/>也許你會以為，我發起的這項兒福遊行一定成千上萬人，而且充滿暴力或激烈抗爭，所以才會有兩百多名軍警一路武裝警戒。事實上，遊行成員最多總共才50幾人，其中約有四、五個同班同學，還有幾位年輕小姐穿著護士服，有幾位是真的護士，另外就是十多個自行加入的路人與家長，有些帶著自己念幼兒園或念小學的小孩加入遊行，其中有幾個才兩、三歲的小孩還坐著嬰兒車，吸著奶嘴或一邊玩玩具，拎著我們提供的汽球。 另外也有坐著輪椅的老人加入，也有人開車跟隨；另外還有一名牧師帶著幾名教友前來，我的女房東以及家教女學生也都有來參加。 <text:line-break/><text:line-break/>全部就這麼一些人，而且後來還下起大雨，小孩和老人全避雨去了，大人個個淋成落湯雞。兩百多名全副武裝的軍警和特務，就這樣一路跟隨、佈樁、蒐證。那時是1989年的四月四日兒童節。 <text:line-break/><text:line-break/>兩個月後，我就成為叛亂犯，學姐則是被退學，當年高二。 <text:line-break/><text:line-break/>很多事，現在的年輕一代根本無法想像。這就是歷史可悲之處。當我們對過去一無所知，我們如何可能適當理解現在、面向未來？島內人們的認知與記憶，就跟金魚一樣，似乎只及於當下。 <text:line-break/><text:line-break/>其實，不要說年輕一代，就算年老一代也一樣。年紀並不意味著某種必然的理解。為什麼呢？因為這些事情在電視上和主流媒體幾乎不會有任何報導，近乎完全消音。就算你那時候已經成年，事實上你也根本無從知曉。除非，除非你是黨外的熱烈支持者。也就是說，除非你平常就積極參與或積極關心反對運動，也許你才有可能從極其單薄微弱的私下口耳相傳之中，知道社會上發生了一些什麼事。 <text:line-break/><text:line-break/>在那年代，誰知道什麼「519反戒嚴綠色行動」？誰知道什麼鄭南榕？什麼詹益樺？媒體一般就寫個「一名鄭姓男子，昨日抗拒警方拘捕如何如何」，就連黨外無人不識的「新潮流」龍頭老大邱義仁，一般人也根本不認識，完全就是路人甲；轟動全台的林宅血案苦主林義雄也一樣，即便到了九零年代中晚期，大部份人都還是不知道誰是林義雄。一般人比較知道的就只是那些當時正在擔任民意代表的人。 <text:line-break/><text:line-break/>我想說的是，以為自己年紀夠大就一定知道當年的狀況，這是根本不成立的。一般人哪會知道什麼鄭南榕、邱義仁？更不用說什麼江蓋世或陳真，就跟無名氏一樣，根本無人知曉。 <text:line-break/><text:line-break/>我相信，比方說陳映真和林書揚，將來肯定會被抬舉，成為台灣的重要歷史人物。但是，請問現在有幾個台灣人知道誰是陳映真？誰是林書揚？ <text:line-break/><text:line-break/>簡單這麼說吧，歷史並非只是一種個人經驗談；並非說個人經驗無意義，而是說一般人的生活經驗不是一種客觀評價判準，而且與事實真相往往相去甚遠，因為人們並不是以那樣一種方式活著，就好像絕大部份人恐怕根本不曾意識到長達38年戒嚴的存在，他哪有可能知道具有重大歷史意義的什麼「519綠色行動反戒嚴」？當時報紙除了登出龍山寺附近店家「不要來影響我們做生意」的抹黑報導之外，幾乎隻字未提，一般人哪會知道？ <text:line-break/><text:line-break/>就連我的一些極其要好的同班同學，甚至也不知道我曾遭遇過一些什麼，比方說叛亂，比方說罄竹難書的抹黑。圈內人尚且所知極其有限，更不用說一般人了。 <text:line-break/><text:line-break/>回到一開始所說的，你不妨想像一下兩百多名武裝軍警沿路尾隨、佈樁、蒐證一群婦孺小孩及身穿白衣的醫護人員的畫面。你有什麼感想呢？而且，這都還只是檯面上的鎮壓架式，真正惡劣與齷齪的是檯面下的各種無恥騷擾、威脅與恐嚇，甚至威脅要傷害我的家人與父母。 <text:line-break/><text:line-break/>那時是1989年，如果時間再往前推個十幾年。你想，那又是一種什麼樣的光景？那時候我還在念小學，不曾親身經歷，但我黨外出道甚早，見多識廣，勤於理解過往人事，閱歷豐盛，所以我約略知道七零年代大約又是什麼樣的一種氛圍。 <text:line-break/><text:line-break/>你能想像三百多名憲兵軍警，三百多名耶，把一個教會組織團團包圍，然後像匪徒打家劫舍那樣衝進去翻箱倒櫃搶奪財物的場面嗎？彷彿那不是一個教會組織，而是一個龐大的軍火庫或恐怖份子的武裝基地。時間就發生在1975年，那時蔣介石快死掉，蔣經國已開始掌實權，被包圍的地點是聖經公會。 <text:line-break/><text:line-break/>蔣經國下令警總派出三百多名軍警憲兵，包圍、突襲一個小小的教會組織幹啥呢？裏頭有核武原料嗎？還是大批軍火？統統都不是。裏頭有一堆歷時多年才完成的台語聖經，包括羅馬拼音或注音符號所編寫的台語聖經，統統沒收、燒毀。在這同時，原住民山區的教會也遭殃；人家牧師正在帶領大家做禮拜，軍警卻能任意衝入逮人、搶聖經，甚至逐一到信徒家中繼續搜查，就是不准你使用台語或其它原住民族語的聖經。 <text:line-break/><text:line-break/>為什麼呢？國民黨說，「為了復興中華文化」，只能使用國語傳教，否則就是存心「破壞社會團結」，存心「危及國家安全」。難道連舊黨國打壓台語這樣的基本事實也要否認？ <text:line-break/><text:line-break/>「國家安全」是一個很好用很常用的理由，新舊黨國都一樣，動不動就是「為了維護國家安全」。 <text:line-break/><text:line-break/>各位知道以前有髮禁吧？男學生必須理三分頭，女生髮長不可超過過耳朵，只能清湯掛麵。為什麼要有髮禁呢？原因也是「為了維護國家安全」。 <text:line-break/><text:line-break/>為什麼頭髮過耳，國家就不安全了呢？國民黨的立法院萬年老代表們說：女生如果頭髮太長，將會激起男學生無窮的性慾，這樣就完蛋了，國不成國，家不成家，大家每天忙著做愛做的事。這樣的話，這個國家能不完蛋嗎？因此頭髮長度一定要嚴禁。 <text:line-break/><text:line-break/>你也許會以為這是我自己瞎掰的，絕對不是。不信的話，自己去查一下立法院公報。舊黨國年代，動轍扯到國家安全，動不動就說一切都是阿共仔的陰謀。新黨國也一樣，幾乎每件事都能扯上阿共仔的陰謀。惟一不同的是，以前只是反共，現在卻是反中、仇中，藉以洗腦人民，為己謀利，不擇手段，跡近瘋狂。 <text:line-break/><text:line-break/>現在藍營的支持者，如果很堵爛人渣黨總是搞這一套洗腦的把戲藉以奪權，藉以貪污舞弊掏空台灣，那他就應該反省一下，藍營當年不也一樣每天玩這一套無恥下流的政治詐術？並且在美國的鼓動與大力支持下，以捍衛民主及反共為名，傷害數十萬人的生命與青春。 <text:line-break/><text:line-break/>更可恨的是，新舊黨國根本就是它媽的同一批人；他們只是換了衣服的顏色，改了一下口號，從「反攻大陸，解救同胞」，變成「仇中反華，獨立建國」，你就以為他們是不同的人。 <text:line-break/><text:line-break/>台灣人得了一種歷史失憶症，對過去無知，對現在腦殘，對未來一片茫然。</text:p>
      <text:p text:style-name="P2">施宏欣   |  2021.04.10 21:32   |   <text:a xlink:type="simple" xlink:href="http://palinfo.habago.org/Entry?Command=Information_PrintForum#FORUM40539"><text:span text:style-name="T1">#</text:span></text:a></text:p>
      <text:p text:style-name="P3">拼命反中媚日的原因: <text:line-break/><text:line-break/>我想除了地主階級的解釋外 <text:line-break/>還有一個解釋---那就是中國崛起 <text:line-break/><text:line-break/>因為中國崛起, 收回台灣也是意料中的事 <text:line-break/>在這樣的情形下, <text:line-break/>與其像以前以樣, 不如現在就開始把台灣的反中價值利用到盡. <text:line-break/><text:line-break/>新聞輿論宣傳都早已被掌握, <text:line-break/>在這樣的情況下當然就拼命反中媚日. <text:line-break/>至於大部分人其他人底層人的意見或利益當然就不管了. <text:line-break/><text:line-break/>而且反正那些人也不是什麼好東西, <text:line-break/>為了大陸貧窮落後就接受一些宣傳, <text:line-break/>如果沒有它們嫌貧愛富的的心態宣傳有用嗎? <text:line-break/>所以不管它們也是剛好而已. 一笑. </text:p>
      <text:p text:style-name="P2">陳真   |  2021.04.09 16:43   |   <text:a xlink:type="simple" xlink:href="http://palinfo.habago.org/Entry?Command=Information_PrintForum#FORUM40538"><text:span text:style-name="T1">#</text:span></text:a></text:p>
      <text:p text:style-name="P4">刪了一則署名XXX(姑隱其名)的留言，其實應該留下來當標本的，可惜已經刪了。 <text:line-break/><text:line-break/>他（或她）寫說他自己是客家人，看我們台語來台語去的，讓他覺得很可笑，說我們被人渣黨洗腦得很成功。就寫這樣幾句話。 <text:line-break/><text:line-break/>各位明白我為何說應該留下來當標本吧。你看，够傻了吧，不知所云，就只會寫這麼幾個字，姿態卻又那麼高。很不可思議吧。 <text:line-break/><text:line-break/>我常對此感到很震驚。一個人得笨到何種程度才會連自己都不知道自己笨。 <text:line-break/><text:line-break/>生活中到處都可以看到這樣的一種狀況。比方說學界很常見，自我滿意度非常高，姿態萬千，但他表現出來的理性與思想能力或道德水平卻又低落得很可怕。</text:p>
      <text:p text:style-name="P2">王慧玲   |  2021.04.09 15:39   |   <text:a xlink:type="simple" xlink:href="http://palinfo.habago.org/Entry?Command=Information_PrintForum#FORUM40537"><text:span text:style-name="T1">#</text:span></text:a></text:p>
      <text:p text:style-name="P3">陳醫師：看了陳醫師及前面幾位網友的回文，站在一個旁觀者的角度(我民國六十六年次)，黨外份子早早就被美國掌控住，每每屢次小蔣想將黨外消滅時，美國人都會跳出來維護黨外叛亂份子。 <text:line-break/>在我想起了高中那一個奇怪的老師來學校講543後，我真想對黨外份子講，你們真傻，被外國勢力利用了而不自知，先從國語、台語之爭開始，然後發明一部可笑的台灣史，進而把課綱改成現在這種愚蠢課綱，新課綱不是只有文史科有問題，是連數理、自然科學都有問題，下一代的人讀了後，保證更腦殘，思考無邏輯，所以有錢有辦法的人都讀私校，然後到國外、大陸讀書，沒錢的只能留在台灣，永遠做著低階、低薪的工作。 <text:line-break/>陳醫師你看一下我下面說的高中經歷，你就會明白，有心人是如何利用語言的不同，來挑撥省籍的嫌隙，兩蔣推行國語當官方語言，有助凝聚全島的人民齊心一力，雖然底下部份辦事的官員、推行的老師，使用了不當的手段，傷了某些閩南人的心，但是大部份的人確實都受了推行國語的利比較多，這不能否認。 <text:line-break/><text:line-break/>我的高中洗腦台灣史歷史課，是很多中南部的高中、國中、大學通識課都曾經有這種課。 <text:line-break/><text:line-break/>---------------------------------------------------------------------------- <text:line-break/><text:line-break/>我讀的高中雖然不是一中、女中之類的第一志願，但在台中市也是第三把交椅，學校很新，當年才成立不過三年，老師平均年齡35歲。 <text:line-break/>高一下時，當這個歷史老師進到教室，我就對他的外表感到訝異，首先他年約五十多歲，再來他的氣質實在不像老師，至少不像本校老師。 <text:line-break/>他先用國語簡單介紹自已的姓名，然後他說他上課的內容跟課本無關 ，但月考不用擔心，他會在課本上劃重點，接下來他說他講課習慣用台語，希望我們不要在意，也沒等我們回答，就自顧自的用台語開始講古。老師上課沒有發講議，也不寫版書要我們做筆記。 <text:line-break/>我坐第一排，老師的台語非常道地，講的都是課本沒寫的事，起頭先從宋朝褔建省外海有一個島，叫「琉球」…，我第一次聽到「有唐山公，沒唐山嬤」這種說法，後來講到228、白色恐怖、美麗島事件，我聽的霧煞煞的，感覺有些事情對不上來，好像有些關鍵點老師沒說，但不妨礙我聽課的興趣。 <text:line-break/>我只是有些氣惱，為什麼老師不維持一下秩序呢？為什麼有同學沒有興趣聽呢？我回頭看，有人早就玩開了，傳紙條、講悄稍話，但是也有好幾個人像我一樣聽的很專心。 <text:line-break/>到了月考前一、二個禮拜，老師果然要我們翻開課本，老師用國語念出課文，要我們用紅筆畫重點，下課前不放心的用國語再次交待，只要有讀重點月考絕對沒問題。 <text:line-break/>以上是我上課的真實情況，每個星期上一次課，一次2節課，直到學期完。 <text:line-break/>---------------------------------------------------------------------------- <text:line-break/>那些講話不聽課的同學，並非沒興趣聽，而是台語並非是他們的母語，慣用語，他們可能是外省人、 客家人、原住民‧‧‧‧。怕他們跟學校抗議，所以上課隨他們鬧，但畫重點是一定要用國語講，要不然他們成績不好，跟學校反應那怎麼辦？ <text:line-break/><text:line-break/><text:line-break/>當年我17歲在台下聽課，我就知道台上的老師講的228、白色恐怖不符合邏輯，沒有完整的交待整件歷史案件的背景、前因後果。 <text:line-break/>228：照老師說的，殺本省人的理由我可以理解，但是外省人逃什麼？誰想殺他們？是陳儀嗎？陳儀自已也是外省人，有什麼理由殺外省人？這個疑點老師沒說清楚。還有老師說228是一個全省大規模的屠殺，但我家長輩從來沒提過。 <text:line-break/>我有去看228紀念館簡介，居然把外省人集體逃離避難這件事抹掉。 <text:line-break/><text:line-break/>白色恐怖：老師說政府要警察跟監人民、監聽人民的電話，若思想不正確就會突然被警察帶走關起來，但是老師卻沒有說清楚到底那些被關的人是做了什麼事？什麼才是思想不正確？我相信警察不會無原無故就捉人。 <text:line-break/>施寄青的作品中，裡面有講為什麼她家被白色恐怖，因為施的父親拋下妻小，駕駛戰鬥機飛往大陸投共， 所以留在台灣的妻小被白色恐怖，這樣你覺得國民政府要不要監聽她家？需不需要預防施的父親跟她們聯絡？ <text:line-break/>在那個國共勢不兩立的時代，匪諜很多潛伏在台灣活動，是你我現代想不到的情況 ，不能以現代的眼光去評定過去歷史。歷史不能切成片段，然後盡撿對自已有利的講，凡事都有前因後果。 <text:line-break/><text:line-break/></text:p>
      <text:p text:style-name="P2">李念淨   |  2021.04.09 15:16   |   <text:a xlink:type="simple" xlink:href="http://palinfo.habago.org/Entry?Command=Information_PrintForum#FORUM40536"><text:span text:style-name="T1">#</text:span></text:a></text:p>
      <text:p text:style-name="P4">許世勤先生的說的故事來源也許就是這個少年H，不過我不是很確定就是了</text:p>
      <text:p text:style-name="P2">李念淨   |  2021.04.09 15:09   |   <text:a xlink:type="simple" xlink:href="http://palinfo.habago.org/Entry?Command=Information_PrintForum#FORUM40535"><text:span text:style-name="T1">#</text:span></text:a></text:p>
      <text:p text:style-name="P3">台灣人莫名其妙對中國有著毫無理由的敵意 <text:line-break/>一方面是歐美政客的操縱與調撥 <text:line-break/>另外一方面也有新舊黨國時代五六十年直到今天都還存在的妖魔化教育 <text:line-break/><text:line-break/>根本問題，還是在於缺乏長時間、面對面、一般生活的接觸 <text:line-break/>如果把一個台灣人放在中國成長幾十年，生活在一般的中國人群中，那麼過度誇張及抹黑的妖魔化教育不僅對他沒有效果，而且反而讓他更加警醒為何會有這樣對一個民族過度醜化的描述 <text:line-break/><text:line-break/>以前看過兩個日本人說戰間期到戰後的回憶錄 <text:line-break/>一個是妹尾河童的少年H <text:line-break/>另外一個是黑柳徹子的窗邊的小豆豆 <text:line-break/>這兩個人一個成長於神戶的小商販，另一個則是東京的上流社會長大 <text:line-break/><text:line-break/>但共通點是，這兩個人雖然成長背景不同，但是有兩個共通點值得稱讚 <text:line-break/>第一個是"白目" <text:line-break/>不人云亦云，對社會的看法和判斷有一套自己的標準，沒有一般人常見的西瓜畏大邊，強凌弱眾暴寡的從眾性格 <text:line-break/>僅僅這點就非常有意義，現在我們台灣的年輕人，表面上看似叛逆有創造力，其實全是反面，只會隨波逐流，媒體說甚麼就幹甚麼 <text:line-break/><text:line-break/>第二個是接觸的外國人多 <text:line-break/>正因為他們接觸的外國人多，而且跟他們有"面對面接觸"生活的經驗 <text:line-break/>即使日本軍國主義政府百般宣揚外國人之可恨可惡，有這種經驗的人反而對洗腦產生強大的抵抗力 <text:line-break/><text:line-break/>少年H中我印象最深刻的橋段有兩個 <text:line-break/>第一個是美國的轟炸機墜毀於日本的土地上，飛行員跳傘躲了起來 <text:line-break/>主角與一個日本青年拿著槍對準了陌生的美國飛行員 <text:line-break/>那個被軍國主義洗腦的恐懼的神態非常生動 <text:line-break/><text:line-break/>第二個是戰後美國人佔領日本 <text:line-break/>戰前宣傳反美的教官 老師 政客居然換了一副面孔 <text:line-break/>開始大力宣傳自由民主以及歐美的文化 <text:line-break/>當權者與民眾皆陷入了一個強烈的反差，真是既可恨也可笑 <text:line-break/><text:line-break/><text:line-break/><text:line-break/><text:line-break/></text:p>
      <text:p text:style-name="P2">陳真   |  2021.04.09 12:11   |   <text:a xlink:type="simple" xlink:href="http://palinfo.habago.org/Entry?Command=Information_PrintForum#FORUM40533"><text:span text:style-name="T1">#</text:span></text:a></text:p>
      <text:p text:style-name="P4">我對兩岸統派的某種反感(六) <text:line-break/><text:line-break/>陳真 <text:line-break/><text:line-break/>2021. 04. 09. <text:line-break/><text:line-break/><text:line-break/>真是很荒唐，我居然必須證明舊黨國即蔣家年代確實打壓台語、糟蹋台灣人、鄙視台灣文化。那就好像若干年後，難道我必須去證明民進黨有哪裡不好，有哪一點不夠勤政清廉不夠愛鄉土？然後有人就會反駁說「我的經驗不是這樣哦，民進黨並沒有腐敗哦」、「我問過幾個朋友也都很稱讚民進黨耶」，或是「可能是南部本身的問題，在台北的民進黨很少聽過有貪污腐敗的」。你聽了，會不會想撞牆？現在是在比賽鬼扯蛋嗎？ <text:line-break/><text:line-break/>有幾隻老鼠在討論生活環境，大家都很滿意，並且各有見解。有一隻老鼠說，隨處可見的老鼠藥哪是什麼問題，我每天都拿老鼠藥當飯吃。另一隻說，對啊，我很喜歡健身，我都是拿捕鼠夾來練習仰臥起坐。第三隻更厲害了，指著家中屋主養的一隻貓說，各位看到沒有？那隻貓大肚子，懷孕了，那是我內人。 <text:line-break/><text:line-break/>如果要鬼扯蛋，我也會啊。 <text:line-break/><text:line-break/>黨外時期，周遭同學幾乎每一個都會挑釁地問說：「國民黨有哪一點不好？蔣家什麼時候殺過人？如果有，也是殺壞人。」或是罵說：「國民黨哪一點不民主？如果國民黨不民主，還能容許你罵它嗎？」那些更加腦殘但卻自以為很理性的，就會要你拿出國民黨貪污腐敗的證據，會罵你非理性，只會亂猜疑。 <text:line-break/><text:line-break/>還有一種人則是說：「國民黨哪有打壓？戒嚴有什麼關係？我每天還不是一樣講話，一樣快樂生活，好人怎麼會怕戒嚴？好人怎麼會被抓去關？」或是，「你既然會講國語，為什麼一定要講 (沒水準的) 台語來破壞社會團結？」 <text:line-break/><text:line-break/>在這島上，類似這樣一些狀況，半個多世紀來並沒有改變。惟一變得不一樣的有兩點： <text:line-break/><text:line-break/>一是掌權的顏色不一樣了。二是人們不管信些什麼或不信些什麼，只是在某種答案上打轉，而不是在是非善惡本身有所真實的理解。 <text:line-break/><text:line-break/>比方說，綠色支持者，相信過去的舊黨國政權好可怕好殘忍好可惡。這部份的理解基本上是對的，問題是，他們卻又一方面熱烈擁抱一個更加貪婪腐敗完全罔顧人民死活的政治詐騙犯罪集團。 <text:line-break/><text:line-break/>至於反綠的一方也一樣，一講起綠就咬牙切齒，痛恨其萬般惡行。這也是對的，可是，一講起舊黨國，卻又一副腦殘模樣，對蔣家歌頌不已，卻不願認清其罄竹難書之惡行，甚至泯滅人性的鎮壓手段。不但懷念感戴舊黨國而絲毫不問其惡，而且一方面抹煞甚至抹黑黨外或過去反對運動對社會的巨大貢獻。 <text:line-break/><text:line-break/>這樣一些人，你能說他真的認清是非嗎？你若跟他說，你們所痛恨的現在這個人渣黨，事實上就是從你們所歌頌的舊黨國跳槽過來的 (佔了八、九成)，他肯定不會相信。而且，由藍轉綠的這群當權黨國餘孽，恰恰是舊黨國裏頭最為貪婪腐敗的一股地方黑金勢力，拜黑金漢奸老賊李登輝為宗師。 <text:line-break/><text:line-break/>各位聽懂這個意思嗎？藍營支持者所歌頌的藍色舊黨國，跟他們現在所痛恨的綠色新黨國，事實上是同一批人，兩者前後行徑大致類似，只是變本加厲。 <text:line-break/><text:line-break/>我講的這些不是什麼新奇言論，而只是普通常識，問題是一般人卻全然蒙眛無知，對於根本都還只是「不久之前」的「歷史」一片茫然。我常懷疑，這樣一種極其荒誕詭異的無知，很可能是統治者(亦即以美國為首之西方主流)所刻意造成，因為這將大大有助於政治操弄與愚化人民。 <text:line-break/><text:line-break/>你看，現代人的生活幾乎完全被臉書與谷歌所定義。這些權力擴及全世界的統治者之掌權工具，就像在圈養小動物那樣，把世人圈養在知識、資訊與思想內涵都極度貧乏且具同一性的一個個封閉的小圈圈裏頭，所獲得的資訊完全是片斷的、零碎的、扭曲的，而且經過高度篩檢與過濾。 <text:line-break/><text:line-break/>他們消滅真理的方式就是把你零碎化、瑣碎化、個人化、市場化、娛樂化、民粹化。更可怕的是「去脈絡」，使之空洞、飄浮與瑣碎，從而不具嚴肅意義；一個資訊迅即又蓋過另一個資訊，驅使人們不斷追逐著一個又一個及時卻零碎、不斷重覆的空洞資訊。 <text:line-break/><text:line-break/>這樣一些「小動物」，文章只要超過三行，他就不看了；只要不是當下新聞熱頭，同樣乏人問津、只要有一點點嚴肅性或稍微嚴謹，他就看不下去了。他要看的是短短幾行，最好是直接爽罵，要不就是弄個好好笑的圖，連讀都不用讀，直接看圖。 <text:line-break/><text:line-break/>人於是就像魚、像水母那樣，真的是「活在當下」，一切資訊的「有效期限」非常短暫，一轉眼便拋諸腦後，遺忘過去。不但短暫，而且片斷，毫無脈絡可言；就好像台灣的電視新聞，除非有重大事件，否則每天都一樣，今天這台車撞到那台車，好誇張哦，好好笑哦；或是某個八婆在哪撒野，也是好誇張哦，好好笑喔。今天這樣，明天也一樣，路人甲換成路人乙，奶子好大哦，網友暴動了；屁股好翹哦，網友又暴動了；身材好棒哦，網友都跪了。 <text:line-break/><text:line-break/>以民主之名，行民粹之實，驅使人們追逐各種腥羶色，真實厚重的資訊或知識絲毫引不起人們的一絲關注，反倒是各種低能的人事物吸引了幾乎所有人的興趣；一些網紅隨便放個屁，露個奶，嘟個小嘴，或翹起小屁屁，或不斷罵幹你娘幹你娘幹你娘，所產生的效果，肯定都贏過我一輩子的書寫、研究與見證千百萬倍。 <text:line-break/><text:line-break/>腐化人心或愚化人民，槍炮黑牢的力量絕對比不過這樣一種腦殘環境。而且，被管控、被型塑、被愚弄的人們還會很開心很得意，認為自己好自由好幸福、資訊好充份。 <text:line-break/><text:line-break/>聽起來，好像我是在鼓吹某種啟蒙運動，反對蒙眛主義 (obscurantism)。粗糙來講，若要這麼說也無妨，但我畢竟不是在鼓吹所謂自由。自由是騙人的。世界不管如何演變，權力終究會掌握在極少數菁英或人渣手裏，就跟人與動物一樣，動物權就算發展到極致，動物依然是人類的俎上肉盤中飧。 <text:line-break/><text:line-break/>因此，也許我們只能從一種「負面」方式來面對問題，排除弊端，而非追逐正面完善；避免權力的濫用，而不是釋放權力給所有人，那終究只是一種災難與妄想。</text:p>
      <text:p text:style-name="P2">許世勤   |  2021.04.09 09:20   |   <text:a xlink:type="simple" xlink:href="http://palinfo.habago.org/Entry?Command=Information_PrintForum#FORUM40532"><text:span text:style-name="T1">#</text:span></text:a></text:p>
      <text:p text:style-name="P3">曾經有人跟我分享過一個故事，當年美軍轟炸日本的時候，一個美軍因為座機被擊落最後被日本人抓住，很多日本人在那個時候不斷喊打喊殺，但分享這個故事的人說「他的媽媽只擔心地說了一句「那個美國青年的媽媽現在一定很擔心他」」。他說日本當時全國陷入了國家主義的瘋狂之中，軍國主義的狂潮讓日本青年無端地犧牲自己的生命，只為了成就少數人的利益。後來我也學習到，甘地在不合作運動中，當不合作運動取得重大成就的時候，不少跟隨甘地的人認為要打敗「英國人」了，甘地卻說「我們所對抗的是帝國主義，不是英國「人」」。回到最基本的人性，希望度過一個美好與幸福的人生應該是一個共同的願望。政治蟑螂與小丑，則利用這樣的人性將人群分化並從中得利。把人當作手段，卻不是把人當作目的。當世界各「進步」國家對著中東國家狂轟濫炸的時候，他們只是看著地圖，但沒看見地圖上有人。或是說，他們只把自己當人，其他國家的人民則是被圈養的「動物」。 <text:line-break/><text:line-break/>舊黨國很可惡，最可惡的地方在於把某種人或遵從某種規範者才視之為「人」，並依此在教育中醜化了中國大陸的同胞只能「啃樹皮」。這種對中國大陸的負面觀感到現在還在，因此新黨國完全繼承了這樣的「優良傳統」，只是換了張面具，所以「我反核，我是人」這樣的標語自然就出現了。對於新黨國的反對者，「支那賤畜」「滾回中國」甚囂塵上。 <text:line-break/><text:line-break/>曾有原住民跟我說過，他們並沒有所謂的「省籍情結」。在他們眼裡，本省人與外省人之間只是「漢人集團之間的鬥爭」。更別說閩南人最早來到台灣後，偷搶拐騙原住民的土地。再來就是為了爭奪土地的漳泉械鬥，客家人來了又聯合起來趕走客家人，於是「福佬沙文主義」出現了。告訴我這故事的人，是個綠到掉渣的台獨。所以「立場」不是問題，「省籍」不是問題，只是掩蓋了問題。土地從來不會拒絕任何人，新的統治集團打敗舊的統治集團，往往只是尋求更多的集團利益，從此把「土地」視之為禁臠。所以某台獨大老在蔡選上「總統」的時候，說「天下都是我們的，我們要怎樣都可以了」，這是集團的勝利，想當然就會有另一個集團的敗北。 <text:line-break/><text:line-break/>當有人覺得說「台語」很低俗的時候，我偏偏就說「台語」，但不是因為某種語言彰顯了我的某種「身分」，而是反對基於語言或文化的差異，對人進行二元對立，好像其中一方優越於另一方那樣，因此為了這個身分有「優越感」。英語是國際「通用」語言？以歐美為中心的「世界主義」，其實就是這樣一種二元對立的產物，顯然在這個宣傳下，歐美等西方文明所代表的是一種優越與進步。</text:p>
      <text:p text:style-name="P2">孫從輔   |  2021.04.09 06:36   |   <text:a xlink:type="simple" xlink:href="http://palinfo.habago.org/Entry?Command=Information_PrintForum#FORUM40531"><text:span text:style-name="T1">#</text:span></text:a></text:p>
      <text:p text:style-name="P3">中國在崛起的過程中，會有愈來愈多的擁護者，而其中會有一類人，他們支持中國並不是因為中國在做對的事，而是因為中國強大了。這類人中的大部分，只不過在追求與勝利者為伍的快感，就像體育比賽中許多支持強隊的觀眾一樣，說難聽點，其本質仍是以見強凌弱，眾暴寡為樂。這類人中的一小部分，則是以滿足這些「觀眾」的需求來從中獲得私利。這樣的利益結構是一種標準的貪腐結構，對中國社會乃至於整個世界的進步極為有害，而且特別難處理。我認為在不久的將來，這種害處會明顯化，並很可能成為中華民族追求偉大復興過程中最大的難關。</text:p>
      <text:p text:style-name="P2">陳真   |  2021.04.09 00:28   |   <text:a xlink:type="simple" xlink:href="http://palinfo.habago.org/Entry?Command=Information_PrintForum#FORUM40530"><text:span text:style-name="T1">#</text:span></text:a></text:p>
      <text:p text:style-name="P4">我對兩岸統派的某種反感(五) <text:line-break/><text:line-break/>陳真 <text:line-break/><text:line-break/>2021. 04. 09. <text:line-break/><text:line-break/><text:line-break/>(續 2021.04.07.11:15) <text:line-break/><text:line-break/>寫這種東西有點累，不太想寫，畢竟它理當只是一種普通常識，哪需要寫？但實際上卻非如此。雖然這些不過只是幾十年前的事，絕大部份人卻似乎一無所知，更可怕的是根本不在乎。 <text:line-break/><text:line-break/>今天，我們與人渣黨不共戴天，並非因為它的任何政治主張，而是因為它的邪惡、詐欺與貪婪，好話說盡，壞事做絕。這基本上就是一群貪婪無度不擇手段的歹徒，一群為一己私利而傷害社會的台奸漢奸。這樣一群人渣及其文人走狗，藉著操弄過往歷史、鼓吹仇中反華來奪取權位與私利，但這並不意味著人渣歹徒們所操弄的過往基本史實全屬虛構。 <text:line-break/><text:line-break/>顏色或立場是沒有多大意義的，是非善惡才是重點。今天，我們強烈支持祖國，強烈支持兩岸儘早和平統一，並非因為顏色，而是因為善，因為有益於兩岸人民，有益於整個世界與人類的文明與發展。 <text:line-break/><text:line-break/>因此，不管世局如何演變，不管如何改朝換代，善惡與價值才是我們應該在意的東西，而非在意某種立場或顏色「本身」。今天，做為一個黨外元老，我之所以願意耗費青春血淚，乃至窮盡一生，繼續當個飽受折磨與打壓的異類，而沒有跟著諸多當年待我不薄的前輩們一起坐擁大權，一同吃香喝辣，錦衣玉食，沒有夥同一群後來才冒出來覓食的政治蟑螂老鼠們一道鑽營，難道不就是因為我們不該背棄初衷，不該違反基本良善與正直，不該拋棄利他善念與價值。 <text:line-break/><text:line-break/>負負不會得正，並不是反綠、反人渣就等於善，你還是應該得回到善惡本身來看待人事物的價值。不管是對現在之事、未來之事抑或過去之事都一樣，堅持良善正直、認清是非善惡才是重點，而不是否定綠所指涉的一切就以為等於善。歷史被操弄，被綁架，並不意味著基本史實就是假的。一個人質被歹徒綁架了，這時候，人質並不等於歹徒。人質終究是無辜的，它只是被綁架，被操弄，被扭曲。 <text:line-break/><text:line-break/>西洋有句諺語說，「倒洗澡水時，別把嬰兒也給一起倒掉」，就是這個意思。現階段的藍營相對於綠營當然要好上許多，但這並不意味著藍色就是一種善良的顏色，事實上它過去可壞透了，壞到爆，壞到無法無天、泯滅人性。 <text:line-break/><text:line-break/>同理，目前的綠色骯髒齷齪臭不可聞，但這並不意味著被這群人渣所綁架的黨外或早期反對運動與社運等過往歷史一樣臭不可聞。事實上，我們應該珍惜並尊敬過往前人之斑斑血淚，並且應該去理解它，堅持它所曾經追求與樹立的善與諸多價值，而不是因為它被歹徒綁架了，篡奪了，於是就棄之如敝屣，或是把它全盤給污名化。那樣一種理解態度真的很腦殘。 <text:line-break/><text:line-break/>比方說，我看一些反綠的人，動不動就把林義雄當成人渣看待，真的是有夠低能且無知，簡直就是腦子進水了。我不認同林義雄過去這二十幾年來的諸多作為，但我絕不會懷疑林義雄崇高無私的人格。如果我們連這樣一個人格者都要否定其人格，事實上我們等於是否定了一切，更是否定了自己，那意味著我們根本還沒學會如何認清那最基本的是非善惡。 <text:line-break/><text:line-break/>我們的蒙眛與反智，事實上極其危險，畢竟一個社會或國家，惟有當他的成員普遍具有鑑賞是非善惡與美醜的能力時，才比較有可能避免重蹈歷史覆轍，避免各種痛苦悲劇的重演，避免社會再度走向腐敗。</text:p>
      <text:p text:style-name="P2">陳真   |  2021.04.08 16:40   |   <text:a xlink:type="simple" xlink:href="http://palinfo.habago.org/Entry?Command=Information_PrintForum#FORUM40529"><text:span text:style-name="T1">#</text:span></text:a></text:p>
      <text:p text:style-name="P3">我沒再看一些留言了，免得想撞牆。不過，剛剛刪了一則簡短留言，因為不小心瞄到，覺得瑣碎到有點受不了。 <text:line-break/><text:line-break/>現在是怎樣？換成討論50歲和52歲或57歲的經驗差別嗎？還是研究探討狗牌的定義與尺寸大小的不同？這裡是哈巴狗幼兒園嗎？大家都這麼天真爛漫或吃飽太閒嗎？ <text:line-break/><text:line-break/>蔣家王朝或舊黨國就是混蛋王八蛋，就是殺人不眨眼，就是不擇手段糟蹋羞辱醜化台灣人及台灣文化，這樣的基本事實也要討論也要否認嗎？實在受不了。 <text:line-break/><text:line-break/>我把講過幾百萬遍的話再講一遍。 <text:line-break/><text:line-break/>一，不要談任何非公眾性的個別人事物。不要把不相干且無法議論的個別人事物當成一種議論對象。論壇就是論壇，論壇不是聊天室，也不是什麼社群網站。議論就是談論可談可論之事。 <text:line-break/><text:line-break/>二，我不想抬舉洋人，但我確實覺得華人特別是台灣人缺少一種議論能力，八卦能力倒是很強，總是要往對方這個“人”身上去鬼扯蛋。 <text:line-break/><text:line-break/>比方說那位陳偉梵，真是忍無可忍，動不動就往我身上扯，什麼你老了，記憶力有問題了。他媽的，現在是怎樣？這要怎麼議論？我需要出示天才記憶力的診斷書來證明嗎？真是受不了。 <text:line-break/><text:line-break/>三，無知沒關係，但不要信口開河卻還姿態萬千。你不需要謙虛，但你的理性能力和道德表現要配得上你的姿態才行啊。 <text:line-break/><text:line-break/>四，任誰都有本事隨口講傻話。自言自語也就算了，若要做為一種議論，就應該搞清楚自己在說什麼。講一句蠢話很容易，但要針對傻話做出回應、澄清與講解卻需要一萬倍以上的字數也許才辦得到，我沒法反覆不斷從頭教起，更沒法教一些毫無議論能力而且也沒有絲毫意願理解事情或道理的人。 <text:line-break/><text:line-break/>這類信口開河、只想表達政治立場的八卦男女，請往別處尋樂子去，巴勒網是很無趣的地方，不是臉書或什麼PPT，不是聊天室。 <text:line-break/><text:line-break/>六，我發現，無法理解什麼是個別人事物的人，似乎就永遠無法理解，總是會一犯再犯。 <text:line-break/><text:line-break/>七，當然不是說不能講自己的事或自己的經驗，但應該要搞清楚自己在講什麼以及你講的這些東西的意義，而不是把純粹客觀的基本事實搞成好像只是一種見仁見智的個別經驗，然後還拿來教訓人，那真的是很低能，實在受不了。 <text:line-break/><text:line-break/>八，也許我該假裝謙虛一點，但是真的很難裝，因為實在是受不了。我常覺得，跟人討論基本上就是一種自我做賤，一種心靈刑求，因為方方面面都太不對等；智能不對等，理性能力不對等，態度不對等，知識不對等，經驗不對等，誠實更是完全不對等。 <text:line-break/><text:line-break/>九，信口開河是很令人厭惡的，至少令我厭惡。當我們知道“百”、知道“千”，然後再來講出“一”也不遲，而不要知道0，知道鴨蛋，卻講出一億，講出一千萬，他媽的我真是受不了這種信口開河鬼扯蛋。 <text:line-break/><text:line-break/>九，想理解一個事情，那就用十年二十年三十年用一輩子去理解，當你對它熟透了時，然後再來擺姿態裝專家也不遲，不要明明蠢到爆，明明一無所知，卻又姿態萬千，他媽的跟人進行這種討論，真的是一種心靈刑求。 <text:line-break/><text:line-break/>十，理解事情要全面，要完整，好好花個八年十年搞清楚別人在講什麼再來GGYY也不遲。不要斷章取義，不要扭曲，不要任意鬼扯，不要望文生義。 <text:line-break/><text:line-break/>我始終只在巴勒網寫東西，請各位整體性地看清楚想明白，發揮一下基本的閱讀能力，然後再來批評指教也不遲。 <text:line-break/><text:line-break/>十一，我發現，人們始終總是看他想看的，聽他想聽的，其他的則完全看不見聽不到，而只是挑選那些符合他的既定立場的東西去傳播，不管紅藍綠，似乎都一樣，不是真的想理解什麼，而只是想不斷加強與傳播自己既有的誤解與偏見。 <text:line-break/><text:line-break/>要評論，要傳播，要轉貼轉寄，要批評指教，統統都行，但是請花點時間完完整整去理解去轉寄去評論。 <text:line-break/><text:line-break/>網路這種胡扯瞎掰隨意剪接任意扭曲動輒信口開河的世界，真的是跟我八字完全不合。人與人還是得見了面，相處過，先有實質認識，明白了彼此的一顆心，才有所謂語言與溝通。 <text:line-break/><text:line-break/>十二，科學需要精準，人文或藝術更需精準與微妙，就像音符一樣，差一點點就差很多。任何一丁點扭曲都令人難以忍受。 <text:line-break/></text:p>
      <text:p text:style-name="P2">葉小慧   |  2021.04.08 09:00   |   <text:a xlink:type="simple" xlink:href="http://palinfo.habago.org/Entry?Command=Information_PrintForum#FORUM40527"><text:span text:style-name="T1">#</text:span></text:a></text:p>
      <text:p text:style-name="P3">在語言上我向來是個變色龍。潛意識地，我在什麼語言環境就容易說出什麼，比如吧我到了新竹苗栗，公車上說的客語，我自己是半個客家，又從小被姑姑耳提面命不可忘本，所以還能說上一些，好處是馬上打破原有的拘謹冷淡，受到和顏悅色的對待。 <text:line-break/><text:line-break/>閩南語也是，這好處在2000年之後特別明顯。就說坐計程車吧，特別是海口腔（我所謂海口腔就是雲林海邊一帶的閩語腔調），因為我母親來自雲林，那是外公家的語調，我很容易就能用同樣腔調跟司機大哥聊天，人不親鄕音親，有一回居然就不收我的車資了。 <text:line-break/><text:line-break/>但計程車上當年常改說閩語其實有一點被迫的感覺，我曾經差點被趕下計程車，那司機大哥就是一副你不會說「台語」啊？很鄙視的態度，直到我馬上改口；為什麼他們這麼執著一定要說「台語」，明明我是個客人，只要能交流達成交易就行？ <text:line-break/><text:line-break/>我母親自小沒讀書，六七十年來雖可聽得懂國語，但怎麼都說不輪轉。因為她篤信道教，特別是媽祖，有好幾年她經常跟隨進香團活動，過去對岸福建廈門，她在那裡簡直如魚得水，彼此操著同樣的語言，交流無礙。 <text:line-break/><text:line-break/>我呢還一回因為工作機會到了廣東肇慶，那兒的語調是客家，我聽得懂也就能對話一些，馬上熟絡起來，席間酒酣耳熱，氣氛極佳。 <text:line-break/><text:line-break/>總的來說，個人體驗是這樣，小時候「說國語」是必須的，長大了有很長時間「說台語」變成時不時感受到的壓迫，而且一度省籍情結分外激烈，演變成你是外省人你就不愛台灣的莫名結論，搞得我當年寫了一篇「朋友的外省人憂鬱症」，我就受不了那氣氛。 <text:line-break/><text:line-break/>現在呢？我常看到應該會說台語的經常不說，只有演戲做樣子的時候說一說，連電影導演用台語都有一種表演性質。一堆小朋友操著國語，數落老人們之後幹林涼不停，彷彿他們是王道、很潮什麼的。 <text:line-break/><text:line-break/>說來說去，我現在是看出來了，由上而下，有一看不見的手在玩弄我們，利用本來就易生親疏的元素製造衝突，而且長年習成自己人跟不是自己人的二元切割，只要有人嘗試梳理脈絡，把大圖展開，圖裡的匕首就趁機抽出冷箭一把，使匕首的還不自知，只道是展圖的錯。 <text:line-break/><text:line-break/><text:line-break/><text:line-break/><text:line-break/><text:line-break/><text:line-break/><text:line-break/><text:line-break/><text:line-break/></text:p>
      <text:p text:style-name="P2">周舟   |  2021.04.08 08:58   |   <text:a xlink:type="simple" xlink:href="http://palinfo.habago.org/Entry?Command=Information_PrintForum#FORUM40526"><text:span text:style-name="T1">#</text:span></text:a></text:p>
      <text:p text:style-name="P4">陳醫師徹底誤解了我的意思，我並沒有否定您的看法，也沒說過不該討論白恐或家罪惡，請不要把我沒說過的話塞進我嘴裡。 <text:line-break/>我唯一不同意的，是您那句「50歲以上的人都如何如何」的用法，太不精確也過於武斷，我不願被扣上這頂莫須有的帽子。前面也說過，我有些朋友經歷過那段不愉快 ，所以至今痛恨國民黨，我有說他們是錯的嗎？同一件過往的錯誤，每個人都知道它存在，只是份量的輕重，會因各人經歷而有所不同。 <text:line-break/>人渣黨的問題，是把蔣家當時的罪惡盡可能放大，好掩飾他們現下更惡劣十倍以上的作為。</text:p>
      <text:p text:style-name="P2">許世勤   |  2021.04.08 08:56   |   <text:a xlink:type="simple" xlink:href="http://palinfo.habago.org/Entry?Command=Information_PrintForum#FORUM40525"><text:span text:style-name="T1">#</text:span></text:a></text:p>
      <text:p text:style-name="P3">現在情況有點不一樣了，我自己是閩南人，老婆是客家人，她連聽懂「台語」都有困難。有些時候在「我們」這邊，卻有人會不經意說出「台灣人就是應該要講『台語』啊」，隱隱然覺得我老婆不是「正港台灣人」。老實說，我相當反感這種福佬沙文主義，包括發生在過去的台語生死檢定，不會講台語成了地痞流氓與台籍浪人殺人的藉口。在這個時代，不會說「台語」彷彿成了一種「原罪」。我也相當反感有人堅持「台語」不是「閩南語」，但我從來沒聽過English在美國基於一些用字遣詞與口音的不同，美國人因此說他們講的不是「英語」。到底是要多大的自卑才能造成這種狂妄？可能基於背景的不同，我身邊多是一些「我是台灣人，我支持台灣獨立」的那類人。我所遇到的多是「本省人」壓迫與排擠「外省人」，除了語言暴力有多麼不堪與不入流之外，還會有肢體暴力。可恨的是，當這些事發生的時候，竟然沒有一個「台灣人」加以譴責，反而鼓掌叫好，那是一種獵巫的快感。既得利益集團壓迫弱勢集團，從來就跟你是什麼人無關。在我看來，「講台語掛狗牌」跟「正港台灣人要講台語」，都是同一類人。</text:p>
      <text:p text:style-name="P2">鄭豐遠   |  2021.04.08 07:26   |   <text:a xlink:type="simple" xlink:href="http://palinfo.habago.org/Entry?Command=Information_PrintForum#FORUM40524"><text:span text:style-name="T1">#</text:span></text:a></text:p>
      <text:p text:style-name="P3">自從我真心，我是說真心開始理解對岸、理解祖國後，我似乎瞬間明白了很多了事。與其說理智上的明白，不如說心裡某種空間一下變開闊了，對許多事也就比較釋懷了。 <text:line-break/><text:line-break/>我應該是留言版上少數最心向祖國，最幫中國說話的人之一。我知道一般人會說，你肯定是被共匪洗腦了! 其實只有外行人才會說出這種話，先不論我有沒有那個資質”被”共產黨洗腦，就說中國共產黨那洗腦水平，到底洗得動誰我實在很懷疑，水平真的太差了。 <text:line-break/><text:line-break/>相反地，我之所以覺得祖國和共產黨偉大，正因為他們不搞洗腦這一套 (如果洗腦意味著謊言和操弄的話); 中共樸實無華，說一是一，對教育和言論和所謂三觀有明確原則和底限，而且最重要的，一切作為都以整體人民利益為出發點。 <text:line-break/><text:line-break/>對於個人，你可以想像其文明素養美感智能理性勇氣道德的巨大差異性，但對於一個國家，我倒還真沒見過比中國更先進更成熟的國家。當然，我指的不僅是一種制度的，更是一種本質的、從文明長遠存續的角度的意義上的。 <text:line-break/><text:line-break/>這樣一個國家的方方面面自然都有可觀之處，就算是個洋人或外人，只要他/她真心開始理解中國，自然就會得出和我同樣的結論，除非我們的是非善惡美醜標準長得完全不一樣。 <text:line-break/><text:line-break/>對於歷史，現代中國和過去的中國同樣非常看重 (感謝上帝!)，這一點和台灣非常不一樣，或許這就是台灣人記性不大好的原因之一。過去本省外省的隔閡和衝突明明就擺在那邊，沒有人不是受害者，何必硬要淡化或洗白呢? <text:line-break/><text:line-break/>就連十幾年前，這些事都還是存在，我三十歲那年 (2006 年)，在闊別二十年後，人生第一次終於能重新開始學音樂，找了老師上鋼琴課。老師小我很多歲，是標準外省家庭的後代，台灣某頂尖音樂大學的高材生，才子中的才子。原本上課都用國語(普通話)，相處融洽，老師還誇我進步神速的，後來有一天，下課時剛好家人打電話來，我立刻切換成台語和家人對話，講完掛掉手機，結果老師在一旁露出驚訝表情，用一種很詭異的笑容說:「哇，原來你會說台語，而且講得那麼好喔…」但從此之後他對我的態度似乎就變了，似乎就此把我看低了。當然他不會明說，但我很敏感，能夠感覺得出來。後來我就不學琴了。直到今日，所謂音樂，依然只能自學。 <text:line-break/><text:line-break/>其實我不只音樂水平差，台語水平也差，比國語差多了，哪有”講得很好”? 但我知道他是故意說的，假誇真貶。語言就像一種膚色或穿著打扮，你一旦被人看到聽到，人們就會給你貼上標籤，進而用在他心中標籤的高低排序來評價你。如果我在這個自命不凡的音樂家面前說的是英語，我相信他對我的觀感一定完全相反。 <text:line-break/><text:line-break/>時至今日，我依舊對英語這種語言有很強的排斥感，原因無他，就是洋人的各種傲慢和歧視。澳洲號稱所謂文化多元包容，實際上完全是放屁，除了英文，其他語言在人們眼裡聽來就像未開化的猴子叫那樣刺耳，你從人們的表情你就可以看得出來。基於對此的反感，在澳洲只要能不說英文我就故意不說英文，若非生活所迫，我寧願花時間去學我的家鄉話河南話。 <text:line-break/><text:line-break/>你知道嗎? 我原本要去學管風琴的，連布理斯本哪裡有老師，哪裡有場地都打聽好了。但是我在最後關頭打消念頭不去了，原因還是一樣，音樂本身是很純綷，但人卻太複雜了。這種樂器和某個特定階級和宗教群體是綁定的，而我一來文化和血統不符，二來不是基督徒 (感謝上帝!)，去學這個樂器，無異自取其辱。 <text:line-break/><text:line-break/>我不是三歲小孩了，我知道人們心中對語言文化的優劣排序，實際上反映的就是其背後族群的實力強弱，而人們都是傾向恃強凌弱的。一切歧視或衝突，往往得歸究到這上頭來。換句話說，如果我們不願意捨棄那種弱肉強食的思維，歧視和衝突就將永遠存在。 <text:line-break/><text:line-break/>當然，我也不是三十歲小孩了，我知道現實是怎麼一回事。相比台灣，中國大陸也有類似問題，叫作地域歧視，仍然和語言分不開。但關鍵是兩者間有著一些根本上的不同。在台灣，人被分成外省人和本省人，但大陸卻有五十六個民族 (實際上更多)，一百多種語言，為了統一溝通和管理，就算推行普通話的過程中盡力抬舉之，你也不可能一個打一百多個，相反地你得在過程中盡力減少衝突，製造和諧。這和蔣家一個大人打一個小孩的病態時代不同。 <text:line-break/><text:line-break/>換句話說，我慢慢明白了所謂外省人和本身人的衝突是一種畸型的、病態的時代悲劇。而這悲劇在這個限縮的、先天不良的、雞籠式的、崇尚敵我二分的小島上，進而演變為另一齣可恥的鬧劇，只是角色互換了，原先的被壓迫者奪下權力，竟然義正言辭壓迫起另一方了，不但壓迫，而且無恥地竄改歷史，以謊言取代事實，以誣衊自己祖先與同胞為榮。 <text:line-break/><text:line-break/>我腦中經常想起侯孝賢”悲情城市”裡那段淒美的二胡主題曲，聽之思之，經常覺得悲從中來，沉浸在憂鬱中而無法自拔。我不知道別人如何，但對我來說真是夠了，這齣戲該畫下一個句點了。在我看，兩岸統一是唯一的答案，只有統一，才能把所有人從悲劇中解放出來。 </text:p>
      <text:p text:style-name="P2">葉小慧   |  2021.04.08 02:49   |   <text:a xlink:type="simple" xlink:href="http://palinfo.habago.org/Entry?Command=Information_PrintForum#FORUM40523"><text:span text:style-name="T1">#</text:span></text:a></text:p>
      <text:p text:style-name="P3">65年次的我，國一時也擔任過國語推行員，當時沒有所謂狗牌，但會罰錢，不過我從沒真上告開罰過，都只在同學用方言出口成「髒」時候才會出動制止。 <text:line-break/><text:line-break/>我覺得沒什麼，因為學校什麼規定我就遵守什麼，在家閩客語交雜，在學校單純一點好，沒發生大事有礙學習就過去了；看了苦苓的「校長說」，把學校教官描述得多可怕我疑惑「哪有他說的那樣」，還寫信向他請益，仍無法明白，因為我是受教官照顧的人，每年我生病送急診，全是教官抱著去。 <text:line-break/><text:line-break/>長大成人，嫁入夫家，卻是有長輩因白恐入獄的，開了另一扇窗，嘗試理解孺慕多時的長輩當年過得什麼樣的日子，但到了後輩詮釋也是兩極化⋯曾經發生的事，卻可能有完全不同的感想，很難理解，但是現實。 <text:line-break/><text:line-break/>好笑的是，先生對我所提經驗也諸多質疑，因為我說小時候下雨天我捨不得唯一的鞋子濕，就赤腳踩石子路回家；下雨天溪水暴漲，山上沒幾座橋，我過河是給爺爺揹的，沒人揹的同學妹妹過河被沖走⋯先生說我和他媽我婆婆是同年代的吧？他還長我五歲呢。他說不是不信，只是難以想像。 <text:line-break/><text:line-break/>用自己的例子只是想說，聚焦在個人經驗上意義不大，大家本來自四面八方，不同的經驗出入都是困惑。我就疑惑，陳醫師寫了這麼多，看倌們怎麼會把重點放在批判蔣家？明明重點不在那一撇，而是一個完整的字，為什麼揪著模糊了焦點。</text:p>
      <text:p text:style-name="P2">陳真   |  2021.04.07 23:53   |   <text:a xlink:type="simple" xlink:href="http://palinfo.habago.org/Entry?Command=Information_PrintForum#FORUM40522"><text:span text:style-name="T1">#</text:span></text:a></text:p>
      <text:p text:style-name="P4">從鄭南榕與詹益樺自焚說起(六)：一個齷齪年代的誕生 <text:line-break/><text:line-break/>陳真 <text:line-break/><text:line-break/>2021. 04. 07. <text:line-break/><text:line-break/><text:line-break/>有人說，人渣黨長期藉著宣傳蔣家時期如何打壓台灣人和台灣文化來進行政治操弄。我若再提起，豈不是迎合了人渣黨？ <text:line-break/><text:line-break/>這樣講不對。首先，一是一，二是二，歷史與事實真相是什麼就該說什麼。其次，惟有當人們真正了解歷史真相，才能適當理解當下政治操弄之如何惡劣與荒唐。 <text:line-break/><text:line-break/>周先生的說法如果說得通，將沒有人可以談論納粹，沒有人可以談論以色列對巴勒斯坦人的極端惡行，沒有人可以談論南京大屠殺，所有一切都不能談了，因為一切都是個人主觀，只要一句「我沒遇過」或「你當時還沒出生」就否定了一切。 <text:line-break/><text:line-break/>對於我自己得做這樣一種回應，真是感覺很痛苦。難道我們的理性能力真的就如此可笑？也許這不是反映一種智能，而是反映一種態度。當我們真的在乎某些事情時，就不會有這樣一種隨口說說的態度了。 <text:line-break/><text:line-break/>1986年五月十九日，鄭南榕發起「519綠色行動」反戒嚴抗爭，我事先寫下遺書。我知道有一些人也都寫了。為什麼呢？因為戒嚴令下，聚眾抗爭者是惟一死刑罪，更何況是揚言要包圍總統府。什麼叫「惟一死刑」？意思就是說這條罪依法只能有一種判決，那就是死刑，沒有其它刑期。 <text:line-break/><text:line-break/>你說，你得拿一條小命去提出解除戒嚴的要求，算不算政治高壓？算不算白色恐怖？ <text:line-break/><text:line-break/>1987年4月16日，鄭南榕在台北市金華國中的群眾聚會上，公開宣示主張台獨。這在當年可是會出人命的。因此，引起民進黨與黨外一些人的立即切割與嘲笑，甚至私下散播耳語抹黑。 <text:line-break/><text:line-break/>那時候，我一方面是學生，一方面在黨外雜誌工作，聽聞身邊許多黨外同志(通常是那些事業有成或將來有意於仕途的人)的批評與嘲笑，說鄭南榕腦袋壞掉，說他有勇無謀，也有大老前輩及時來電告誡我切莫上當，說此人如此勇敢，肯定是特務，故意要引蛇出洞，以便把台獨人士一網打盡。 <text:line-break/><text:line-break/>我之所以離開黨外雜誌，多少與此有關，因為從一些同志對於鄭南榕的態度，讓我覺得，所謂黨外或反對運動這個圈子，似乎越來越充滿一種犬儒主義及功利心態，不太相信善，而且缺少像鄭南榕那樣一種視死如歸的精神。 <text:line-break/><text:line-break/>因此，稍後不久，在一場史無前例的高醫學生非法集會中，我也效法鄭南榕，在講台上說：「請臺下的情治人員準備好錄音機以便蒐證，我現在要說一件重要的事，那就是我主張台灣獨立」。 <text:line-break/><text:line-break/>講完之後，很多同志說我失控、失策，說我這下完蛋了。那天晚上，我一整晚一個人在街頭漫無目的地遊蕩，直至深夜，感覺非常徬徨。我心裏反覆想著：「我這輩子就這樣結束了嗎？」、「我的父母怎麼可能承受得了？」、「這就是我的結局了嗎？」 <text:line-break/><text:line-break/>凌晨回到宿舍中，寫下一封給父母的信，交待一些尚待處理的生活細節。我那時想，我應該是逃不過這一關了，勢必得坐穿牢底。 <text:line-break/><text:line-break/>幾天後，我被抄家，有人趁我不在，拿走一些錄影帶、照片和書信；我養的兩隻流浪狗嚇得躲在牆角不敢出來，不知受到何種驚嚇。 <text:line-break/><text:line-break/>兩年後，1989年六月，學姐因為刊登我寫的《1988年台灣兒童人權》報告，高二被退學，而我則是收到叛亂罪的傳票。那時候都已經解嚴兩年。你說，這算不算政治高壓？算不算白色恐怖？ <text:line-break/><text:line-break/>我不知道算不算，畢竟那只是一種名詞爭議，但在實質上，卻是偶語棄市，文字成獄，非常痛苦。 <text:line-break/><text:line-break/>同一年(1989年)的四月七日，也就是32年前的今天，鄭南榕自焚而死。隨後，5月19日，詹益樺也接著自焚，就死在我懷裏。報上說，下一個就是我；相關傳言，甚囂塵上，但我事實上從無自焚念頭。 <text:line-break/><text:line-break/>我寫了一篇聲明，叫做《對一個不義的政權叛亂，是正直公民應盡的義務》，發表在黨外雜誌上，表明我不會出庭受審，不會配合國民黨演司法戲碼。 <text:line-break/><text:line-break/>一連串的痛苦，無日無之，你說這算不算是白色恐怖？雖然它離任意殺戮的五零年代白色恐怖相去甚遠，但是，若硬要把它說成政治祥和，安和樂利，那也絕非事實。對我而言，那是一個個人四面楚歌的時代。 <text:line-break/><text:line-break/>一、兩年後，隨之而來的卻是一個本土勢力崛起的新時代；從反共到反中，強調一中一台的所謂民主自由，逐漸成為新顯學；在黑金老賊漢奸李登輝的操作下，由美國背後操盤的一股更為齷齪的反中勢力，恰恰也就是從那時候開始萌芽。國民黨透過校園的黨政力量與媒體瘋狂鼓吹，發動所謂「野百合」，由教官帶隊，全力動員學生走上街頭，驅逐外省政治勢力，進行所謂國會改造。一個仇中反華的齷齪年代，至此揭開序幕。 <text:line-break/><text:line-break/>很多事在當下往往令人不解，令人困惑，太多偶然，太多巧合，太多鑿痕，太多不合常理之處。但是，經過若干時日，那隱藏的惡，終將被揭露；原來這一切都只是按照劇本進行的一場政治謀略大戲。</text:p>
      <text:p text:style-name="P2">陳真   |  2021.04.07 17:57   |   <text:a xlink:type="simple" xlink:href="http://palinfo.habago.org/Entry?Command=Information_PrintForum#FORUM40521"><text:span text:style-name="T1">#</text:span></text:a></text:p>
      <text:p text:style-name="P3">看到周先生的留言，我很無言，有一種很無奈的感覺。這種感覺始終存在，所謂討論，對我往往就只是一種心靈刑求。我不知道究竟是自己真的表達能力太差，所以不適合教書，或是人們實際上根本無意於是非，而只是想混個文憑或灑灑口水，爽一下，發洩一下。 <text:line-break/><text:line-break/>今天是鄭南榕自焚32周年。他曾講過一句話，我有點感覺，他說：「我無法忍受不清不楚」。他也是念哲學，不過好像只讀了兩年。某個意義上，「求個究竟」似乎也是哲學家、思想家或科學家的一種特徵。 <text:line-break/><text:line-break/>我也不太能忍受不清不楚，但我知道，「究竟」沒什麼價值，「究竟」之外的無邊無際才是真正重要。問題是，如果你連「究竟」都求不來或不在乎，那就更不用說什麼「究竟」之外的無邊世界了。 <text:line-break/><text:line-break/>至於陳偉梵先生，原本我是要刪掉你最新的這則留言，因為實在是太低能了；正常人看了應該會很想撞牆吧？後來決定留著你的留言，做為一種「標本」，藉以證明我常講的一些東西。 <text:line-break/><text:line-break/>從小到大，沒遇過什麼絕頂聰明的人，但是腦殘卻遇過千千萬萬，不分紅藍綠，而且看不到下限。也許我應該假裝謙虛一下，但很難，我確實經常對於人們蒼白的理性能力與道德美學素質感到很驚訝。 <text:line-break/><text:line-break/>懷軒的例子說得很對，這類無謂夾纏，除了鍛鍊我的耐心之外，實在毫無意義。</text:p>
      <text:p text:style-name="P2">人民   |  2021.04.07 17:43   |   <text:a xlink:type="simple" xlink:href="http://palinfo.habago.org/Entry?Command=Information_PrintForum#FORUM40520"><text:span text:style-name="T1">#</text:span></text:a></text:p>
      <text:p text:style-name="P4">更正，是日語片的票房冠軍</text:p>
      <text:p text:style-name="P2">人民   |  2021.04.07 17:36   |   <text:a xlink:type="simple" xlink:href="http://palinfo.habago.org/Entry?Command=Information_PrintForum#FORUM40519"><text:span text:style-name="T1">#</text:span></text:a></text:p>
      <text:p text:style-name="P3">每個在戒嚴時期長大的人，對戒嚴都有深刻的印象。但這些印象只能代表整個戒嚴的一小段，甚至是這一小段的某些地方的人的生活記憶。要把它說成是整個戒嚴時期的普遍現象，須要再仔細讀史料。 <text:line-break/>從小看梅花、英烈千秋長大的人，大概會認為黨國反日，宣揚民族氣節。 <text:line-break/>時間往前撥，發覺不是這麽回事。 <text:line-break/>1950、60年代，日片常風靡全台。甚至像〈明治天皇與日俄戰爭〉這種歌頌日軍神勇的日片，竟然是台灣票房冠軍。 <text:line-break/><text:a xlink:type="simple" xlink:href="http://120.114.52.149/~T101000072/blog?node=000000006"><text:span text:style-name="T2">http://120.114.52.149/~T101000072/blog?node=000000006</text:span></text:a><text:s/><text:line-break/><text:line-break/>“根據台北市影片商業同業公會在民國47年（1958年）公佈的資料指出－當年在台灣最賣座的日語片是《明治天皇與日俄戰爭（明治天皇と日露大爭）》，這部影片的故事背景就是發生在1904～1905年在中國東北所爆發的日俄戰爭。《明治天皇與日俄戰爭（明治天皇と日露大戰爭）》在台灣總共上演30天，票房收入為新台幣101萬8,000餘元。這個數字現在看起來或許不大，但是在當年可是ㄧ筆相當大的金額，除了這部影片之外，當時在台灣上映的一系列電影還有－《明治天皇與乃木將軍》（48年，新東寶）、《日本海大決戰》（1969年，東寶）…等，根據老一輩人的口述，這些電影在台灣各地放映時，當鏡頭放映到日軍獲勝，戲院全場立刻響起一陣歡呼⋯⋯” <text:line-break/><text:line-break/>1980年代，太子説，我在台灣住了快40年，我也是台灣人。 <text:line-break/>外省人大概聽了之後，無不佩服太子的寬大胸襟。 <text:line-break/>本省人聽了之後，大概覺得，太子你10年前還不准史艷文講台語，怎麽這會子成了台灣人。 <text:line-break/><text:line-break/>很多外省人覺得太子很親民，很自然。太子到台灣各地走訪，遇到本省鄉下人，太子和他們用台語聊天嗎？ <text:line-break/>太子來台時不滿40歲，若想學台語，肯定學得起來。只是太子從未説過台語。</text:p>
      <text:p text:style-name="P2">懷ˊ軒   |  2021.04.07 16:11   |   <text:a xlink:type="simple" xlink:href="http://palinfo.habago.org/Entry?Command=Information_PrintForum#FORUM40518"><text:span text:style-name="T1">#</text:span></text:a></text:p>
      <text:p text:style-name="P3">陳幸妤也曾對著一群令他不堪其擾的記者說過"民進黨哪個人沒拿過我爸爸的錢!?"，要是有個繳了黨費的小黨員跳出來說"我沒有拿過你爸爸的錢!"，這時候我們應該要說她造謠嗎?或是有個非民進黨員的傢伙跳出來說"你說錯了，連我都有拿過!"至時候我們應該指控她說話沒根據嗎? <text:line-break/>討論現象或風氣指的就是一種氣氛，不是明明白白伸著手指某一個"個人"。一般人不會聽不懂一句話的"意思"，當然要隨意甚至惡意解釋那就是另一回事。 <text:line-break/><text:line-break/>懷軒</text:p>
      <text:p text:style-name="P2">周舟   |  2021.04.07 14:50   |   <text:a xlink:type="simple" xlink:href="http://palinfo.habago.org/Entry?Command=Information_PrintForum#FORUM40517"><text:span text:style-name="T1">#</text:span></text:a></text:p>
      <text:p text:style-name="P4">誠然，個人未曾經歷過某事，不代表那件事不曾存在。但某幾人經歷過某事，也未必能證明那是當時的普遍狀態。 <text:line-break/>前陣子公視播出劇集「天橋上的魔術師」，以80年代的中華商場為背景，引起正反兩極的評論。許多人舉出自身經歷，認為故事中1987年的台灣早就沒有白色恐怖，並沒有劇中那些特務或燒禁書的誇張事情，導演的政治立場鮮明，才刻意用這種扭曲事實的方式來抹黑國民黨政府。 <text:line-break/>但編導堅持林義雄、鄭南榕和清大獨台會事件，都是發生在那個時期，所以解嚴前後的白色恐怖還是存在的。妙的是，支持這種說法的，大多是當時還沒出生的年輕人。 </text:p>
      <text:p text:style-name="P2">陳偉梵   |  2021.04.07 12:41   |   <text:a xlink:type="simple" xlink:href="http://palinfo.habago.org/Entry?Command=Information_PrintForum#FORUM40515"><text:span text:style-name="T1">#</text:span></text:a></text:p>
      <text:p text:style-name="P3"><text:line-break/>陳醫師, 講話要有根據, 不要隨造謠. <text:line-break/><text:line-break/>我是台灣世居N代住民, 也從濃濃台灣腔的台灣人. 國小時候, 剛好是宋楚瑜禁布袋戲的時候!! <text:line-break/><text:line-break/>我國小讀過四個國小, 兩個位居鄉下, 兩個在台中市. 從來沒看過您所謂"哪個五十歲以上的台灣人沒掛過 "我講台語" 的狗牌罰站示眾？" 講台語罰站到是常見!! <text:line-break/><text:line-break/>國中, 高中之後講台語就沒人管了!! <text:line-break/><text:line-break/>我再幾個月滿59歲!! <text:line-break/><text:line-break/>當然我相信你不是造謠.可能是年紀大了, 選擇記憶!! <text:line-break/><text:line-break/><text:line-break/><text:line-break/></text:p>
      <text:p text:style-name="P2">陳真   |  2021.04.07 11:15   |   <text:a xlink:type="simple" xlink:href="http://palinfo.habago.org/Entry?Command=Information_PrintForum#FORUM40510"><text:span text:style-name="T1">#</text:span></text:a></text:p>
      <text:p text:style-name="P5"/>
      <text:p text:style-name="P5">我對兩岸統派的某種反感(四) </text:p>
      <text:p text:style-name="P5"/>
      <text:p text:style-name="P5">陳真 </text:p>
      <text:p text:style-name="P5"/>
      <text:p text:style-name="P5">2021. 04. 07. </text:p>
      <text:p text:style-name="P5"/>
      <text:p text:style-name="P5"/>
      <text:p text:style-name="P3">二十幾年前，我在英國發起「反種族歧視運動」(CARD) 時，洋人和台灣同胞的反應大不同。洋人要嘛支持，要不就是採取敵對態度，沒有人會否認種族歧視。但是，台灣人卻把一個存在已久、積重難返的社會問題，馬上轉換成個人經驗有無的問題，而且幾乎每一個台灣人都強調自己「沒遇過種族歧視」(好像若有遇過就很丟臉似的)，其實這就好像有人強調說他沒吸過空氣一樣。 <text:line-break/><text:line-break/>首先，他搞錯問題本質了，今天，我們並不是在談一種個人主觀經驗的問題，而是談一種由來已久的社會問題。今天，如果有個巴勒斯坦人說「我沒經歷過以色列的打壓」，我們將一頭霧水。簡單說，這問題的主詞不是「我」，而是「我們」。倘若你不存在「我們」之中，那我不知道你究竟是「誰」。 <text:line-break/><text:line-break/>台灣政府更荒唐，乾脆否認英國有種族歧視這回事，台灣駐英代表處一些狗官，一直要我證明英國有種族歧視，如果證明不了，那我就是「蓄意破壞台、英關係」，然後派出網軍，對我造謠抹黑，像瘋了似的，拼命要摧毀我的人格。 <text:line-break/><text:line-break/>蔣家打壓台灣人與台灣語言及文化，不是一種個別經驗，而是一種長達半個世紀未曾中斷的基本政策，政策目標就如宋楚瑜及國民黨的老代表們當年所說，就是要讓「方言」徹底消失，讓人們完全忘記有台語或客家語及原住民族語這回事。 <text:line-break/><text:line-break/>一位國民黨的資深立委說「使用台語的人口太少了，台語消失並不足惜」。國民黨制定的什麼「廣播電視法」，亦如此明訂政策目標就是讓方言逐年消失。如果這不叫做打壓，那我不知道還有什麼好討論；這若不是全然無知，就是睜眼說瞎話。 <text:line-break/><text:line-break/>這樣一種打壓族群、醜化族群的所謂「基本國策」，一直到九零年代中期老賊李登輝掌權之後才慢慢緩和，取而代之的是本土勢力坐大，台獨崛起，開始糟蹋外省族群，以同樣的操弄族群手法，走向另一種極端。 <text:line-break/><text:line-break/>舉個例，各位該不會連「語文法」也沒聽過吧？大約是八零年代中期，也就是差不多1985-1986年，政治氣氛依然肅殺之際，國民黨草擬了一個「語文法」，明文規定，在公共場所，無論是閒聊或會議，只要有三人或三人以上，就必須一律講國語，若被發現使用「方言」，將會被罰款一萬元 (這在當年是一大筆錢)，而且可以連續處罰，直到你閉嘴或改說國語為止。如果這不是打壓，什麼是打壓？ <text:line-break/><text:line-break/>這個法案後來取消立法，因為反彈力量太大，同時也引發了1988-1989年的「還我母語運動」。 <text:line-break/><text:line-break/>醜化台灣人，打壓台灣文化及語言，更不是一種具有個別差異的施政經驗，而是一種「基本國策」，也就是所謂「國語運動」或「推行國語政策」，從五零年代就開始，主管機關在於教育部，隸屬「國語推行委員會」，直到2013年才解散。語言政策的背後操盤手，當然就是情治系統，藉著各種高壓與恐怖手段，讓人心生畏懼，不敢以母語公開暢所欲言；並且要讓下一代以自己的母語和台灣文化為恥。 <text:line-break/><text:line-break/>至於掛狗牌，也是從五零年代就開始強力推行的一種「教育政策」及「語文政策」。它是一種政策作法，而不是一種由個別教師所發明的處罰方式；直接沿襲自日本的所謂「方言札」，禁止日本地方語言，違者掛狗牌示眾。 <text:line-break/><text:line-break/>事實上，掛狗牌的作法更早出現在西方，比方說英國，直到二十世紀初，都還存在掛狗牌的政策作法。當時，英國為了打壓「沒水準」、「很難聽」的威爾斯語，於是禁止校園使用；違反規定的學生，就會被掛狗牌示眾，上面寫個「WN」。什麼是WN？WN 就是Welsh Not (「禁說威爾斯語」)。 <text:line-break/><text:line-break/>不過，英國人的作法是，家長得簽署同意書才能給學生掛狗牌。蔣家倒沒這麼文明，不但掛狗牌，而且極盡羞辱之能事。我看過狗牌上寫著「我不愛國，我說台語」，「我沒水準，我說台語」。後來更衍生出更多處罰方式，比方說跑操場、洗嘴巴、青蛙跳、半蹲馬步、抬水桶罰站、互相掌嘴或自己打耳光、罰錢(規定講一句台語罰一塊錢)、罰抄寫、罰掃地、罰當眾自我譴責、自我檢討、打手心、打耳光、打屁股...等等等。 <text:line-break/><text:line-break/>今天，假設你的小孩因為講台語，被學校掛著狗牌罰站操場，當庭示眾，寫著「我沒水準，我講台語」，或是被處以各種懲罰與羞辱，你心裏做何感想？你會不會痛恨這些自以為高人一等的外省人政權？今天，你跟你阿公阿嬤或其他家人，一家三口以上出遊，講了一句台語，警察馬上就來罰你一萬塊，若膽敢再講一句，就再罰一萬，一直罰到你講國語或閉嘴為止，請問你做何感想？你恨不恨？如果這不叫做打壓，什麼是打壓？ <text:line-break/><text:line-break/>我很小時候，普通話講得很好，經常被迫參加演講比賽或朗讀比賽，但是，當我慢慢長大，就開始產生強烈的反抗意志，我就是偏偏不講國語，不然你是要怎樣？怎樣是不會怎樣，只是衝突不斷。 <text:line-break/><text:line-break/>我在台北念高中，那時候都已經是七零年代末，快要進入八零年代，經常因為講台語在街上或車上或餐廳與陌生人起衝突。比方說我每天搭公車上學，很多次我講台語，車掌小姐或司機或乘客就當場開罵，說我「丟學校的臉」，有好幾次，人們硬是抄下我的學號向校方舉報。我高中被記了26支「警告」，再多一支，就得退學。學校看我功課好，捨不得真的讓我退學，於是就一直讓我維持26支「警告」，不敢再增加。這26支「警告」，其中有很多支就是因為在校外講台語「有損校譽」而來。 <text:line-break/><text:line-break/>這種因為講台語而當街(比方說跟同學去看電影或逛街)被陌生人糾正與羞辱甚至肢體推打的經驗層出不窮，根本數不清。 <text:line-break/><text:line-break/>講個八卦，差不多是1987或1988年，我跟戴振耀兩人搭夜車北上，參加「要求國會全面改選」的示威。到達台北之後，阿耀去路邊買報紙，我跟在他旁邊。他用台語跟老闆說「頭家早，買一份報紙和什麼什麼飲料」。那個書報攤老闆像聾了似的，不理不睬。阿耀於是又很客氣地說了幾次，老闆依舊不鳥他。 <text:line-break/><text:line-break/>後來，那位老闆終於移動身體了，很不耐煩地從窗口丟出飲料和報紙，同時還罵了一句「下次請說國語」。阿耀立即暴怒，一拳就揮向窗戶，還好是塑膠做的，丟下錢就走。 <text:line-break/><text:line-break/>要去忙了，先寫這樣，還有很多，精采的在後頭，待續。我不知道各位原來這麼「清純」，對於根本都還稱不上「歷史」的這些「不久之前」的事，原來如此陌生。陌生沒關係，叔叔可以教你。</text:p>
      <text:p text:style-name="P2">許世勤   |  2021.04.07 09:32   |   <text:a xlink:type="simple" xlink:href="http://palinfo.habago.org/Entry?Command=Information_PrintForum#FORUM40509"><text:span text:style-name="T1">#</text:span></text:a></text:p>
      <text:p text:style-name="P3">還小的時候，在雲林這種窮鄉僻壤，我們家這種「窮」小孩，跟外省人家的「窮」小孩，反正大家家裡都沒錢，玩在一起倒也沒什麼特別的省籍情結。對小孩子來講，大家玩在一起就是朋友，哪來的差別？倒是有錢人家的小姐，每天在家裡彈著鋼琴，我們一群小毛頭就會躲在外面，想像在那戶人家裡住著怎樣如花似玉的女孩啊？當小姐彈完鋼琴，說了一句「我彈的好不好聽」，當然不是問我們，不過輕聲細語音調柔軟，本省外省小朋友聽了都融化了。原來，有錢人似乎舉手投足都有種「優雅」。 <text:line-break/><text:line-break/>隨著年紀漸長，發現「有錢人」不分本省外省，經常用有錢沒錢來衡量一個人的「價值」，經常不經意的就透漏了出來，真還跟你是講國語或台語無關。尤其是不斷地進行各種「改革」之後，有錢人家的小孩，未來的機會與成就，不是沒錢人家的小孩可以享有的。所以我認同一切都還是階級鬥爭，只不過因為歷史的與地緣的因素，表面上把階級鬥爭給遮掩了。拿最令人痛苦的房價問題來說吧，一個工人每天拚死拚活的工作，冒著隨時可能發生的工安意外，奮鬥一輩子，可能還買不起一間他在台北蓋的廁所。而這些他們拚死拚活蓋出來的房子，在擁有資本與生產機器的資本家手上，就是一個拿來進行炒作與追求複利的玩具。 <text:line-break/><text:line-break/>一個人如果是權貴階級，這並不構成問題，問題在於他還要刻意掩藏自己的權貴背景，假奘自己是平民階級然後驅動人民去打另一個「權貴」。人民在這裡只是被當作了棋子，自己的生活仍舊得「自立自強」。省籍或統獨？在我看來就是一個集團跟另一個集團追求統治權的鬥爭，以之來進行分化與團結的目的。作為另一個階級被統治的人民，就在這幾個集團之間轉來轉去。</text:p>
      <text:p text:style-name="P2">鄭豐遠   |  2021.04.07 09:28   |   <text:a xlink:type="simple" xlink:href="http://palinfo.habago.org/Entry?Command=Information_PrintForum#FORUM40508"><text:span text:style-name="T1">#</text:span></text:a></text:p>
      <text:p text:style-name="P4">懷軒， <text:line-break/><text:line-break/>沒事喔，是我不對，有點小題大作，才引起這風波。你說得對，文字本身是很蒼白的一種東西，鑽牛角尖不是什麼好事。 <text:line-break/><text:line-break/>阿遠</text:p>
      <text:p text:style-name="P2">周舟   |  2021.04.07 09:09   |   <text:a xlink:type="simple" xlink:href="http://palinfo.habago.org/Entry?Command=Information_PrintForum#FORUM40507"><text:span text:style-name="T1">#</text:span></text:a></text:p>
      <text:p text:style-name="P3">忍不住出個聲，我也是50歲以上的南部本省人，小時候沒見過狗牌，也沒見過因為說台語被罰錢的人。但我承認有許多同齡朋友曾有這樣的成長經驗，那個打壓台語的氛圍的確存在過，也成為後來許多人對國民黨深惡痛絕的原因。 <text:line-break/><text:line-break/>當時戲劇中說台語的角色被醜化嚴重也是事實，當年愛台灣的氛圍流行起來，所謂的本土文化，愈俗擱有力的表現愈能得到掌聲，彷彿是對高級外省人狠狠吐口水般的爽。但我不解的是，如今台灣人當家了，所謂的台灣文化和台語，為何依舊是這些最惡俗膚淺的部份？例如電影中常出現的八家將檳榔西施和黑道，罪犯和受教育不多的頑固老婦，或是本土搖滾樂和大港開唱無處不在的三字經。我青春期的孩子在學校台語課考一百分，但是和長輩還是無法用台語溝通，受到同學影響，台語髒話也成了日常口頭禪。 <text:line-break/><text:line-break/>台灣文化優美精緻的傳統，其實都是從中原文化來的，例如南北管、歌仔戲和布袋戲文白夾雜的戲文，但因為反中，這些台灣傳統藝術似乎被刻意忽略。所謂用全程台語演出的戲劇，往往脫離現實用語而特別彆扭，很難打動我，反倒是用泉州話演出的大陸電影「蕃薯澆米」令我備感親切，片中呈現的媽祖信仰和生活習俗，都能喚起我童年在南部的記憶。 <text:line-break/><text:line-break/>只要反中這個鬼影繼續籠罩台灣，下一代看不清自己的文化根源在哪，永遠不會知道自己是什麼人。這才是今日台灣人的悲哀。</text:p>
      <text:p text:style-name="P2">懷軒   |  2021.04.07 04:45   |   <text:a xlink:type="simple" xlink:href="http://palinfo.habago.org/Entry?Command=Information_PrintForum#FORUM40506"><text:span text:style-name="T1">#</text:span></text:a></text:p>
      <text:p text:style-name="P3">補充一下，我想難的原因是對象、觀眾。我沒到那個可以忘記觀眾的境界，即便觀眾可能只有我。 <text:line-break/>懷軒</text:p>
      <text:p text:style-name="P2">懷軒   |  2021.04.07 04:40   |   <text:a xlink:type="simple" xlink:href="http://palinfo.habago.org/Entry?Command=Information_PrintForum#FORUM40505"><text:span text:style-name="T1">#</text:span></text:a></text:p>
      <text:p text:style-name="P4">陳真與阿遠， <text:line-break/>今天私事公事繁忙，但我平常也是大約半夜才會有時間來看留言版，沒想到已經換主題啦。我看完阿遠和陳真的留言猶豫了許久，想說要不要回，因為怕又說錯話（我就是莫名的會有這樣的驚恐）。但還是決定浮上來廢話一下。 <text:line-break/>我想我要先跟陳真道個歉，我說這位陳偉梵直指人的私生活時有想過會不會陷入陳真說的「他」的私生活，會被誤讀或誤解，當然我完全不是這個意思，所以改用「人」。但我想的不夠遠的是語境上這「人」就會被理解是在說陳真。所以陳真說會讓他陷入更大的無言，因為反而是我的「話語」讓他陷入這個陷阱裡，抱歉。 <text:line-break/>對阿遠，我人認為陳偉梵這種留言就是一種侮辱，我當然是不爽的，我人認為這是犯咱們版的天條的，即便被直接指名的是不是我。這是因為陳真對我們是活生生的一個朋友，我們對他的認識與感情讓我們不能認同這樣的說話方式。可我的確也不喜歡那句簡短的「陳真是什麼人」，或許，我只能說或許，也是我如你一般對文字敏感，直直覺得這句話不對，不管對象是誰。我想我對你說的「美感」的範圍起碼有一定程度是相近的，我或許自說自話的說我可以理解。我相信我說這些不會冒犯你。 <text:line-break/>今天剛好因為工作的關係我想了很多關於「語言」這回事，我們（一般人）使用語言時真的會字字句句想得如此透徹？語境與語（字）意的差距會因為種種因素或遠或近，不管是習慣或是文化造成的影響都很大，這種關於「誤解」的事分分秒秒在發生，因為人們是用自身過往的經驗與感覺在填滿語意與語境上的空白，更不用說加上個人情感之後的差距。難道我們得像機器人一般說話，把語言當作一道指令來產生反應？誤解由此生，但我覺得語言與文字的美感也在於這樣的模糊、連結和不確定，於是我們需要詩，需要藝術需要電影，我們能感受那種言語和文字的弦外之音。但我對阿遠那句說話所感受到的不妥僅僅是字意上的。 <text:line-break/>工作上我時常要說明那種我認為「形而上」的東西，我在工作上遇到的大部分人都可以被我說服，甚至理解（或許是嘴巴上）為何要如何如何做。但時常我對自己說出口的所謂說明下一秒就猶豫甚至反悔了。我因此時常覺得說話和寫字好難。 <text:line-break/>懷軒 </text:p>
      <text:p text:style-name="P2">陳真   |  2021.04.07 02:53   |   <text:a xlink:type="simple" xlink:href="http://palinfo.habago.org/Entry?Command=Information_PrintForum#FORUM40504"><text:span text:style-name="T1">#</text:span></text:a></text:p>
      <text:p text:style-name="P5"/>
      <text:p text:style-name="P5">我對兩岸統派的某種反感(三) </text:p>
      <text:p text:style-name="P5"/>
      <text:p text:style-name="P5"/>
      <text:p text:style-name="P5">陳真 </text:p>
      <text:p text:style-name="P5"/>
      <text:p text:style-name="P5">2021. 04. 07. </text:p>
      <text:p text:style-name="P5"/>
      <text:p text:style-name="P5"/>
      <text:p text:style-name="P3">萬康， <text:line-break/><text:line-break/>現在換成討論閱讀與理解能力了。 <text:line-break/><text:line-break/>形式語言 (例如 AI 機器人的語言) 就像一種程式，講多少算多少，意思既不會更多，亦不可少。但是，「自然語言」卻有著「語意」、「語境」和各種「指涉」、「轉換」與「隱喻」等等等，有著靈活生命。前者僵硬，一是一，二是二，屬於機器，後者微妙，屬於生命，需要認知，需要理解，甚至需要想像。 <text:line-break/><text:line-break/>比方說，「哪個在國外長久居住的華人沒遇過『滾回你的國家去』這樣的場面？」這時候，如果有人跳出來說「我就沒遇過」。這就讓人仰天長嘯了。沒遇過什麼呢？這就好像說「我沒遇過空氣」那樣無聊；空氣是一種氛圍，是你我所能閃避的嗎？ <text:line-break/><text:line-break/>這意思是說，我們做為一個人，而不是機器人，當我們使用語言時，不會使用得那麼彆腳，我們不會說「五十歲以上的人哪個沒掛過狗牌？哪個沒因為講台語而曾經挨罵、罰站、罰錢、罰寫、青蛙跳、自己掌嘴、互打嘴巴、打手心、打屁股、被警告、被羞辱、被嘲笑、被排擠、被訓話.....」 <text:line-break/><text:line-break/>正常人會這樣講話嗎？當然不會。機器人才會這樣表達與轉述。就如同我們不會去列舉所有各式各樣或明或暗或隱諱或公然或體制性或個別性或言語或肢體或文或武或暴力或嘲諷或委婉或高高在上呵護或高高在上打壓等等等等等無所不在的一切歧視與糟蹋貶抑方式。因此，把一種完整語意理解成一個單詞，然後再以之來否定整個語意所指，那不是鬼扯蛋嗎？ <text:line-break/><text:line-break/>至於說什麼在蔣家王朝底下台語也曾經公開存在過或蓬勃過，以此來證明國民黨並沒有打壓台語，那不也是很低能很無聊的一種反駁嗎？各位是外國來的嗎？還是三歲小朋友？否則為何對於不過幾十年前的台灣社會基本常態如此無知？ <text:line-break/><text:line-break/>我不太想舉例，因為掛一漏萬，因為這哪需要舉例。這就好像說「台灣交通很亂」，這也需要舉例嗎？三、四十年後，如果有人否認，然後回憶說自己當年的家鄉交通很棒，周遭好像也沒聽說有誰出過車禍。對這樣一種反駁，除了仰天長嘯，還能說什麼？ <text:line-break/><text:line-break/>不過，姑且假設各位是外國人，我就舉幾個例。應該差不多是 34年前 (1987年)，朱高正在立法院和國民黨的老代表們打架，震驚全台，轟動世界。我手上有當時的完整錄音帶，後來捐給林義雄的慈林文教基金會。 <text:line-break/><text:line-break/>那些老代表為什麼突然暴怒群起企圖攻擊朱高正？因為朱高正話鋒一轉，突然用普通話說「我現在接著要開始用台語來發言」，台語才剛要說出口，國民黨的老代表們就開始暴怒、叫囂，喧鬧起鬨，用柺仗猛敲桌子，然後就幹起架來了。跟朱高正打第一架的是周書府，也就是周錫瑋的爸爸，破口大罵說聽不懂，要朱高正閉嘴。 <text:line-break/><text:line-break/>時間再往前推個10年，差不多1978 年左右。台灣省議會發生一件很大的全島風波，持續甚久。國民黨動用媒體，策動各行各界特別是學生與老師，對林義雄發動瘋狂抹黑與妖魔化及人身安全的威脅。為什麼呢？因為林義雄身為省議員，在省議會提了一個案子，要求把台語和原住民語言全列為「中國語言」，允許在公開會議中使用這些過去不被允許的語言。結果呢？整個媒體與校園，持續幾個月，把林義雄抹黑成「別有居心」、「企圖破壞團結」的「陰謀份子」。 <text:line-break/><text:line-break/>林義雄那時候仍是大中國主義者，公開表達了一些心聲，收錄在我常提起的《從蘭陽到霧峰》那本書裏。他說，他無法理解，為什麼會議上允許使用台語就等於「分化人心」、「破壞社會團結」，甚至意味著台獨？他說，台語難道不也是「中國語言」的其中一種嗎？ <text:line-break/><text:line-break/>再舉個例，民進黨這麼愛講「台灣」，你知道當時(1986年) 建黨時為何不使用「台灣」二字而只敢稱呼為「民主進步黨」嗎？因為別說台語，就連「台灣」這兩個字都犯大忌。為了避免後果嚴重，於是決定不以「台灣」二字給黨命名。 <text:line-break/><text:line-break/>各位知道我在1989年創立的「台灣兒童福利協進會」為何成為我的叛亂罪證之一嗎？道理是一樣的，因為我堅持使用「台灣」做為組織名稱。在那個年代，「台灣」幾乎就是「台獨」的同義詞，所有與「台灣」有關的東西都遭到非常嚴厲且惡劣的打壓與污名化。 <text:line-break/><text:line-break/>例子要舉上千千萬萬個都不是問題，為什麼呢？因為打壓、醜化與羞辱台灣人與台灣文化是長達半個多世紀的一種「空氣」，「空氣」要多少有多少。 <text:line-break/><text:line-break/>各位懂這個意思吧？我們在講的是一種無所不在的污名化台灣與台灣人的「空氣」，瀰漫肆虐整個台灣長達半個世紀。這時候，以一種個人經驗說「我和我朋友都沒掛過狗牌哦」來回應或反駁，不會太無聊嗎？雖然我滿口台語，但我自己也沒掛過狗牌啊，因為我是「國語推行員」，我不會自己抓自己去給老師處罰，該說棒賽，我就說棒賽。但我曾經被老師當場抓過講台語，罰過幾次錢。 <text:line-break/><text:line-break/>我沒去孤狗，不過我相信，你只要用「台語」、「狗牌」去孤狗，肯定能找到各式各樣的資料。本省人被羞辱、打壓與歧視，基本上就是一整個舊國民黨時代即蔣家王朝的基本社會常態。 <text:line-break/><text:line-break/>我國中讀的是台南市建興國中，是個相對比較開明的學校，也是當年的所謂名校，每一屆九百多個畢業生，總是有大約兩百多人能夠考上台南一中或其他縣市的第一志願高中。這學校很特別，基本上採一國兩制，很多老師甚至全程使用台語授課，私下跟學生聊天也大多是台語，完全不會打壓。 <text:line-break/><text:line-break/>我如果用這樣一種極其狹隘的個人經驗來等同於整個社會氛圍與基本政策，不會很那個嗎？哪有人這樣在理解現實？再說，我們是活在一整個島上，活在一整個社會裏，而不是活在某個社區或某個校園。而且，打壓或歧視與糟蹋一個族群，當然是污名化它的方方面面，而不只是語言。 <text:line-break/><text:line-break/>至於說什麼台語在當年仍可以公開使用，這樣的反駁也很低能。這還需要說明嗎？當年的連續劇都還是會有台語出現，不過，只要是講台語的角色，不是醜八怪，就是三八阿花，或是流氓，要不就是智能不足，或是只會當活寶惹笑話。但是，凡是講國語的角色，一定是帥哥美女，一定是男女主角，一定充滿理性與勇氣，充滿美德，剛毅正直或端莊賢淑。 <text:line-break/><text:line-break/>要醜化一個族群的文化與語言還不容易，方法多得是，哪需要禁止？禁不禁止怎麼會是個單一評價重點？理解人事物需要一種深入且整體性的掌握，那才是語言，才是認知，才是理解。 <text:line-break/><text:line-break/>最後再舉個例，關乎理解。最近這十幾年，以美學、宗教或倫理的屬性來理解維根斯坦，根本就已經是一種顯學。但是，在我剛剛研究維根斯坦的1997年，這樣一種理解面向卻幾乎不存在。當我提出這樣一種閱讀取向時，劍橋有位院長，一位以研究康德聞名於世的教授，請我去她家，很委婉地跟我說，她認為這樣一種閱讀角度寫不出八千字。為什麼呢？因為維根斯坦兩千萬字的哲學著作裏頭，「倫理」與「宗教」等相關「字眼」卻像鳳毛鱗角一樣，幾乎不存在。 <text:line-break/><text:line-break/>這位教授大概沒想到有一天，這樣一個閱讀取向會成為顯學；豈止八千字，我都寫了恐怕不止八十萬字。為什麼呢？難道我能無中生有嗎？當然不是。原因很簡單，當我們要表達一種愛時，我們根本不需要寫出「愛」這個字；當我們要表達倫理或宗教時，哪需要寫出「上帝」或「倫理」等字眼。那你也許會問說，那麼，到底「宗教」、「倫理」與「美學」存在於維根斯坦的著作之何處？答案是「無所不在」。 <text:line-break/><text:line-break/>各位懂我這個例子所要說明的意思嗎？也就是說，你要理解一個東西，就應該理解它的整體與微妙，深入其語意、語境與精神所在，而非在無謂的字眼什麼狗牌不狗牌的上面打轉。</text:p>
      <text:p text:style-name="P2">人民   |  2021.04.07 01:12   |   <text:a xlink:type="simple" xlink:href="http://palinfo.habago.org/Entry?Command=Information_PrintForum#FORUM40503"><text:span text:style-name="T1">#</text:span></text:a></text:p>
      <text:p text:style-name="P4">現今社會在了解或回顧戒嚴年代時，常因個人的政治立場，挑自己喜歡的吸收。 <text:line-break/>但黨國在悠長的戒嚴歲月中，並不是鐵板一塊。 <text:line-break/><text:line-break/>再舉一例。 <text:line-break/>黨國在戒嚴時期，到底親日還是反日？ <text:line-break/>黨國只有在1970年代，用力反日。特別是在大銀幕上反日。 <text:line-break/>一系列的抗日電影，梅花、英烈千秋、大摩天嶺、筧橋英烈傳。原因可見上篇。 <text:line-break/>1950、1960年代，黨國是親日的。彼時的日本電影、日本摔跤節目，在台灣非常受歡迎。</text:p>
      <text:p text:style-name="P2">張萬康   |  2021.04.07 00:24   |   <text:a xlink:type="simple" xlink:href="http://palinfo.habago.org/Entry?Command=Information_PrintForum#FORUM40502"><text:span text:style-name="T1">#</text:span></text:a></text:p>
      <text:p text:style-name="P3">以下是閒聊。 <text:line-break/><text:line-break/>「除了外省人之外，哪個五十歲以上的台灣人沒掛過 "我講台語" 的狗牌罰站示眾？」陳真這句得商榷。 <text:line-break/><text:line-break/>五十，六十，七十歲以上的本省人，戴狗牌示眾的人究竟多或少？我秋天滿54歲，這些年來我和50歲以上的朋友們相互聊過，或者是他們轉達他們和同世代者聊過，都沒有聽過誰戴狗牌。不過，我們沒看過狗牌，不表示沒有，我想陳真遇到惡質變態的老師。而且某個年紀以上提過相關經驗的人也不光陳真一人。 <text:line-break/><text:line-break/>我只能就我自己的直覺來談，如果有也沒實際情況中多，因為很多國文或國語課的外省老師，自己國語也鄉音超重，他沒這個底氣去叫孩子們掛狗牌。有些外省老師是老伯伯，一開口台下的學生無論本省外省都笑到岔氣。有時聽不懂老師說啥，大家私下好玩模仿他的怪腔土音。另一種可能性是，看地方。可能台灣有些地方有戴狗牌的不成文規定，不肖老師相互感染執行。 <text:line-break/><text:line-break/>跳過狗牌，倒是挨老師打是家常便飯，各種理由、各種科目都可能挨打，比我輩年輕者也常在校挨老師揍，我1982年次的一個小老弟，讀台北市的大安國中，有個老師在抽學生屁股前還會助跑一段距離。我讀高中時，許多男女老師（年輕老師亦然）都有自己的「專屬」道具，長短粗細的各種藤條、厚木條、板子都有。但也有一鞭一板都不碰學生的，沒懲罰的道具，手裡只帶一本書來上課。 <text:line-break/><text:line-break/>我意思是說各科不好或舉凡犯錯了，以前的老師和家長大多嚴格處分，國語只是其中一科，但可能後來大家回憶時放大去看了。用意識型態加進去了。但語言涉及身份，涉及眼光，確實敏感。老年代（比我還大上十歲、二三十歲以上者）的有些同學，因為國語不好而立志學好，心中沒啥委屈感，只是想學好，傻呼呼老實去學。或是進學校後自然就學會了，因為小孩的語言學習力好，根本不是問題。但也有因此遭到老師羞辱糟蹋的孩子，所以以前確然有這個問題，這些孩子也是傻呼呼的老實孩子，他們心中有這個傷痕，這是時代的不幸、大人的不對。 <text:line-break/><text:line-break/>我自己的所謂傷痕是數學吧。因為不想學數學，或覺自己沒數學天份，而被數學老師看不起。我跟她打過乒乓球，這位女老師一副「想不到你乒乓打得挺好呢」的神情，依然是在鄙視我。我姐在家教我數學時則百般羞辱我，噗嗤，回憶起來我笑翻。揪我耳朵怒斥怎麼會有這麼笨的人！我講話你有在聽嗎？因此被她擂過背，經常這樣，垂淚無語間根本無法思考數學。我也受過國文女老師、英文男老師的羞辱與痛毆，我沒差，前者我不屑，後者我笑翻，被狂毆後我覺蠻有趣，同學們也樂翻覺我有意思。不過這些受辱不是民族、族群議題，所以也不能盡做相比，只能說參考看看。我青少年時也因為爸媽年紀相差21歲、爸爸看起來太老、爸爸只是老兵而自卑，覺我跟別的孩子不同很可憐。高中畢業的剎那我就不這樣看了，覺得這是我的特色。我告訴我自己長大了，我該照顧我爸才對。高中時我讀教會男校，不少同學的父親是將軍或校官，或開工廠、生意做不小的董事長，我覺我爸比不上，但我覺我沒看不起我爸啊，於是顧影自憐。但同學們都沒有看不起我啊，是我給我自己困住。 <text:line-break/><text:line-break/>因為地域、血統、族群、民族、種族的事情而受傷，我想那也是嚴重的，或更嚴重，或只是不一樣，苦跟苦很難比。因為外省人的身份被刺激到，覺得不舒服或懷疑是自己不該敏感而鑽牛角（挖坑給自己跳），這種經驗在我長大之後遇過幾次，但我大致上可以過濾雜質，不會因此扭曲自己心靈。一來是因為我長大了嘛，我承受得起。二來是我有能力可以過濾或招架、駁斥或推開偏見，同時我的個性也比較冷靜。但我知道很多外省人無法，變得焦慮，或導致戾氣和綠營比高。甚至這兩年來被綠色思想收編的藍營或外省子弟還不少。因為綠色勢力太大，他們倒過去了，這樣才安全又方便。 <text:line-break/><text:line-break/>可以說到某個年齡階段後在我來看人性都是一樣的，好比小時候發現本省人好迷信！很煩人！在我生長的台北公館蟾蜍山地區，住戶許多是外省老士官娶本省苦命女子，這些婦女都好迷信，直白說很低級，哇哈哈哈。長大後才發現外省婦女一樣迷信可笑低級。近年台灣坊間流行一種紫晶洞，外觀像鯊魚嘴的石頭，我可以跟大家保證，無論本省土台客或外省pig客（開玩笑噠），只要是愚夫愚婦都愛！沒有啥哪種省籍才愛，也無關收入多寡或地位高低，信紫晶洞的各種類型的人口比例搞半天都一樣。大陸有些人也跟著家裡要放這個。 <text:line-break/><text:line-break/>署名人民的板友，提到70年代打壓台語最用力，這點是沒錯的，或說看法和我一樣。在此之前，好比李行導演曾經拍過很多台語片，然而記得多年後的某屆金馬獎（大概我二十多歲，90年代時一次看電視轉播金馬典禮），台上的頒獎人提及李行的成就，講他當上大導演之前拍過很多台語片，台下的李行有點面露尷尬，場內有人微微吃吃笑。為何如此？因為台語在坊間被認為是沒水準的語言，台語片也自然也被看低。 <text:line-break/><text:line-break/>上一段是我的印象，如果我對李行誤解也是有可能的。李行可能沒啥尷尬，他只是聽到有人談自己過去而尷尬（興許跟台語片無關，只是台上那個人有一種好比談大明星當過臨時演員的方式讓人尷尬，這不表示李行看不起臨時演員與過去的自己，只是覺得對方的講話方式很貶低他）。然而禪宗講「風動，幡動，是你的心在動」，所以敏感、誤解的人是我自己？是我自己（曾）看不上閩南文化？ <text:line-break/><text:line-break/>我的理解是，因為國語不好而受懲罰，這種事情在80年代（尤其90年代）之後被擴大（誇大）煽動了，但看不起（或說歧視）台語的狀況在過去確實是普遍的。國語等於高級——政府當然沒這樣講，但整個社會文化是這種樣態，這方面政府要負責。政府對教育、平等的觀念和心胸，對主流以外的民族、族群不懂欣賞種種，這些都是不及格的。當年大家常看到的某些外省大官（這裡多半指文官）也給人民高高在上的印象，蔣經國的舉手投足當然不會，可能因為他在蘇聯當過共產黨，在蘇聯待過十二年。老年代的共產黨員或共產國家的文化下，即便不是黨員也無形中挺接地氣，擁有一股無須做作的親切感，很自然（這三字很重要，很自然）。 <text:line-break/><text:line-break/>此外，人民自身也孺慕外省文化，很多本省學生，尤其功課好的，也越來越外省味，或說那只是都市氣味，西化文明所致。這些本省學生如果從中南部考上台北的大學，寒暑假回到家，父母難免認為自己被孩子看不起了，喲！你讀了書就了不起啦。以前嫌自己父母真的很台、很沒水準的孩子是不少的。只是這也可以看成是青年成長的過程，青年、青少年本就叛逆，和家長觀念不合拍的地方是全面的，語言只是一小環，不是核心問題。換言之，是否我家孩子看不起我國語不好，不是重點，因為我也希望我小孩國語超好，我自己也忘記跟孩子多講閩南語或客語（或四川話），重點在於兩代的代溝，小孩完全排斥我們，好比長大了不想跟我們住，結婚了一定要搬去外面。 <text:line-break/><text:line-break/>而前面講的外省大官的氣味，語言、血統（省籍）的傲慢可能也不是重點，重點是在於階級差異。就像本省的地主（外省人能當地主的非常少）對本省、外省的平民及其子弟，也都十分勢利眼，看你家世差、樣子窮酸，就露出哼笑刻薄的嘴臉。而這些有權勢的外省大官和某些本省地主士紳（他們用國語自稱我們家是望族）彼此勾串，形成統治階級。故此關鍵在於階級問題。那些外省或本省吃香喝辣的家族，早就有綠卡或移民跑了。現今之政客家族，在台灣、美國兩邊跑的人也是超多的，我沒辦法說跟以前比是不是更多？只能說都是普遍現象。把省籍差異換成統獨差異，無法改變政客還是政客的貪婪虛矯本質。 <text:line-break/><text:line-break/>71年退出聯合國、78年12/16傳來中美斷交（台美斷交）的這些年，是我的小學成長時期（我生於1967），電視的威力也在這個年代開始發功。60年代文夏的台語歌很紅，但70年代主要就是國語歌透過電視大行其道，儘管台語歌謠仍在電視上唱，但地位（更）下去了，老百姓比較不需要它了。這和政府的政策有關，要團結一心、「風雨生信心」啥的，台獨的威力並不大，但黨外的力量倒是一直有。台獨、黨外、匪諜在80年代初期（或70年代晚期？）被政府叫做「三合一的敵人」。其實匪諜早就很少了，台獨勢力也小（主要在海外），主要還是黨外！用匪諜、台獨去扣黨外人士的帽子。什麼都可以用社會安定、團結一心、小心匪諜就在你身邊的主旋律來綁架、干涉、惡整、宣傳，不過大多數人也很單純，配合政府做一下，演一下，小事，台灣總的來說很有朝氣。以前的電視綜藝節目，歌星們在節目最後都要大合唱一首「淨化歌曲」，用現在的話來說是發揚正向的三觀。 <text:line-break/><text:line-break/>大歌星會唱台語歌仍算相當重要（「算」這字在中文語境約略表示挺重要但不是完全必要），好比鄧麗君就發過台語專輯之類的（我是買盜版卡帶，是不是真的發過台語唱片我不清楚）。她還攻略日文歌，但沒人說她親日。以前電視上楊麗花、葉青的歌仔戲晚上常播半小時（可能週一到週五的6點半或6點左右），好像前者台視，後者華視，兩人有點較勁。我姐跟我爸常看，我有時一起看。我爸一個湖北佬為何愛看？當時我不會去想外省人幹嘛看這個？因為都是古味的傳統戲曲吧我想（湖北的「漢劇」和京劇很像，傳統戲曲在漢人地區都有共通性）。就像本省人也看講國語的包青天（蔣光超主唱。後來的包青天是胡瓜把同一首歌又唱一次）。歌仔戲，我爸是看字幕，我姐是閩南語能力還行（受媽媽、阿嬤影響）且她自身狂熱戲曲。我小時候還有個「西螺七嵌（劍）」的戲劇好像在中午播出。其中當年演阿善師的老先生在2006年參加過紅衫軍環島，若我沒記錯，鬍子很帥啊。因為我也參加了，哈哈哈哈真糗。大概兩百人參加的吧？一個車隊，讓施明德押車帶隊環島宣傳倒扁（天啊真不想提施明德）。另，我記得在70、80年代的氣象報告（70年代肯定有）用國語報完了，還會用閩南語報導一次全島風浪大小，這是給漁民聽的。好比常聽到「中硬至大硬」啥的。此處國語「硬」的音就是台語的「浪」，意思是中浪到大浪。 <text:line-break/><text:line-break/>講了半天要說的是，可見國民黨根本沒打壓台語，戲劇、歌唱節目都會安排台語的東西（完全被漠視的是客語，只有張菲搞笑時唱幾句客家山歌，什麼阿妹、大毛蟲啥的，台下笑翻。而原住民的整體地位我認為是張惠妹帶動的），但國民黨也真的是打壓了台語。 <text:line-break/><text:line-break/>「國民黨根本沒打壓台語，但國民黨也真的是打壓了台語。」我覺我此語看似矛盾，卻也沒毛病。 <text:line-break/><text:line-break/>因為國民黨只是把台語當統治上必須安插、重視的東西，不是真的在懂欣賞或愛上、愛護各族群的文化。我很不想用「族群」這字眼，大家大多是漢族還分啥本省外省客家，沒意義也沒意思。我不是說非要愛上才叫愛台灣，有很多青年愛的是西方搖滾樂怎辦？我只是講為政者比較心思粗糙，比較現實。總之我講的打壓比較接近漠視、忽視、或多少有點帶歧視或差異眼光（不是說沒打壓，戴狗牌、有些歌成禁歌，國語台語都有，台語可能更被官方找麻煩），但這並非二三十年來覺青說國民黨打壓或迫害本土文化的那套講法。我很難總結去談，但我知道覺青在談白色恐怖時好像比老人還清楚，這太瞎了，他們自己很會加戲，他們自己有夠恐怖。當然有白色恐怖，有刑求，有冤假錯案一堆，但不是他們這些年來鬼扯成的那樣。 <text:line-break/><text:line-break/>幾十年來的台灣，國民黨很糟但國民黨的功，我看國民黨也不敢提了，國民黨連「我是中國人」也怕承認。問題要讓我們這些不是國民黨的人來幫藍營講話，那也太荒唐了吧，國民黨太廢了。在我來說我當然不是要幫誰講話，我只是談事實罷了。在覺青的眼裡，台灣的好是因為日本人，不好的都是中國人（國民黨）害的。這像話嗎？（聳肩）完全不懂歷史，背離事實了。日本時代的台灣農民很可憐的啊，陳明忠是地主家庭，他就是看了農民生活不好才傾向社會主義的啊。越寫越長，打住。 </text:p>
      <text:p text:style-name="P2">人民   |  2021.04.06 19:49   |   <text:a xlink:type="simple" xlink:href="http://palinfo.habago.org/Entry?Command=Information_PrintForum#FORUM40501"><text:span text:style-name="T1">#</text:span></text:a></text:p>
      <text:p text:style-name="P4">由於戒嚴長達38年，黨國壓制台語的力度，經歷過相當大的變化。 <text:line-break/>簡言之，1971年退出聯合國、1972台日斷交後，黨國統治的正當性已大幅下降，台獨勢力壯大。 <text:line-break/>因此，1970年代，是壓制台語最用力的年代。 <text:line-break/>1960年代，仍是黨國統治自信滿滿的年代，迎來了台語電影、台語歌曲最輝煌的年代。 <text:line-break/><text:line-break/>中國近代史波瀾起伏，詭譎多變。不同時間點，黨國的做法，可能有很大的不同。</text:p>
      <text:p text:style-name="P2">陳真   |  2021.04.06 17:07   |   <text:a xlink:type="simple" xlink:href="http://palinfo.habago.org/Entry?Command=Information_PrintForum#FORUM40500"><text:span text:style-name="T1">#</text:span></text:a></text:p>
      <text:p text:style-name="P6"/>
      <text:p text:style-name="P6">我對兩岸統派的某種反感(二) </text:p>
      <text:p text:style-name="P6"/>
      <text:p text:style-name="P6">陳真 </text:p>
      <text:p text:style-name="P6"/>
      <text:p text:style-name="P6">2021. 04. 06. </text:p>
      <text:p text:style-name="P6"/>
      <text:p text:style-name="P6"/>
      <text:p text:style-name="P3">謝謝慧玲， <text:line-break/><text:line-break/>有一些東西是明明白白的基本事實，實在沒什麼好否認。除了外省人之外，哪個五十歲以上的台灣人沒掛過 "我講台語" 的狗牌罰站示眾？<text:line-break/><text:line-break/>當年我還是國語推行員呢。因為老師喜歡找調皮搗蛋的當風紀股長，喜歡找那些滿口台語的人當國語推行員，負責抓出講台語的同學，看是要罰錢或掛狗牌或青蛙跳或挨棍子。當年常見的玩笑就是故意在國語推行員面前說 "我要棒賽"，意思是說我想看棒球比賽，不是台語的 "棒賽" (大便之意) 哦。 <text:line-break/><text:line-break/>當年打壓、醜化台灣人與台灣文化不遺餘力的主要狗官就是宋楚瑜，規定電視上台語歌一天不准超過兩首，規定史豔文和秘雕、怪老子和哈麥兩齒統統得講所謂國語。 <text:line-break/><text:line-break/>不過，這些表面作為都還只是小case，國民黨踐踏台灣人與台灣文化的惡行，可謂喪心病狂，罄竹難書。 <text:line-break/><text:line-break/>人渣黨成功利用了這樣一種仇恨與不滿，進行政治炒作，先是反外省人，再來反中、仇中，藉以掠奪權力與私利。 <text:line-break/><text:line-break/>現在支持藍營的人，跟綠營支持者有個共同點就是，只要罵對方的顏色，大家就鼓鼓掌，而且傾向於把對方的相關歷史經驗或思維全盤否定。 <text:line-break/><text:line-break/>其實，腦殘不分紅藍綠，只是剛好在這個歷史節點上，反綠變成道德與理性上對的一方，但這並不意味著這一方之群眾的理性或道德素質極其優秀。依我看，還是那句老話，腦殘不分紅藍綠。</text:p>
      <text:p text:style-name="P2">許世勤   |  2021.04.06 15:19   |   <text:a xlink:type="simple" xlink:href="http://palinfo.habago.org/Entry?Command=Information_PrintForum#FORUM40499"><text:span text:style-name="T1">#</text:span></text:a></text:p>
      <text:p text:style-name="P3">語言的本質應該是作為溝通工具，能夠傳情達意最重要。語言背後所傳達的那個意思，或是表面意義，或是隱喻，語言都是很有力量的工具。 <text:line-break/><text:line-break/>說到「台語」，我遇過一些「覺青」，喜歡烤「民主香腸」或「護國奶罩」的那一類人，平時「台語」會說的沒幾句，最擅長的「台語」大概就是問候人家老媽還要「加味」的那幾句。為了避免汙染版面，我就不把那些字眼寫出來了。總覺得這些「台語」對這些「覺青」來說，似乎是一種能召喚神力的咒語，只要臭幹六譙加一句426，就有種「台灣人本色」的錯覺，彷彿高人一等。 <text:line-break/><text:line-break/>我家在菜市場一帶營生，家庭環境非常鄉土，台語說得輪轉，而且是「當我祖先已經是台灣人的時候，你的祖先還在當中國人」的在台好幾代。由於身分的關係，加上滿口濃濃「台灣味」，我跟一些人經常被誤會為「台獨」支持者。當我跟一些人用「國罵」臭幹六譙民進黨的時候，我們被指為「沒水準」，但假如我用同樣方式罵馬英九，想當然就會被認為是「台灣本色」的展現。一切言行的唯一基準，就是仇中反華，仇中反華是在台灣生存與升官發財的「標配」。 <text:line-break/><text:line-break/>說到這些「覺青」，當初「割藍委」的時候，以為來到菜市場可以大受婆婆媽媽還有攤商的歡迎，結果他們在菜市場每天分批行動，沒得到幾個好眼色，還被大家用「台語」反酸「台語講沒幾句，還說自己愛台灣」「大家要生活，嘸親像你們整天閒閒沒事」。後來「割藍委」大獲全勝，政治小丑如什麼Q的通通粉墨登場。一直到後來的罷韓行動，我爸說市場裡還有我們每天補貨的果菜市場，攤商幾乎都嘛支持韓國瑜。 <text:line-break/><text:line-break/>民進黨依靠網路與傳媒掌控了視聽，但是民間最真實的反應卻與網路上的風向截然不同。判斷政治良窳的唯一基準是「民生」，在基層生活的人民可是冷暖自知。只是很多人民的內心是矛盾的，如同「飼老鼠咬布袋」，也如同父母對「敗家子」的無奈。當然，對於已經完全接受新黨國洗腦的「覺青」，他們只要理所當然的「愛國」就行了，只不過也就只能這樣了。</text:p>
      <text:p text:style-name="P2">王慧玲   |  2021.04.06 13:21   |   <text:a xlink:type="simple" xlink:href="http://palinfo.habago.org/Entry?Command=Information_PrintForum#FORUM40498"><text:span text:style-name="T1">#</text:span></text:a></text:p>
      <text:p text:style-name="P4">隨著時間的演進，到了我的時代(六年級生)，在民國72年讀小學前，我早會聽說國語，因為每天看的電視兒童節目、卡通都是國語發音，早就學會國語，到了學校每一個同學也早就有共識，在校說國語，只是偶爾會有同學不小心說出髒話如：「幹」「三小」之類的話被罰錢，大概1元還是2元，這是台中市近郊的國小實況。 <text:line-break/>但綠腦老師年年對學生講這些事，提醒學生台語被打壓的事，所以我在臉書上，居然被二十幾歲的年輕人指責不懂台語被打壓的恥辱，真是天大的笑話，沒有經歷過那些事的人，竟然比那個時代的人自以為了解那些事。 <text:line-break/>我自小看歌仔戲、布袋戲長大，台語是很有文化內涵，我當然知道，這個文化是指「中華文化」，用台語念古文、詩詞，特別有韻味，更顯得出中國人的氣質。 <text:line-break/>去掉「中華文化」的台語，當然只剩下粗俗的俚語，甚至是髒話，台語才會變成沒文化、沒水準。 <text:line-break/>自從李登輝當總統後，台灣文化研究蓬勃發展，算算應該有30餘年，這30年來，為了擴充「台灣文化」的價值內涵，還把日據時代的皇民思想，現在提倡的「南島文化」都算進去「台灣文化」裡面，獨獨把「中華文化」從中去除，還去認西方傳教士的「台羅文」為正統。 <text:line-break/>這種不中、不西、不日、的「台灣文化」，能得到大陸閩南人、海外閩南人的認同嗎？台獨就是窮台，所以現在公視拍的影片如返校、孤味、天橋上的魔術師，是注定走不出這個島，只能在島內自嗨。 <text:line-break/>像楊麗花、黃香蓮、葉青的歌仔戲，到現在為止，在大陸褔建、東南亞閩南人圈都還能找得到戲迷。 <text:line-break/><text:line-break/>所以陳醫師我跟你說，兩蔣真沒有歧視、打壓台語，台語最風行、風光的時代是在兩蔣時期，反而是有了民進黨後，台語文化水準整個掉落，成為沒水準的語言。</text:p>
      <text:p text:style-name="P2">Lucy   |  2021.04.06 13:06   |   <text:a xlink:type="simple" xlink:href="http://palinfo.habago.org/Entry?Command=Information_PrintForum#FORUM40496"><text:span text:style-name="T1">#</text:span></text:a></text:p>
      <text:p text:style-name="P3">腦有洞，從法醫學的角度，把人說死了，今天才知道。看來，說人＂腦有洞＂，在不知不覺中也重重損傷了還活著的人，真是太不應該。 <text:line-break/><text:line-break/>五十步也莫笑一百步。 <text:line-break/></text:p>
      <text:p text:style-name="P2">王慧玲   |  2021.04.06 12:50   |   <text:a xlink:type="simple" xlink:href="http://palinfo.habago.org/Entry?Command=Information_PrintForum#FORUM40495"><text:span text:style-name="T1">#</text:span></text:a></text:p>
      <text:p text:style-name="P4">感謝陳醫師的回覆，李登輝這個敗類確實沒資格跟二蔣並列放在一起討論比較，是我失言了。 <text:line-break/>不過陳醫師說蔣王朝打壓台語，我的看法跟醫師不同，這只是李登輝那群狗賊在操弄語言不同，進而闊大挑起省籍嫌隙，來打壓政敵，騙選票的手段。 <text:line-break/><text:line-break/>事實上那群狗賊早早就混入學校當老師，常常跟學生分享「講方言，載狗牌」的黨國往事。 <text:line-break/><text:line-break/>首先，當年國民政府推行「國語」是一個正確的政策。古今中外一個多方言的國家都會推行一種官方語言，要不然國家政策如何推行暢行無阻？日本、德國皆是如此。 <text:line-break/>再說當年政府只是推行在公領域說國語，如：學校，出了校園，你愛講多久母語，沒人管。 <text:line-break/>又有人說，國語為何不選台灣多數人使用的「閩南語」，偏要選以「北京話」為基底的國語呢？ <text:line-break/>那是因為我們現在說的「國語」其實就是延用明、清時代所使用的「官話」，只是國民政府在加以校定發音稱之「國語」，要不然古時候的皇帝如何聽得懂，來自四面八方各省的官員講得話呢？ <text:line-break/><text:line-break/>「講方言，載狗牌」這件事是真的有，不過時代背景是早期政府實施六年國民義務教育時期。 <text:line-break/>我還特別訪談自已周遭的親人。 <text:line-break/>我阿姨民國38年次，她說國小、初中有說方言掛狗牌的事，但我父親民國36年次、母親民國40年次，他們卻說沒有遇過，小學老師只是口頭斥責，並未再進一步處罰。 <text:line-break/>他們3人全是本省閩南人，我父親是讀台中國小，我母親和阿姨則是讀龍井國小，3人中只有我阿姨是有升學讀初中的，所以我猜是否跟聯考有關？ <text:line-break/>我自己是民國78年讀國中的，為了聯考有好的升學率，我讀的國中是有能力分班，好班和非升學班（放牛班）的世界是天地差別很大，好班的學生在校自己都說國語，但非升學班就......。我是建議由這個方向去查，當年國小是否有偷偷能力分班，帶班的老師，尤其有受過日式教育的老師，為了求好心切，對學生使用比較激烈的手段。 <text:line-break/><text:line-break/>我也在廖輝英的書發現了一個有力的證據，廖在她的書中有說考初中要考國語、數學、英文，國語(廖考上北一女), 國語是有含作文(國語總分100分，作文占了30分)，作文好總是占有優勢。PS：愛不是單行道，第225頁，最後一段。 <text:line-break/><text:line-break/>我有問我阿姨說考初中真的像廖說的這樣嗎？我阿姨說她記得是考國文（含作文）、數學、常識，我阿姨是考上彰化的初中。 <text:line-break/>作文要好，跟國語講的好有很大的關係。 <text:line-break/><text:line-break/>如果要用閩南語識字寫文，要讀漢文私塾，一般閩南語日常口語早就跟文法、文字脫節了，用激烈的手段推行國語，只是要早日矯正本省閩南人錯誤的文法，這樣才不會寫出台式文章，聯考錄取率才會提高。 <text:line-break/>我有看賴和(1894-1943)的小說集，賴和只有受日據時代的皇民教育，所以賴和的文章中出現了許多台式文法和台語音譯的語詞，整篇文章讀起來並不是很通順，有時還要聯想一下台語的發音，才知道賴和說的是什麼東西，這跟廖玉葸、廖輝英、吳晟…等，所謂的鄉土文學作家的作品大異其趣。而這些受國語教育矯正台式文法的鄉土文學作家，似乎沒人感謝過兩蔣推行的國語政策。</text:p>
      <text:p text:style-name="P2">陳真   |  2021.04.06 10:38   |   <text:a xlink:type="simple" xlink:href="http://palinfo.habago.org/Entry?Command=Information_PrintForum&amp;iPage=1#FORUM40494"><text:span text:style-name="T1">#</text:span></text:a></text:p>
      <text:p text:style-name="P3">現在換成討論名詞解釋了嗎？ <text:line-break/><text:line-break/>根據本草綱目，腦殘不是絕症，只是很難醫，屬非典型認知生理學，希望腦殘人士不要放棄治療。至於腦子有洞，這通常屬於法醫學，檢驗屍體時才會看到，基本上是沒有救了。 <text:line-break/><text:line-break/>我曾經差點成為台大法醫研究所的教授，可能是從小福爾摩斯看太多，對法醫學挺有心得。大學時，法醫學考了很高的分數。我對細微事物之差異非常感興趣，特別是精神或認知方面，頗有心得，臨床上經常從事司法精神醫學的鑑定，自信頗能精準判別所謂自主意識和行為之間的關係。對於社會上許多人們喊打喊殺的所謂凶手，心懷憐憫，因為他們其實是某種集體蒙眛主義的犧牲品，所謂眾人皆曰可殺，然後就殺了。事實上，他們究竟是bad或mad，究竟是壞或病，是大有問題的。 <text:line-break/><text:line-break/>病人需要的是治療，不是懲罰。精神醫學歷經千年的道德模式，在殺死數以萬計的女巫男巫後，好不容易轉為科學概念。但是在台灣以及許多腦殘國度裏，疾病概念卻依舊停留在道德概念。 <text:line-break/><text:line-break/>不過，這類所謂自主意志與行為之間的討論只是皮毛，也許我們終究應該重新回到一切概念之為物，亦即一切概念的本質，來找到某種界限。將來我死後，也許可以出版一本書，就叫做：From Socrates to Wittgenstein: the free-will illusion in cognition.</text:p>
      <text:p text:style-name="P2">鄭豐遠   |  2021.04.06 09:35   |   <text:a xlink:type="simple" xlink:href="http://palinfo.habago.org/Entry?Command=Information_PrintForum&amp;iPage=1#FORUM40493"><text:span text:style-name="T1">#</text:span></text:a></text:p>
      <text:p text:style-name="P4">嗯，沒事沒事，我只是覺得，有些事如果帶有某種悲劇性質，比如原住民雛妓問題，當你去討論時，如果用這樣一種開頭:"某某某，我猜您這輩子大概沒有在台灣嫖妓過, 才說這種…(略)…外行話!!" 那麼，他寫些什麼就不會得到我的任何尊重了。 <text:line-break/><text:line-break/>第一，一個人要嫖妓過才能明白鄒妓問題嗎? 才有發言權嗎? 這是什麼邏輯? 更何況直接指著別人鼻子，"猜測"別人有沒有嫖過妓? 這不是犯規是什麼? <text:line-break/><text:line-break/>第二，如果指涉的對象是曾經獻身於此，為了雛妓問題付出巨大代價，那這種句型難道不是更侮辱人嗎? 你難道會對錢學森說: "錢老，我猜您可能沒有接受過美國 CIA 的賄賂，才會說出 XOXO 這樣的話…"? 這不是侮辱, 什麼才是侮辱? <text:line-break/><text:line-break/>我不是要找各位麻煩，如果各位覺得沒事了，我就沒事了，但我的想法還是得講清楚。也許我只是對文字太敏感，倘若我自己的發言對偉梵有所冒犯，還請見諒。 <text:line-break/><text:line-break/>當然，這裡頭還有一個重要的美感因素，我就不展開了。每個人看待各種行為的態度天差地遠，但確實誰也沒資格說誰，更遑論什麼造神了。</text:p>
      <text:p text:style-name="P2">Lucy   |  2021.04.06 09:30   |   <text:a xlink:type="simple" xlink:href="http://palinfo.habago.org/Entry?Command=Information_PrintForum&amp;iPage=1#FORUM40492"><text:span text:style-name="T1">#</text:span></text:a></text:p>
      <text:p text:style-name="P3">我也要直話直說！ <text:line-break/><text:line-break/>實在很不喜歡陳真醫生老是說人＂腦殘＂。說＂腦有洞＂不好嗎？殘，意味著殘廢，永不可逆；洞，還有彌補的空間和機會。說人＂腦殘＂，豈止是不客氣不禮貌，更大的力度更似＂你不配活著＂。你或許不同意，是聽者要往更自虐自殘的方面去想－－但重話出自於你。 <text:line-break/><text:line-break/>鬼扯淡，也有同樣傷人的負面效果。</text:p>
      <text:p text:style-name="P2">陳真   |  2021.04.06 08:59   |   <text:a xlink:type="simple" xlink:href="http://palinfo.habago.org/Entry?Command=Information_PrintForum&amp;iPage=1#FORUM40491"><text:span text:style-name="T1">#</text:span></text:a></text:p>
      <text:p text:style-name="P4">(續) <text:line-break/><text:line-break/>大家應該都參加過研討會之類的吧？這跟開班會不一樣，班會討論個別生活人事物，研討會卻是純粹講概念談道理。類似像這樣，當我們討論比方說天文物理，那就談天文，談物理，而不要談什麼 "你可能不喜歡星星哦"。那是在談情說愛，不是在談物理。當我們討論竊盜問題，那就談竊盜的各種相關道理，而不是談"你可能沒偷過東西哦"。 <text:line-break/><text:line-break/>這時候，如果有另一個人跳出來說，"偷不偷東西是他的個人私生活，請勿談論"，或是說，"誰誰誰何許人也，豈容你說三道四？" 這時候，那個無言的倒楣鬼豈不是更啞口無言嗎？</text:p>
      <text:p text:style-name="P2">陳真   |  2021.04.06 08:04   |   <text:a xlink:type="simple" xlink:href="http://palinfo.habago.org/Entry?Command=Information_PrintForum&amp;iPage=1#FORUM40490"><text:span text:style-name="T1">#</text:span></text:a></text:p>
      <text:p text:style-name="P3">懷軒，阿遠，你們講的都各有對錯。我就直話直說了。 <text:line-break/><text:line-break/>一，事實上，我看不出來這位偉梵同學的發言哪裡有問題。不知所云並沒有犯了巴勒網的天條。 <text:line-break/><text:line-break/>二，我常講巴勒網只有一個天條就是無論褒貶，不談個別人事物，必須敬若神明。但我常常被迫得解釋這道天條的意思，解釋幾千萬遍，已經不知道怎麼解釋了。 <text:line-break/><text:line-break/>三，偉梵的禮貌其實也沒有問題。再說，我也不是在推行禮貌運動，我寫東西比誰都不客氣不禮貌。大家只須針對事情講話，不用管禮貌。 <text:line-break/><text:line-break/>四，偉梵的發言類似這樣。比方說，每當有人反對死刑，就會有人跳出來罵他說如果你是受害者，如果你的家人被人怎麼樣，你還會反對死刑嗎？ <text:line-break/><text:line-break/>這種議論方式就是腦殘，以為別人的某種思維只是根據一種個人情緒或經驗。當有人這樣子討論問題時，你就知道沒法跟他說下去了。 <text:line-break/><text:line-break/>但是，再怎麼說，這樣的發言都沒問題，腦殘言論只是浪費版面空間，但是沒有觸犯天條。 <text:line-break/><text:line-break/>五，偉梵哪來“直指我的私生活”? 講這樣不是反而讓人誤會，反而陷我於更大的無言嗎？ <text:line-break/><text:line-break/>六，懷軒說得對，我講的天條適用於所有人。特別高舉我是何許人也，彷彿我高人一等似的，其實只會讓我感覺受辱而非榮耀。</text:p>
      <text:p text:style-name="P2">鄭豐遠   |  2021.04.06 05:43   |   <text:a xlink:type="simple" xlink:href="http://palinfo.habago.org/Entry?Command=Information_PrintForum&amp;iPage=1#FORUM40489"><text:span text:style-name="T1">#</text:span></text:a></text:p>
      <text:p text:style-name="P4">思維確實有 XYZ 各種維度，很多時候，某類特定維度比起純綷的智能與理性空間來得更重要，特別是這年頭。 <text:line-break/><text:line-break/>出了國，見了世面，很多事以前不明白，現在懂了。如果有人要問我究竟懂了什麼，我大概也只能說 "這個很難解釋，等你看過外面的世界自然就會知道了"。 <text:line-break/><text:line-break/>我明白的其中一件事就是，兩岸人民群眾存在某種關鍵差異。就所謂文明素養上，大家半斤八兩，誰也別笑誰 (如果有誰覺得自己比彼岸優秀，那我也只能說 "這個沒什麼好說的，等你看過外面的世界自然就會知道了")。但是，大陸社會有一樣東西是台灣沒有的，這東西不好說，無形無狀，勉強要說就是一種榮譽感。人們知道何者為重，何者為輕，知道誰是巨龍，誰是後院的蜥蜴。 <text:line-break/><text:line-break/>某個意義上，我不是真正關注輕重巨細本身，讓我真正感動或生氣的的是人們面對輕重巨細的態度。領導人就不說了，我經常喜歡看人們怎麼談論錢學森，郭永懷，袁隆平，伍連德，馬海德，白求恩等人。從人們的表情神態，我明白了很多事，從而獲得一種很深的感動。 <text:line-break/><text:line-break/>如果一個人還有基本的榮譽感和是非感，當你談論錢學森郭永懷袁隆平伍連德馬海德白求恩等人時，就算不肅然起敬，你將不會說出一些不該說的質疑或臆度或冒犯。 <text:line-break/><text:line-break/>很多時候覺得很無力，因為我知道面對繁體字，面對台灣同胞，說這些也是白說，打字也是白打，因為整個社會已經腦傷了，整個思維缺了一大塊，你說一些人們無從想像的事，會引起人們的反感，甚至敵意。 <text:line-break/><text:line-break/>這樣一種腦傷，當然是人為，是美日殖民者刻意為之。當你把一個人變得不在乎榮譽是非，他自然就什麼都敢說都敢做，而且連帶智商減半，成了最好的棋子和打手，任你操控。 <text:line-break/><text:line-break/>講多了，如果有人覺得被冒犯請見諒，但我不是在講誰，我是講一整個社會的普遍問題。有人不同意或不懂我也沒辦法，還是那句話，何不真正打開你的眼睛，去看看外面的世界? 看過你也許就會懂了。 <text:line-break/></text:p>
      <text:p text:style-name="P2">懷軒   |  2021.04.06 04:56   |   <text:a xlink:type="simple" xlink:href="http://palinfo.habago.org/Entry?Command=Information_PrintForum&amp;iPage=1#FORUM40488"><text:span text:style-name="T1">#</text:span></text:a></text:p>
      <text:p text:style-name="P3">阿遠， <text:line-break/>這位偉梵的留言不知所云，說話的態度語氣或內容直指陳真私人的確令人不舒服，當然也犯了咱們的版規，該刪就刪了，不用跟他囉嗦。可我以為你一句「陳真是什麼人？」同樣也會令人不舒服。我們沒有要造神吧？陳真就是個活人，我們的朋友，沒有和蔣公一樣不能批評，當然前提是批評的是公眾的言論與想法。他劈頭蓋臉的問題直指人的私生活，當然令人反感，但我們也不必把人拱上某種高度。這跟我們一直反感的東西是一樣的。 <text:line-break/>懷軒</text:p>
      <text:p text:style-name="P2">陳真   |  2021.04.06 01:59   |   <text:a xlink:type="simple" xlink:href="http://palinfo.habago.org/Entry?Command=Information_PrintForum&amp;iPage=1#FORUM40487"><text:span text:style-name="T1">#</text:span></text:a></text:p>
      <text:p text:style-name="P4">謝謝慧玲，就如周恩來所說，蔣家不管立場如何，始終是個愛國者。 <text:line-break/><text:line-break/>妳怎麼把蔣家拿來跟貪污黑金漢奸老賊李登輝相比呢？一個愛國者，也許有功有過，但是歹徒就只是歹徒，歹徒只是為己謀取私利。哪能比在一塊？ <text:line-break/><text:line-break/>至於其它的，請見哈巴狗教材第x頁，我沒什麼好說的，總不能幾千萬字統統再寫一遍吧？ <text:line-break/><text:line-break/>另外，謝謝阿遠。我不知道有什麼留言是我沒看到就被刪的。偉梵的留言，基本上還ok，但令人很無言就是。 <text:line-break/><text:line-break/>十四年前回台定居後，心裏常浮現一句話："得天下英才而教之，一樂也"。但我運氣不好，沒見過什麼英才，蠢材倒是遇過成千上萬；別說教學，就連基本對話都常有很想 "掐LP自殺" 的衝動，真的很無言。後來死了一條心，決定從此離開講台；教學太難了，自言自語顯然要容易許多。 <text:line-break/><text:line-break/>有一種 "無知" 是大寫的、根本的，他不是少知道了某些部份，而是根本不知道自己不知道什麼，少了一整個面向，一整個架構，一整套 "語言"。 <text:line-break/><text:line-break/>比方說，如果有人英文不好，這沒什麼，ABCD學一學就會了。但有一種無知是這樣，他根本不知道英文是什麼東西，但他卻以為自己知道。 <text:line-break/><text:line-break/>這就好像二次元生物只懂長寬，不知道什麼是高度，他沒有這個面向，但他卻以為自己知道，以為高度就存在於長寬之中，於是講來講去都在同一平面打轉。這時候，你將很難教他任何有關高度的東西。 <text:line-break/><text:line-break/>我跟小朋友聊天，常講的一句話就是："這個很難解釋，等你長大自然就會知道了"。有些東西彷彿就像一種晚熟的器官，假以時日，那個器官才會長出來，不用急。但是有些時候，我覺得，一個人方方面面的能力、個性、身世、經驗與造化，事實上已經決定了他所能認識的世界有多寬廣。 <text:line-break/><text:line-break/>有多大的世界，才講得了多大的語言。</text:p>
      <text:p text:style-name="P2">王慧玲   |  2021.04.06 00:39   |   <text:a xlink:type="simple" xlink:href="http://palinfo.habago.org/Entry?Command=Information_PrintForum&amp;iPage=1#FORUM40486"><text:span text:style-name="T1">#</text:span></text:a></text:p>
      <text:p text:style-name="P3">這種洗腦台灣史，有人是國中上課，有人是高中上課或大學通識課上課。對不起前篇文不小心重發，請版主把多的文砍掉。</text:p>
      <text:p text:style-name="P2">王慧玲   |  2021.04.06 00:30   |   <text:a xlink:type="simple" xlink:href="http://palinfo.habago.org/Entry?Command=Information_PrintForum&amp;iPage=1#FORUM40485"><text:span text:style-name="T1">#</text:span></text:a></text:p>
      <text:p text:style-name="P4">陳醫師：你今日的文章說，蔣家王朝是傲慢王朝，我非常不同意你的自以為是，兩蔣在怎樣治國也沒有李登輝卑鄙無恥，兩蔣的人品、治國能力是歷任總統中數一數二強的，蔣公不是叫假的，他真的有這個實力。 <text:line-break/>我早想請問陳醫師，你可知道你心心念念的黨外運動，早就被李登輝拿去利用來洗腦無知的學生。 <text:line-break/>下面這種洗腦台灣史歷史課，老師是用台語講課，待聽過課的學生年滿20歲有投票權，總統當然是選陳水扁，陳上台後，改課綱，從此光明正大的洗腦學生。 <text:line-break/>這是許多六年級中後段班至七年級前段班的閩南人(聽得懂台語)都有印象上過這種歷史課。 <text:line-break/>李登輝以後的總統：陳水扁、馬英九、蔡英文…，全都是李提拔扶植出來。李才是最大的罪人。 <text:line-break/>--------------------------------------------------------------------------- <text:line-break/>神秘的歷史課～ <text:line-break/>這次韓國瑜落選，老實說我很失望，躺在床上睡不著，想著想著突然想起一件事，綠營洗腦年輕人的手段到底是從何時開始的？ <text:line-break/>我是6年級中段班，當時大家讀的課本都是國立編譯館出版的課本，民國81年我剛考上台中不錯的公立高中，一年級的歷史，如果你不是一類組（文組），大學聯考是不考的，我們那一班大部份都要讀2、3類組，印象中不到10個要讀一類組。 <text:line-break/>記得好像是下學期吧，換了新歷史老師，第一次見面，我被他容貌氣質嚇一跳，花白的頭髮，消瘦的臉龐，鋭利的眼睛中透露出憤世嫉俗眼神，説實話不像老師反倒像被放出來的政治犯。 <text:line-break/>老師教課的內容跟課本無關，但都是我從沒聽過的，他起頭先從宋朝褔建省外海有一個島，叫「琉球」講起…，我第一次聽到「有唐山公，沒唐山嬤」這種說法，然後再說明末清初鄭成功如何‧‧‧‧，剛開始還好，但講到陳儀、228、白色恐怖，老師就特別激動，反而對於甲午戰爭、滿清割讓台灣給日本、八年抗戰、日本侵略中國欺負台灣人輕輕帶過，幾乎不提起。 <text:line-break/>老師都在黑板寫板書，也沒印講義給我們，快到月考前才翻開課本，畫重點給同學應付考試。 <text:line-break/>不知道有人上過這種歷史課嗎？ </text:p>
      <text:p text:style-name="P2">Akan   |  2021.04.05 23:48   |   <text:a xlink:type="simple" xlink:href="http://palinfo.habago.org/Entry?Command=Information_PrintForum&amp;iPage=1#FORUM40482"><text:span text:style-name="T1">#</text:span></text:a></text:p>
      <text:p text:style-name="P3">新疆教營中心的訪問紀錄。裡面有個男子說如果是阿拉的意思，要他殺了兒子他也會做。這不是仇恨。世界上2種東西最能蠱惑人心--政治和宗教，很多時候政客拿宗教信仰來箝制人心。美國何嘗不是這樣？ 台灣的政治不管民進黨或國民黨，不也這樣？希特勒也是這樣.....這應該說是人身為人的最弱點吧？ <text:line-break/><text:line-break/><text:a xlink:type="simple" xlink:href="https://www.youtube.com/watch?v=pqlzunwilGM"><text:span text:style-name="T2">https://www.youtube.com/watch?v=pqlzunwilGM</text:span></text:a></text:p>
      <text:p text:style-name="P2">大齐   |  2021.04.05 19:42   |   <text:a xlink:type="simple" xlink:href="http://palinfo.habago.org/Entry?Command=Information_PrintForum&amp;iPage=1#FORUM40481"><text:span text:style-name="T1">#</text:span></text:a></text:p>
      <text:p text:style-name="P4">在网络上煽动仇恨很简单，只要有人带带节奏就行了，比如1450，又比如更早之前就存在的不分蓝绿的中华民国政府的网特。但是但凡来过大陆的台湾人，应该都知道，不管你是蓝是绿，基本都不会被仇视被歧视，甚至还会让你有那么一些优越感吧？ <text:line-break/><text:line-break/>网络和现实还是有不同的。就算在网络上高喊留岛不留人的，对这些说法点赞的，我也敢说排除带节奏的，就是纯粹发泄某种憋屈的情绪而已。大陆的网络监管以前是强调和谐，不允许这些东西出现的，但这几年实在盖不住了，你不让网民宣泄一下，恐怕到时更容易爆发。 <text:line-break/><text:line-break/>说实在的，舆情管控真的很难很复杂。一方面中央要苦口婆心和平统一，一方面也不能批评梧桐论。毕竟，大家都知道，除了梧桐，根本不可能有其他方式统一。就像当年收回香港，如果不是解放军随时可以拿下驻港英军，撒切尔也不可能交回香港。台湾也一样，美国根本不可能和平交回台湾，民进党和国民党或者任何未来执政的政治团体或人物也不可能和平交回台湾。 <text:line-break/><text:line-break/>北京之所以迟迟没统一台湾，除了要考虑统一后的治理，还有一个重要的客观因素，就是军力和科技还没强大到碾压一切第一岛链的美军而已。所以，是的，中国要统一，确实是考虑要和美日联军打仗的。我们大陆人还没傻到说梧桐是要和台湾人打仗。恰恰相反，要打之前肯定首要考虑的是避免平民的生命财产受到伤害。但这些保障工作，还是要靠科技和军事的实力，所以回到最后，又是硬实力说了算。 <text:line-break/><text:line-break/>我很少看梧桐论人士发言，不过可以想象某些人居高临下语气轻挑的样子。我个人很反感这些脸孔，就像反感台湾政客名嘴的脸孔一样。甚至这两年频频在大陆网络露脸收获大陆粉丝好像一副大中华同胞的唐湘龙陈凤馨等名嘴，我也很反感，因为我知道他们以前的脸孔是什么样。 <text:line-break/><text:line-break/>不过这些都是浮云，在外交军事上，任何民意都影响不了中国共产党。</text:p>
      <text:p text:style-name="P2">鄭豐遠   |  2021.04.05 19:39   |   <text:a xlink:type="simple" xlink:href="http://palinfo.habago.org/Entry?Command=Information_PrintForum&amp;iPage=1#FORUM40480"><text:span text:style-name="T1">#</text:span></text:a></text:p>
      <text:p text:style-name="P3">巴勒網有言論管制，再敢有人犯規，發一篇我就刪一篇。</text:p>
      <text:p text:style-name="P2">鄭豐遠   |  2021.04.05 19:37   |   <text:a xlink:type="simple" xlink:href="http://palinfo.habago.org/Entry?Command=Information_PrintForum&amp;iPage=1#FORUM40479"><text:span text:style-name="T1">#</text:span></text:a></text:p>
      <text:p text:style-name="P4">這位陳偉梵，請注意你的言行，陳真是什麼人? 你這種留言對人是種極大侮辱，再犯我立刻刪文。</text:p>
      <text:p text:style-name="P2">陳偉梵   |  2021.04.05 18:23   |   <text:a xlink:type="simple" xlink:href="http://palinfo.habago.org/Entry?Command=Information_PrintForum&amp;iPage=1#FORUM40477"><text:span text:style-name="T1">#</text:span></text:a></text:p>
      <text:p text:style-name="P3">陳醫師, 我猜您這輩子大概沒有在台灣嫖妓過, 才說這種"許多原住民兒童過著極度貧窮的生活，動輒遭到非常不人道的待遇。比方說，雛妓問題之所以猖狂無度，是因為背後總是有黑白兩道與國民黨政治人物在撐腰，從事販賣人口的人渣勾當。" 外行話!! <text:line-break/><text:line-break/><text:line-break/>去問老司機, 現在許多原住民雛妓多不多?? 很少, 為什麼, 王永慶的功勞!! <text:line-break/>40年前多不多, 超級多. 為什麼有這麼大差距!! 王永慶提供原住民一條光明, 有尊嚴的就業途徑!! <text:line-break/><text:line-break/><text:line-break/></text:p>
      <text:p text:style-name="P2">鄭豐遠   |  2021.04.05 10:40   |   <text:a xlink:type="simple" xlink:href="http://palinfo.habago.org/Entry?Command=Information_PrintForum&amp;iPage=2#FORUM40476"><text:span text:style-name="T1">#</text:span></text:a></text:p>
      <text:p text:style-name="P3">我也有一樣想法，完全附議。仇恨正是敵人的工具，該恨的是敵人，而不是自己的骨肉同胞，那是完全荒唐和低能的一件事，正中敵人下懷。</text:p>
      <text:p text:style-name="P2">陳真   |  2021.04.05 00:13   |   <text:a xlink:type="simple" xlink:href="http://palinfo.habago.org/Entry?Command=Information_PrintForum&amp;iPage=2#FORUM40475"><text:span text:style-name="T1">#</text:span></text:a></text:p>
      <text:p text:style-name="P4">我對兩岸統派的某種反感 <text:line-break/><text:line-break/>陳真 <text:line-break/><text:line-break/>2021. 04. 04. <text:line-break/><text:line-break/><text:line-break/>我對兩岸甚囂塵上的武統聲音大多很反感。這樣一種反感不太容易說明，簡單說就是反感一種居高臨下的態度。 <text:line-break/><text:line-break/>人渣黨及其文人走狗，這些為一己私利與權力而犧牲大眾福祉的人渣很可惡，拖去槍斃雖非我所願，但我總不能說這些人渣歹徒是無辜的。問題是，台灣人卻很無辜。台灣人的仇中反華言行很令人厭惡，但是台灣人畢竟是無辜的。 <text:line-break/><text:line-break/>今天，對岸十四億人，倘若打從一出生就接受仇中反華的教育與媒體無日無之鋪天蓋地的謊言洗腦與抹黑，我相信，能夠不被洗腦者同樣也是鳳毛麟角。也就是說，絕大部份人或幾乎所有人，其理性能力根本無法跳脫被成功洗腦的命運。 <text:line-break/><text:line-break/>換句話說，至少在洗腦這一點上，對岸同胞並沒有更聰明或更具有道德感。他們今天之所以站在對的與善的一方，只是因為他們很幸運剛好出生在中國大陸，接受了良好的思想教育。 <text:line-break/><text:line-break/>可是，不管台灣人再怎麼不堪，都不是對岸同胞的敵人。台灣人今天之所以是這副腦殘猥瑣德性，純粹就是洗腦洗出來的。操盤者當然就是美國，而國、民兩黨只是美國走狗，代為執行洗腦任務，好讓台灣人為美國人賣命，去打擊或攻擊對岸同胞。 <text:line-break/><text:line-break/>也就是說，我們今天如果要算帳，這筆帳首先就應該掛在美國及其走狗的頭上，他們才是加害人，台灣同胞則是被害人，哪有只會對被害同胞作威作福的道理？這不會太沒出息嗎？台灣人受害如此之深，祖國要是有出息，難道不覺得自責與汗顏？ <text:line-break/><text:line-break/>要算帳，應該去找美國及日本，怎麼是找被害同胞嗆你聲要你命？要擺姿態，應該對鬼子對洋人擺才對，怎麼是擺給飽受洗腦的受害同胞看？要掄拳恐嚇人，或是要血洗，應該去血洗美國和日本以及幾乎所有無惡不作操弄仇中反華的西方國家才對。那才是真正有骨氣的中國人。怎麼會窩囊到以弱不禁風的受害台灣同胞做為作威作福的對象，真的很沒出息。 <text:line-break/><text:line-break/>如前所說，我這樣一種反感很不好說明，因為我所反感者並非某種主張，而是一種難以具體指陳的 "態度" 或 "姿態"，一副 "咱們祖國多偉大多厲害啊，隨便動個指頭就要把台灣人給捏死" 的那種狗仗人勢的嘴臉。 <text:line-break/><text:line-break/>對岸的這類嘴臉，我每個幾乎全罵過好幾回。至於島內，我不太想點名，畢竟他們在島內屬於弱勢，但他們那種狗仗人勢的態度，依然十分令人反感，特別是當這樣一種傲慢態度含有族群歧視的成份時，我會毫不猶豫視之為敵，哪怕我們的某種表面主張也許很相近。 <text:line-break/><text:line-break/>我可以點名一個人，他叫郭冠英。我之所以敢點名他，是因為我看他實在是囂張得意到不行，當年舊黨國多的就是這類作威作福的高級外省人。 <text:line-break/><text:line-break/>這種傲慢態度，事實上也就是過去蔣家王朝為何令人痛恨的主要原因之一。不管蔣家做了多少建設，對台灣有過何等功勞，都無法掩蓋或彌補他們在台灣所施行的、長達半個世紀的歧視政策，把本省人貶低為低等族群，讓台灣人對自己都看不起；動用一切卑鄙抹黑的手段羞辱台語，醜化本省人，彷彿本省人非蠢即壞，全是低能兒，全是沒水準傻乎乎毫無文化水平的下流族群。 <text:line-break/><text:line-break/>至於原住民，在蔣家王朝底下就更慘了，簡直不當人看，家園與土地被掠奪，生命被踐踏，許多原住民兒童過著極度貧窮的生活，動輒遭到非常不人道的待遇。比方說，雛妓問題之所以猖狂無度，是因為背後總是有黑白兩道與國民黨政治人物在撐腰，從事販賣人口的人渣勾當。 <text:line-break/><text:line-break/>在上個世紀九零年代之前，很多原住民甚至被歧視與糟蹋到不願或不敢承認自己的血統。我在台北馬偕工作時，曾經收住院一名憂鬱症患者，是個原住民，父母也都是原住民，毫無疑問。有一天，病患的媽媽來病房探望他。會談時，原本相談甚歡，但我隨口問了他媽媽一句話說："請問您是哪一族？" 對方馬上勃然大怒破口大罵說："我不是原住民，你不要侮辱我！" <text:line-break/><text:line-break/>我對祖國評價非常高。我敢說，應該很少有人能夠像我這樣，在一種很根本且長遠的人類文明發展與價值判斷的意義上，給予祖國極高的評價，我甚至經常使用 "至善" 的字眼來形容祖國在人類文明發展上影響千百年的革命性價值。但我得說，這指的是一種大方向的評價。若要論及內政的普遍素質與發展，我看對岸還是落後台灣就算沒有一大截，也有一小截，或是五十步笑百步，沒什麼好驕傲。 <text:line-break/><text:line-break/>站在台灣的角度，兩岸越早統一越好；我更是經常渴望台灣早日回歸祖國，因為台灣實在是被殖民得有夠腐敗與痛苦。 <text:line-break/><text:line-break/>這二十幾年來，台灣更是被綠營這些人渣給糟蹋得有夠徹底：價值崩盤，公義淪喪，順我者昌，逆我者亡；控制媒體與教育，為一己之私一黨之利效命；更以巨額公帑豢養網軍，整天抹黑造謠，傷害異己，不擇手段；操弄司法，文官體制瓦解；分贓酬庸，全面掏空，貪贓枉法至根本無法無天的地步；不論地方或中央，一人得道，雞犬昇天；沐猴而冠，爭相搶食，大撈特撈，為所欲為，毫無節制，毫無廉恥。 <text:line-break/><text:line-break/>而你卻只能眼睜睜看著一群政治寄生蟲吸乾你的血汗錢，奪走下一代的生存環境與前途，傷害島嶼僅存的一絲命脈。這時候，你不會想要趕緊統一嗎？ <text:line-break/><text:line-break/>但是，如果站在對岸祖國的角度，只要不獨立，台灣要怎麼爛、怎麼鬼叫或怎麼腐拜，事實上都只是皮毛，無甚意義，早統晚統都沒差。 <text:line-break/><text:line-break/>因此，基本上我是兩種立場兼具，早統有利於台灣，晚統卻極其有害且痛苦(誰會樂意住在一個由人渣漢奸統治、貪婪猥瑣污穢到極點、並且敵視自己的祖先與同胞的島嶼？)，但是，晚統卻根本無傷於大陸。因此，我不知道該以祖國的整體發展為念，或是以島嶼利益為優先？ <text:line-break/><text:line-break/>但是，不管早統晚統或文統武統，我都會以上述那樣一種傲慢歧視台灣人的態度為敵，猶如我之敵對那些仇中反華的人渣走狗一般。不管你主張哪種兩岸統一法，都不應該鄙視台灣人的痛苦和無辜。我之所以尊敬白狼是因為我相信他以台灣一般百姓為念。</text:p>
      <text:p text:style-name="P2">苦难辉煌   |  2021.04.04 12:21   |   <text:a xlink:type="simple" xlink:href="http://palinfo.habago.org/Entry?Command=Information_PrintForum&amp;iPage=2#FORUM40474"><text:span text:style-name="T1">#</text:span></text:a></text:p>
      <text:p text:style-name="P3">大陆国防大学少将内部讲座，已经明说了，习近平下一任期将统一台湾，然后将恢复国家主席2届任期限制。</text:p>
      <text:p text:style-name="P2">掷弹兵   |  2021.04.04 12:08   |   <text:a xlink:type="simple" xlink:href="http://palinfo.habago.org/Entry?Command=Information_PrintForum&amp;iPage=2#FORUM40473"><text:span text:style-name="T1">#</text:span></text:a></text:p>
      <text:p text:style-name="P7"><text:a xlink:type="simple" xlink:href="https://bit.ly/39HhgVw"><text:span text:style-name="T3">https://bit.ly/39HhgVw</text:span></text:a></text:p>
      <text:p text:style-name="P2">李念淨   |  2021.04.04 08:41   |   <text:a xlink:type="simple" xlink:href="http://palinfo.habago.org/Entry?Command=Information_PrintForum&amp;iPage=2#FORUM40472"><text:span text:style-name="T1">#</text:span></text:a></text:p>
      <text:p text:style-name="P3">真的又被陳醫師說中了 <text:line-break/>然而現在台灣人已經差勁到連這些社會隱患都不肯承認也不願意看出來 <text:line-break/><text:line-break/>一個社會的整體衰敗就是一連串糟糕的小事集結在一起越變越大最後來個總爆發 <text:line-break/><text:line-break/>其實火車這件事情 <text:line-break/>給最低價標，讓有後門的承包商包去也不是一天兩天的現象 <text:line-break/>平時不去在意，不去批評，等到真正出大事再來個電視哀悼，根本不是解決問題的方法</text:p>
      <text:p text:style-name="P2">Akan   |  2021.04.03 07:56   |   <text:a xlink:type="simple" xlink:href="http://palinfo.habago.org/Entry?Command=Information_PrintForum&amp;iPage=2#FORUM40471"><text:span text:style-name="T1">#</text:span></text:a></text:p>
      <text:p text:style-name="P4">喔~~我了解了。季的意思是中國在持續強大之後所造成的世界新秩序，是“中國強大並可能主導世界”這個情況，所以他的“中國能否接受這個新秩序的意思是，中國有沒有能力handle？擔不擔當得起世界強國的責任和地位？是這樣嗎？</text:p>
      <text:p text:style-name="P2">Akan   |  2021.04.03 04:13   |   <text:a xlink:type="simple" xlink:href="http://palinfo.habago.org/Entry?Command=Information_PrintForum&amp;iPage=2#FORUM40470"><text:span text:style-name="T1">#</text:span></text:a></text:p>
      <text:p text:style-name="P3">季辛吉說：中國在很多領域都會迅速變得更強大、更先進，美國可能會發現很難與這樣的對手談判，而另一個問題則是，中國能否接受所謂新的秩序。 <text:line-break/><text:line-break/>季辛吉應該要說，美國能否接受所謂的新秩序。不是嗎？因為向來是美國說了算，但現在中國已經強大到世界必須要有個新的秩序產生；而美國發現很難與變強大的中國談判，但他認為是西方的問題，不是中國的。那怎麼還有”中國能否接受所謂的新秩序是另一個問題“這個疑問？我覺得這裡面的弦外之音是在隱喻，新秩序的成立多半還是讓利給西方或美國，或大半還是以歐美為主導，但這樣的架構下，中國還是得到應得的地位也好利益也好，反正不會是空手而回。 <text:line-break/><text:line-break/>我過不去這個坎----問題怎麼會是中國能否接受新秩序？而不是美國或歐美能否接受新秩序？還是中間有很多細節我沒明白到？@@</text:p>
      <text:p text:style-name="P2">陳真   |  2021.04.03 00:29   |   <text:a xlink:type="simple" xlink:href="http://palinfo.habago.org/Entry?Command=Information_PrintForum&amp;iPage=2#FORUM40469"><text:span text:style-name="T1">#</text:span></text:a></text:p>
      <text:p text:style-name="P4">惟有解放，才有將來(二) <text:line-break/><text:line-break/>陳真 <text:line-break/><text:line-break/>2021. 04. 03. <text:line-break/><text:line-break/><text:line-break/><text:line-break/>前陣子提到高雄市明誠路及慶豐街人車雜沓、到處違規停車的問題，以致於寸步難行，險象環生： <text:line-break/><text:line-break/><text:a xlink:type="simple" xlink:href="https://bit.ly/39BJlxu"><text:span text:style-name="T2">https://bit.ly/39BJlxu</text:span></text:a>  <text:line-break/><text:line-break/>很多人可能會誤以為這是高雄特別亂的兩條街道，其實不是，比起其它街道，肯定是好太多了。 <text:line-break/><text:line-break/>高雄分南北，南高雄是舊市區，北高雄開發較晚，因此生活環境相對也比較好，特別是以美術館為中心的這一帶，環境最好。明誠路和慶豐街就在北高雄，我之所以特別提起這兩條道路是因為我平常就在這一帶活動。我想說的不是這兩條路最爛，而是說，即便是在高雄生活環境素質最好的美術館一帶，交通依然亂七八糟。 <text:line-break/><text:line-break/>當然，北高雄再怎麼亂，根本遠遠都還比不上南高雄。昨天有事去南高雄，一路上真的很想殺人，亂七八糟到極點的交通，人車雜沓，機車亂竄，前後左右全是機車，狂飆亂竄。這樣的城市，卻是台灣數一數二的現代化都市，你不會覺得很荒唐很可笑嗎？ <text:line-break/><text:line-break/>特別是每到下班時間，成千上百的機車、汽車就這樣擠成一團，跟玩命沒兩樣。相對於一般人的交通之苦，狗官們卻動轍交通管制，暢行無阻。 <text:line-break/><text:line-break/>台灣人經常自鳴得意台灣多棒多偉大，其實笑死人，真的是井底之蛙。 <text:line-break/><text:line-break/>我經常很想問問大家，你每天的生活，包括食衣住行，你是擔心吃到黑心食品或萊豬，擔心亂七八糟的交通，擔心層出不窮的各種暴力事件與治安問題，擔心家人、小孩的安全，還是擔心你住的街道名稱到底是叫中正路或南榕路？ <text:line-break/><text:line-break/>今天台灣發生重大交通事件，一輛工程車可能煞車沒煞好，滾下坡來，撞上一輛火車，導致五十多人死亡，數百人輕重傷，現場屍塊散落四處，一堆無頭或無下半身的屍體橫陳。 <text:line-break/><text:line-break/>個案真相如何我沒法做評。但我想說的是，這麼多的車禍，這麼多的工安事件，每年奪走數千條人命，數十萬的傷殘，難道是正常的嗎？我常在講工安包括道路施工的問題，真的是它媽的有夠可惡且可怕，完全就是草菅人命。所有一切所謂工安規定或作業流程，完全不當一回事，完全就是虛應故事。 <text:line-break/><text:line-break/>每次發生事故，台灣社會上上下下必然就是一番熱烈的 "檢討"，其實全是做做樣子，灑灑口水。台灣民粹政治不改，問題將始終存在。 <text:line-break/><text:line-break/>我曾待過台灣十三個縣市，在工安與交通方面最可怕、最亂七八糟胡作非為的就是高雄和台南，特別是G邁擔任所謂市長的這段時間最離譜。我常覺得他是不是瘋了？還是死了？它媽的可以這樣當市長嗎？交通、工安以及工廠作業安全與污染等問題，就這樣擺爛嗎？道路施工可以這樣隨便亂搞而完全不用做好工安嗎？這根本就是在賭人命不是嗎？不死人算是運氣好？死了算活該自己不小心嗎？ <text:line-break/><text:line-break/>台灣政治的可悲、反智與骯髒就是洗腦，透過一套 "敵我二分" 的洗腦系統，讓人們相信只要是綠的就是自己人，不管怎麼胡搞亂搞都很棒。反之，只要不是綠的，就是敵人，就算是聖人也要抹黑成人渣；就算聰慧伶俐學養俱佳，也硬是要抹黑成草包；就算做得再怎麼認真用心再怎麼好，也必須抹黑成一團爛，必須拉下台，說高雄不能淪陷在敵人手裏，必須 "光復"，必須 "拯救民主"。它媽的這些眛著良心的人渣，真的是令人難以置信，世界上怎麼會有人顛倒是非黑白到這種程度。 <text:line-break/><text:line-break/>蔣家年代，政治高壓，但是，人們的理性程度與道德意識卻相對比較高，只要你有理，只要你不怕死，敢說出事實真相，只要你的想法能夠傳遞到人們耳朵裏，人們肯定就會站在你這邊。 <text:line-break/><text:line-break/>因此，那個年代我經常跟黨外同志們說，哪怕是再怎麼頑固的忠黨愛國份子，只要對方願意跟我聊上一兩小時，我幾乎可以馬上讓對方改變立場。這不是因為我口才好，而是因為那個年代的人們比較具有道德感與價值意識，只要你讓對方知道真相，人們通常會馬上改變政治態度。經驗中，只有一兩次失敗。 <text:line-break/><text:line-break/>黨外年代，除了在高醫對我全面抹黑之外，情治單位同時也在高雄 (甚至台南) 的各大學和中學，把我抹黑成大惡棍，幫我打知名度，就是因為只要願意聽我說話的學生，幾乎統統改變了政治立場。越抹黑，我的說服效果卻反而越好，因為人們馬上會發現我跟抹黑謠傳之中的青面獠牙形象相去太遠，落差太大了；他們很快就會相信自己被謠言所誤導。人們看到我的第一句話，往往會說："陳真沒有傳說中那麼恐怖啊！" <text:line-break/><text:line-break/>現在的人卻完全不一樣，他被洗腦得根本不在乎是非。你跟他講是非沒用，因為那根本不是他在乎的。人們腦中惟一的是非善惡判準就是顏色，只要是綠的，即便明明是貪得無厭、品性爛到爆的人渣，照樣是捍衛什麼民主自由的英雄，不管怎麼亂搞也沒關係。 <text:line-break/><text:line-break/>反之則是敵人，而敵人不管怎麼好，不管如何正直，不管多麼用心造福民眾，仍然還是敵人，必須鏟除，而且不管用什麼骯髒卑鄙手段去傷害對方都會被認為是正當的，甚至是偉大的。 <text:line-break/><text:line-break/>媒體與教育不回到正軌上，藉以重建理性與是非善惡價值，島嶼恐怕很難有重見光明的一天。一個社會的進步與文明發展，事實上取決於人民普遍的理性水平與道德素質。反之，一個充滿腦殘的社會，恰恰是貪官污吏與人渣及文人走狗的溫床，他們最容易在這樣的反智與反淘汰社會中混水摸魚；只要憑空塑造一個根本不存在的 "萬惡的共匪"，只要不定期炒作一下，看你要怎麼扯爛污怎麼大撈特撈都沒關係。</text:p>
      <text:p text:style-name="P2">洋洋   |  2021.04.02 23:04   |   <text:a xlink:type="simple" xlink:href="http://palinfo.habago.org/Entry?Command=Information_PrintForum&amp;iPage=2#FORUM40468"><text:span text:style-name="T1">#</text:span></text:a></text:p>
      <text:p text:style-name="P3">孫從輔 : 我看到華春瑩昨天在回擊BBC記者的無禮提問時，表現十分精采，這段五分鐘的交鋒影片如下： <text:line-break/><text:a xlink:type="simple" xlink:href="https://youtu.be/L0oo8PsUKrA"><text:span text:style-name="T2">https://youtu.be/L0oo8PsUKrA</text:span></text:a><text:s/><text:line-break/><text:line-break/><text:line-break/>華春盈放給BBC記者看的影片出自第一集部分 <text:line-break/><text:line-break/>BBC涉疆谎言（第1集） <text:line-break/>中国没有种族灭绝 <text:line-break/>How China ISN'T crushing Uyghurs in XinJiang! Exposing BBC anti China agitprop. <text:line-break/><text:a xlink:type="simple" xlink:href="https://youtu.be/Cso5gsS6bYY"><text:span text:style-name="T2">https://youtu.be/Cso5gsS6bYY</text:span></text:a><text:s/><text:line-break/><text:line-break/>揭露BBC涉疆谎言第2集 <text:line-break/>为什么在新疆搞政治抹黑？ <text:line-break/><text:a xlink:type="simple" xlink:href="https://youtu.be/c7Iwms-S_YM"><text:span text:style-name="T2">https://youtu.be/c7Iwms-S_YM</text:span></text:a></text:p>
      <text:p text:style-name="P2">陳真   |  2021.04.02 17:45   |   <text:a xlink:type="simple" xlink:href="http://palinfo.habago.org/Entry?Command=Information_PrintForum&amp;iPage=2#FORUM40467"><text:span text:style-name="T1">#</text:span></text:a></text:p>
      <text:p text:style-name="P4">沒有矛盾啊。季辛吉的意思是說，中美兩國之間最好可以趕緊達成一種共識，找到兩個大國之間的新關係(類似習近平講的 "新型大國之間的關係")，但是，這個新關係的內容如何安排，將不再是美國說了算。面對中國在各方面的飛速發展，美國與其把相關問題怪到中國頭上，不如自己爭氣點，好好追求自身的進展。 <text:line-break/><text:line-break/>拜登不是說在他任內，不會允許中國超越美國嗎？講得好像中國威脅了誰似的。"中國威脅論" 基本上就是這樣的心態，把別人的進步看成一種問題，一種威脅。季辛吉回應了這樣一種類似"中國威脅論"，他對中國的發展比較持正面態度；隱約也看得出來，他認為。不管美國願不願意，事實上都擋不住一個新強國的崛起，若要強行打壓，很可能導致戰爭。因此，他奉勸美國人應該要認清現實，接受中國強大的事實，以免引發史無前例的毀滅性大戰。 <text:line-break/><text:line-break/>西方人普遍的基本心態就是當老大當習慣了，過去從不把別人當人看，而是當成猩猩，當成猴子。現在突然發現他們過去眼中的猿猴居然將勝過自己，於是就抓狂了，難以接受現實。美國的deep state或所謂建制派，基本上也是這樣一種西方優越主義；此一心態不改，硬要用過去八國聯軍或鴉片戰爭那一套思維與作法，結局必然是戰爭。而且，若要透過戰火來一決雌雄，後果將是毀滅性的。</text:p>
      <text:p text:style-name="P2">Akan   |  2021.04.02 14:27   |   <text:a xlink:type="simple" xlink:href="http://palinfo.habago.org/Entry?Command=Information_PrintForum&amp;iPage=2#FORUM40466"><text:span text:style-name="T1">#</text:span></text:a></text:p>
      <text:p text:style-name="P3">我覺得季辛吉最後講的有點矛盾。他說另外一個問題是中國能夠接受所謂的新秩序，最後又說是西方內部的問題，不是中國的問題。他所謂的新秩序，是什麼？難道中國和伊朗將要實行的25年合作--一切以人民幣交易--不算新秩序？可是現在世界局勢看來，好像是美國沒辦法接受新秩序啊....美帝不願意去美元化，不願意不干涉他國內政啊..不是嗎？</text:p>
      <text:p text:style-name="P2">孫從輔   |  2021.04.02 03:36   |   <text:a xlink:type="simple" xlink:href="http://palinfo.habago.org/Entry?Command=Information_PrintForum&amp;iPage=3#FORUM40465"><text:span text:style-name="T1">#</text:span></text:a></text:p>
      <text:p text:style-name="P3">我看到華春瑩昨天在回擊BBC記者的無禮提問時，表現十分精采，這段五分鐘的交鋒影片如下： <text:line-break/><text:a xlink:type="simple" xlink:href="https://youtu.be/L0oo8PsUKrA"><text:span text:style-name="T2">https://youtu.be/L0oo8PsUKrA</text:span></text:a><text:s/><text:line-break/><text:line-break/>我發現西方媒體不斷造謠抹黑中國的一個(對他們而言的)副作用就是，加速中國在輿論戰上找到戰法，壯大實力，並且是走上正道。影片中發言人做足功課，直擊對方弱點，有理有據，水平不知比美國國務院或白宮的發言人高多少。我認為中國正在給非西方國家一個示範，如何光明正大地對抗西方輿論。即使西方輿論從不擺事實講道理，但既然西方媒體到我們家來了，我們就把事實和道理講給他們聽，再把過程紀錄公開，久而久之，風向會慢慢轉變。西方媒體因為過於驕傲，平時不用功，到時反倒是無法找到應對的方法。其實現在已經可以看出一些徵兆了。</text:p>
      <text:p text:style-name="P2">陳真   |  2021.04.01 02:16   |   <text:a xlink:type="simple" xlink:href="http://palinfo.habago.org/Entry?Command=Information_PrintForum#FORUM40464"><text:span text:style-name="T1">#</text:span></text:a></text:p>
      <text:p text:style-name="P3">陣前起義，不做炮灰 <text:line-break/><text:line-break/>白狼是條好漢。這樣的人，鳳毛麟角，很少見了。 <text:line-break/><text:line-break/>影片請見：<text:a xlink:type="simple" xlink:href="https://bit.ly/3wfblka"><text:span text:style-name="T2">https://bit.ly/3wfblka</text:span></text:a><text:s/><text:line-break/><text:line-break/>陳真 <text:line-break/><text:line-break/>2021. 04. 01. <text:line-break/><text:line-break/>================== <text:line-break/>取自張安樂粉絲團 <text:line-break/><text:line-break/>2021. 3. 30. <text:line-break/><text:line-break/>我在乎的是台灣人民生命財產的安全，不在乎什麼國安法！ <text:line-break/><text:line-break/>台獨政客們口口聲聲愛台灣，並以此口號操弄民粹、妖魔大陸、藉此騙得政權。執政後不思愛台灣就 “應該消彌戰禍，保護台灣人民生命財產的安全”。但這些政客們反而為了鞏固自己的權勢利益，變本加厲的挑釁大陸，終有一天會給台灣帶來戰禍，屆時犧牲的都是無辜的百姓，而他們早就帶著黃金美鈔逃之夭夭。 <text:line-break/><text:line-break/>每思及此，唐詩裡「可憐無定河邊骨，猶是深閨夢裡人」，白骨嶙嶙散落在荒野間，白髮老母哭不見兒，妻尋不著夫，女等不著父的悲慘畫面立即浮現在腦海裡，盤旋縈繞不已。沉痛之餘覺得民眾不該被政客如此操弄，因此站出來公開呼籲大家在台獨挑起戰禍時要 “陣前起義、不做砲灰”！絕不讓「可憐白骨萬人塚，盡為政客覓權勢」的悲劇在台灣發生。 <text:line-break/><text:line-break/>遺憾的是我們缺乏面對大眾的發聲管道，無法把聲音傳達給廣大民眾。這次台獨當局要以國安法辦我，正好給大家一個機會，清楚認識到這攸關台灣人民生死的嚴肅問題。 <text:line-break/><text:line-break/>既然政客們挑起戰禍，就該自己去面對炮火，而不是驅使無辜人民作砲灰。只要大家站出來，大聲說出我們拒做砲灰，誰挑釁誰去死，就會逼使貪婪膽小的政客們收斂他們的台獨勾當，因而緩和兩岸的緊張局勢，進而保護了台灣人民生命財產的安全。這才是“真正的愛台灣、愛台灣的人民”！ <text:line-break/><text:line-break/>台獨當局害怕了，要以所謂的國安法來嚇我。無所謂，求仁得仁！ <text:line-break/><text:line-break/>張安樂 <text:line-break/><text:line-break/>================== <text:line-break/><text:line-break/>影／組「紅色隊伍」遭約談 張安樂出庭：為民請命何罪之有 <text:line-break/><text:line-break/>聯合報 / 記者林孟潔／台北即時報導 <text:line-break/><text:line-break/>2021-03-30   <text:line-break/><text:line-break/>中華統一促進黨總裁、綽號白狼的張安樂今年初接受大陸中央人民廣播電台主任編輯張彬專訪，表示要成立「紅色隊伍」宣揚和平統一，要號召「陣前起義」，疑涉外患罪；台灣高等檢察署今傳喚張安樂出庭說明，張安樂笑說，「何罪之有，我是為民請命，我絕對不會認罪」，他是要把被洗腦的中國人找回來。 <text:line-break/><text:line-break/>張安樂今天上午8點50分抵達高檢署，近百名支持群眾簇擁上前喊「總裁加油」、「陣前起義、不做炮灰」，轄區分局不敢大意，派出大批警力維持現場秩序。 <text:line-break/><text:line-break/>張安樂指出，感謝高檢署給機會討論攸關台灣人民生死的問題，大家都不敢面對現實，政府一直挑釁，台灣遲早會面臨大陸用武力來統一，要輕人去死嗎？政府高官自己躲在立法院吹冷氣，有種自己到前線去。 <text:line-break/><text:line-break/>他說，大陸當局希望兩岸問題可以和平解決，而民間對台灣的仇恨是台灣政府操弄的，大陸也不想打仗，但台灣一直挑釁，會把台灣帶向不歸之路，因此他要「陣前起義，不做炮灰」；他不在乎國安法，他要大眾面對台灣人民生命安全問題。 <text:line-break/><text:line-break/>被問是否會認罪，張安樂笑說，「何罪之有，我是為民請命阿！」別人不敢講的問題讓他來說，七年以前他回來台灣提出和平統一、一國兩制的方案，當時的大陸講國號、國歌、國旗可以商量，但前提要認為自己是中國人，現在台灣被政府操弄到認為自己不是中國人，就無法上談判桌。 <text:line-break/><text:line-break/>再問籌組「紅色隊伍」一事，張安樂指出，只要是中國人都是紅色隊伍，「我要把中國人找回來」，只要台灣有中國人，兩岸就永遠和平，只要台灣失去中國人，則面臨的是戰爭。 <text:line-break/><text:line-break/>=================== <text:line-break/><text:line-break/>張安樂涉《國安法》遭高檢署約談 <text:line-break/><text:line-break/>蘋果新聞網  <text:line-break/><text:line-break/>2021/03/30 <text:line-break/><text:line-break/><text:line-break/>中華統一促進黨總裁張安樂今年1月接受中媒訪問時透露，打算吸收中南部年輕人，讓他們「由綠轉紅」，發展「紅色隊伍」宣揚和平統一、不排除陣前起義等，其言行因涉嫌違反《國家安全法》今被高檢署約談，張安樂上午在約200名支持群眾簇擁下現身，強調不認罪，並指「紅色隊伍就是要把中國人找回來」。檢察官訊問後，於上午11時許將張安樂請回。 <text:line-break/><text:line-break/>張安樂被檢察官訊問了約兩個小時後步出偵查庭，面露微笑，略顯疲憊。 <text:line-break/><text:line-break/>張安樂表示：「今天我跟檢察官最主要就是講到，只要台灣有中國人，兩岸就會有和平，只要台灣的中國人消失了，那就是戰爭，因為都是中國人，雙方只是政治體制的不同，而且制度是可以與時俱進的，大陸跟40年前不一樣嘛，台灣跟40年前也不一樣嘛，制度可以與時俱進。」 <text:line-break/><text:line-break/>他說：「可是，從李登輝開始，把兩岸吵成敵對關係，就是一個台灣人會面臨的戰爭。年輕人生命還沒有開始，為什麼要為這些不負責任的政府官員去當砲灰呢，我們堅決反對，因為你只要不去挑釁，那兩岸可以和平發展，共享繁榮。你要挑釁最後發生了戰禍，讓年輕人在前線，我們堅決反對，就這麼簡單。」 <text:line-break/><text:line-break/>他繼續說道：「大陸有講過，中國人不打中國人，可是如果你已經否認你是中國人的話，這句話就無效了嘛。但是這些年輕人都是受害人啊，被洗腦的，我們沒這管道去讓大家知道。」 <text:line-break/><text:line-break/>受訪中也有支持者插話，「為誰而戰，為了哪個王八蛋我們中國人自己打中國人啊」、「你不承認你是中國人，不打你打誰」。張安樂受訪完，隨即上車離開。 <text:line-break/><text:line-break/>張安樂今早穿著「台獨賣台 挑起戰禍 陣前起義 不做砲灰」的背心現身，約200名支持者到場為他打氣，不斷高喊「總裁加油」，張安樂也揮手對支持者微笑致意。 <text:line-break/><text:line-break/>張安樂在進入高檢署前，受訪表示，「今天很感謝高檢署給我們這個機會，要討論一下悠關我們台灣人民生死的問題，大家都不敢面對現實，這個政府這樣搞下去一直挑釁，台灣遲早會面臨到大陸用武力來統一，怎麼辦？讓年輕人去死嗎？年輕人的生命還沒開始吔，你們這些人你要想想看，自己躲在立法院、吹冷氣，你有種自己到前線去嘛。」 <text:line-break/><text:line-break/>他說，「大家都有孩子，誰願意嘛，不負責任，其實大陸民間對台灣的仇恨，是我們台灣政府操弄下來的，當局希望兩岸問題可以和平解決到現在為止，可是民間給他的壓力也很大，對不對，所以你現在台灣一直在挑釁，哪天跨過紅線以後怎麼辦？當然年輕人的生命還沒有開始，所以我們要陣前起義，不做砲灰。」 <text:line-break/><text:line-break/>張安樂繼續說，「沈富雄講的很清楚，解放軍登陸我們就投降，我們幹嘛去當砲灰，蘇貞昌講說，打到最後一把掃帚，那是他耶，年輕人都死了耶，可憐無定河邊骨，猶是春閨夢裡人，今天我不在乎什麼國安法，你們弄我沒關係，我要把這個議題拿出來，這個悠關台灣人民生命財產安全的問題，我們要面對嘛！是不是，大家都是鴕鳥，不願意面對這個事情。」 <text:line-break/><text:line-break/>他還說，「這個是我三年以前就開始在做的，但我們看他一直在挑釁，你到最後一定會有戰火，大陸也不想打仗啊，很清楚嘛，所謂九二共識，在一個中國原則之下，來講一個中國的含義可以有不一樣，對不對，大家在一個大中國之下，兩岸可以和平嘛，可以共同繁榮嘛，你要挑釁把台灣帶下不歸之路，怎麼辦？你陳亭妃也好，林昶佐也好，陳國勇（應為徐國勇）也好，蘇貞昌，到前線去啊，你不要讓年輕人去啊。」 <text:line-break/><text:line-break/>張安樂發表完演說後，詢問在場的媒體有沒有什麼問題，有記者問他，「如果檢察官問你要不要認罪，你會怎麼回答」，張安樂笑著說「什麼認罪！何罪之有啊，我是為民請命，別人不敢講的問題、不願意碰的問題，面對，七年前我回來，我那時是提和平統一，一國兩制方案，當時我講過，在當時情況下，大陸講國號國歌國旗可以商量，前題是兩岸都是中國人，認為自己是中國人，我們可以坐下來談，你現在台灣已經被操弄的我不是中國人，無從談了嘛，沒有辦法在談判桌，你就沒有一個很好的條件。」 <text:line-break/><text:line-break/>張安樂還說，當時他被前總統李登輝以組織犯罪來通緝，最後因為母親過世了，沒有任何負擔，他才決定回台，因為他認為台灣沒有人敢面對這件事情，「為什麼，因為我們沒有選票壓力，敢講真話，真話可能是忠言逆耳，可能比較刺耳，但大家試想一下，如果本來兩岸都是中國人，我們可以坐下來談，台灣現在不是中國人了，沒辦法坐下來談，我們將面臨更嚴肅的問題，時間轉移了嘛，對不對，我絕對不會認罪，何罪之有。」 <text:line-break/><text:line-break/>記者又問，「你們現在真的有在籌組紅色隊伍嗎」，張安樂則回說，「只要是中國人，都是紅色隊伍，我所謂的紅色隊伍，是把中國人找回來耶，只要台灣有中國人，兩岸就永遠和平，台灣失去了中國人，我們面臨的就是戰爭，本來就是中國人，只是被李登輝以來洗腦以後（都不是了）」。 <text:line-break/><text:line-break/>張安樂1月接受中國官媒廣播訪談時，高調表示打算找昔日兄弟參加活動及吸收中南部年輕人，發展「紅色隊伍」宣揚和平統一、不排除陣前起義，此話一出，引發陸委會及立委等關注。 <text:line-break/><text:line-break/>立委林昶佐於本月19日在立法院質詢時，指出張安樂表示要發展紅色隊伍，吸收中南部年輕人由綠轉紅，甚至不排出陣前起義。行政院長蘇貞昌當場表示，一定會嚴格要求檢調單位依法偵辦。</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